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6_">s</text:span><text:span text:style-name="_31_2">e</text:span><text:span text:style-name="_31_">s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1_2">u</text:span><text:span text:style-name="_31_">r</text:span><text:span text:style-name="_37_">g</text:span><text:span text:style-name="_39_">l</text:span><text:span text:style-name="_31_">a</text:span><text:span text:style-name="_35_">r</text:span><text:span text:style-name="_39_"> </text:span><text:span text:style-name="_31_">A</text:span><text:span text:style-name="_35_">l</text:span><text:span text:style-name="_39_">a</text:span><text:span text:style-name="_31_">r</text:span><text:span text:style-name="_35_">m</text:span></text:p>
      <text:p text:style-name="P1"><text:span text:style-name="_33_">b</text:span><text:span text:style-name="_38_">y</text:span><text:span text:style-name="_39_"> </text:span><text:span text:style-name="_31_">M</text:span><text:span text:style-name="_38_">a</text:span><text:span text:style-name="_39_">r</text:span><text:span text:style-name="_32_">k</text:span><text:span text:style-name="_35_"> </text:span><text:span text:style-name="_39_">T</text:span><text:span text:style-name="_31_">w</text:span><text:span text:style-name="_37_">a</text:span><text:span text:style-name="_39_">i</text:span><text:span text:style-name="_34_">n</text:span></text:p>
      <text:p text:style-name="P1"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9_">r</text:span><text:span text:style-name="_34_">s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d</text:span><text:span text:style-name="_39_">r</text:span><text:span text:style-name="_31_">i</text:span><text:span text:style-name="_35_">f</text:span><text:span text:style-name="_39_">t</text:span><text:span text:style-name="_34_">e</text:span><text:span text:style-name="_35_">d</text:span><text:span text:style-name="_39_"> </text:span><text:span text:style-name="_34_">s</text:span><text:span text:style-name="_35_">m</text:span><text:span text:style-name="_31_1">o</text:span><text:span text:style-name="_33_">o</text:span><text:span text:style-name="_35_">t</text:span><text:span text:style-name="_31_2">h</text:span><text:span text:style-name="_31_">l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l</text:span><text:span text:style-name="_33_">e</text:span><text:span text:style-name="_37_">a</text:span><text:span text:style-name="_31_2">s</text:span><text:span text:style-name="_34_">a</text:span><text:span text:style-name="_37_">n</text:span><text:span text:style-name="_39_">t</text:span><text:span text:style-name="_31_">l</text:span><text:span text:style-name="_35_">y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4_">e</text:span><text:span text:style-name="_37_">a</text:span><text:span text:style-name="_39_">t</text:span><text:span text:style-name="_33_">h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1_">t</text:span><text:span text:style-name="_38_">e</text:span><text:span text:style-name="_39_">r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l</text:span><text:span text:style-name="_35_">i</text:span><text:span text:style-name="_39_">t</text:span><text:span text:style-name="_34_">e</text:span><text:span text:style-name="_35_">r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8_">a</text:span><text:span text:style-name="_31_1">n</text:span><text:span text:style-name="_34_">d</text:span><text:span text:style-name="_37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s</text:span><text:span text:style-name="_31_0">c</text:span><text:span text:style-name="_34_">a</text:span><text:span text:style-name="_37_">n</text:span><text:span text:style-name="_31_2">d</text:span><text:span text:style-name="_33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l</text:span><text:span text:style-name="_31_">i</text:span><text:span text:style-name="_38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5_">r</text:span><text:span text:style-name="_31_2">a</text:span><text:span text:style-name="_33_">n</text:span><text:span text:style-name="_37_">d</text:span><text:span text:style-name="_31_2">o</text:span><text:span text:style-name="_31_">m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n</text:span><text:span text:style-name="_34_">d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1_2">s</text:span><text:span text:style-name="_33_">h</text:span><text:span text:style-name="_38_">o</text:span><text:span text:style-name="_39_">w</text:span><text:span text:style-name="_33_">e</text:span><text:span text:style-name="_35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W</text:span><text:span text:style-name="_37_">h</text:span><text:span text:style-name="_31_2">e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I</text:span><text:span text:style-name="_35_"> </text:span><text:span text:style-name="_31_1">p</text:span><text:span text:style-name="_34_">e</text:span><text:span text:style-name="_35_">r</text:span><text:span text:style-name="_31_2">c</text:span><text:span text:style-name="_33_">e</text:span><text:span text:style-name="_35_">i</text:span><text:span text:style-name="_31_2">v</text:span><text:span text:style-name="_33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9_">i</text:span><text:span text:style-name="_34_">g</text:span><text:span text:style-name="_35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n</text:span><text:span text:style-name="_39_">'</text:span><text:span text:style-name="_31_">s</text:span><text:span text:style-name="_35_"> </text:span><text:span text:style-name="_31_1">d</text:span><text:span text:style-name="_31_">i</text:span><text:span text:style-name="_38_">a</text:span><text:span text:style-name="_39_">l</text:span><text:span text:style-name="_31_">,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e</text:span><text:span text:style-name="_37_">h</text:span><text:span text:style-name="_31_2">e</text:span><text:span text:style-name="_34_">n</text:span><text:span text:style-name="_37_">d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a</text:span><text:span text:style-name="_38_">p</text:span><text:span text:style-name="_31_2">s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5_">h</text:span><text:span text:style-name="_39_">i</text:span><text:span text:style-name="_31_">m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5_">l</text:span><text:span text:style-name="_31_2">o</text:span><text:span text:style-name="_33_">a</text:span><text:span text:style-name="_35_">d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t</text:span><text:span text:style-name="_31_">.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7_">h</text:span><text:span text:style-name="_31_2">e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l</text:span><text:span text:style-name="_35_">l</text:span>-<text:span text:style-name="_34_">c</text:span><text:span text:style-name="_37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:</text:span></text:p>
      <text:p text:style-name="P1"><text:span text:style-name="_39_">"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g</text:span><text:span text:style-name="_37_">o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,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T</text:span><text:span text:style-name="_35_">w</text:span><text:span text:style-name="_31_1">a</text:span><text:span text:style-name="_31_">i</text:span><text:span text:style-name="_38_">n</text:span>--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0">c</text:span><text:span text:style-name="_34_">e</text:span><text:span text:style-name="_37_">n</text:span><text:span text:style-name="_39_">t</text:span>--<text:span text:style-name="_31_2">a</text:span><text:span text:style-name="_33_">n</text:span><text:span text:style-name="_38_">d</text:span><text:span text:style-name="_39_"> </text:span><text:span text:style-name="_31_">I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1_2">h</text:span><text:span text:style-name="_32_">y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c</text:span><text:span text:style-name="_33_">a</text:span><text:span text:style-name="_38_">s</text:span><text:span text:style-name="_31_1">h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,</text:span><text:span text:style-name="_39_"> </text:span><text:span text:style-name="_33_">o</text:span><text:span text:style-name="_38_">n</text:span><text:span text:style-name="_39_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1_1">n</text:span><text:span text:style-name="_31_">l</text:span><text:span text:style-name="_35_">i</text:span><text:span text:style-name="_31_1">g</text:span><text:span text:style-name="_34_">h</text:span><text:span text:style-name="_35_">t</text:span><text:span text:style-name="_31_2">e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7_">u</text:span><text:span text:style-name="_31_2">n</text:span><text:span text:style-name="_34_">a</text:span><text:span text:style-name="_36_">c</text:span><text:span text:style-name="_31_0">c</text:span><text:span text:style-name="_34_">o</text:span><text:span text:style-name="_37_">u</text:span><text:span text:style-name="_31_2">n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;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4_">n</text:span><text:span text:style-name="_37_">o</text:span><text:span text:style-name="_39_">,</text:span><text:span text:style-name="_31_"> </text:span><text:span text:style-name="_35_">l</text:span><text:span text:style-name="_31_2">e</text:span><text:span text:style-name="_31_">t</text:span><text:span text:style-name="_35_">'</text:span><text:span text:style-name="_31_0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 </text:span><text:span text:style-name="_38_">a</text:span><text:span text:style-name="_31_1">g</text:span><text:span text:style-name="_31_">r</text:span><text:span text:style-name="_37_">e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8_">h</text:span><text:span text:style-name="_31_1">e</text:span><text:span text:style-name="_34_">n</text:span><text:span text:style-name="_37_">e</text:span><text:span text:style-name="_31_2">v</text:span><text:span text:style-name="_33_">e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1_">r</text:span><text:span text:style-name="_35_">s</text:span><text:span text:style-name="_39_">.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5_">s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s</text:span><text:span text:style-name="_39_"> </text:span><text:span text:style-name="_33_">a</text:span><text:span text:style-name="_38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e</text:span><text:span text:style-name="_34_">c</text:span><text:span text:style-name="_35_">i</text:span><text:span text:style-name="_31_1">d</text:span><text:span text:style-name="_31_">e</text:span><text:span text:style-name="_35_"> </text:span><text:span text:style-name="_31_1">u</text:span><text:span text:style-name="_34_">p</text:span><text:span text:style-name="_38_">o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9_">w</text:span><text:span text:style-name="_34_">a</text:span><text:span text:style-name="_37_">n</text:span><text:span text:style-name="_39_">t</text:span><text:span text:style-name="_34_">s</text:span>--<text:span text:style-name="_33_">a</text:span><text:span text:style-name="_35_">s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d</text:span><text:span text:style-name="_31_2">o</text:span><text:span text:style-name="_31_"> </text:span>--<text:span text:style-name="_32_">s</text:span><text:span text:style-name="_38_">h</text:span><text:span text:style-name="_39_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.</text:span><text:span text:style-name="_35_"> </text:span><text:span text:style-name="_39_">V</text:span><text:span text:style-name="_33_">e</text:span><text:span text:style-name="_35_">r</text:span><text:span text:style-name="_31_2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Y</text:span><text:span text:style-name="_34_">o</text:span><text:span text:style-name="_35_">r</text:span><text:span text:style-name="_31_0">k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1">h</text:span><text:span text:style-name="_34_">u</text:span><text:span text:style-name="_37_">n</text:span><text:span text:style-name="_31_2">d</text:span><text:span text:style-name="_31_">r</text:span><text:span text:style-name="_37_">e</text:span><text:span text:style-name="_31_2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1_1">n</text:span><text:span text:style-name="_31_">t</text:span><text:span text:style-name="_38_">y</text:span>-<text:span text:style-name="_31_">f</text:span><text:span text:style-name="_35_">i</text:span><text:span text:style-name="_31_0">v</text:span><text:span text:style-name="_31_">e</text:span><text:span text:style-name="_35_"> </text:span><text:span text:style-name="_31_2">d</text:span><text:span text:style-name="_33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2_">s</text:span><text:span text:style-name="_35_">l</text:span><text:span text:style-name="_31_2">e</text:span><text:span text:style-name="_34_">e</text:span><text:span text:style-name="_37_">p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u</text:span><text:span text:style-name="_33_">n</text:span><text:span text:style-name="_38_">e</text:span><text:span text:style-name="_31_1">a</text:span><text:span text:style-name="_34_">s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 </text:span><text:span text:style-name="_38_">n</text:span><text:span text:style-name="_31_1">o</text:span><text:span text:style-name="_31_">w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a</text:span><text:span text:style-name="_31_">w</text:span><text:span text:style-name="_38_">h</text:span><text:span text:style-name="_39_">i</text:span><text:span text:style-name="_31_">l</text:span><text:span text:style-name="_38_">e</text:span>--<text:span text:style-name="_36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o</text:span><text:span text:style-name="_34_">n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m</text:span><text:span text:style-name="_37_">e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s</text:span><text:span text:style-name="_39_">m</text:span><text:span text:style-name="_33_">o</text:span><text:span text:style-name="_38_">k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7_">d</text:span><text:span text:style-name="_31_2">v</text:span><text:span text:style-name="_31_">i</text:span><text:span text:style-name="_36_">s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.</text:span><text:span text:style-name="_35_"> </text:span><text:span text:style-name="_39_">I</text:span><text:span text:style-name="_31_"> </text:span><text:span text:style-name="_35_">l</text:span><text:span text:style-name="_39_">i</text:span><text:span text:style-name="_31_">t</text:span><text:span text:style-name="_35_"> </text:span><text:span text:style-name="_39_">a</text:span><text:span text:style-name="_31_"> </text:span><text:span text:style-name="_38_">c</text:span><text:span text:style-name="_31_1">a</text:span><text:span text:style-name="_33_">n</text:span><text:span text:style-name="_38_">d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o</text:span><text:span text:style-name="_39_">w</text:span><text:span text:style-name="_33_">a</text:span><text:span text:style-name="_35_">r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i</text:span><text:span text:style-name="_31_">r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1_">e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c</text:span><text:span text:style-name="_31_1">o</text:span><text:span text:style-name="_31_">m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2">b</text:span><text:span text:style-name="_33_">a</text:span><text:span text:style-name="_38_">s</text:span><text:span text:style-name="_31_0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1_2">s</text:span><text:span text:style-name="_31_">i</text:span><text:span text:style-name="_35_">l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a</text:span><text:span text:style-name="_31_">r</text:span><text:span text:style-name="_35_">k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0">s</text:span><text:span text:style-name="_31_">m</text:span><text:span text:style-name="_38_">o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p</text:span><text:span text:style-name="_31_">e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,</text:span><text:span text:style-name="_35_"> </text:span><text:span text:style-name="_39_">'</text:span><text:span text:style-name="_31_">M</text:span><text:span text:style-name="_35_">y</text:span><text:span text:style-name="_39_"> </text:span><text:span text:style-name="_31_">f</text:span><text:span text:style-name="_35_">r</text:span><text:span text:style-name="_39_">i</text:span><text:span text:style-name="_34_">e</text:span><text:span text:style-name="_37_">n</text:span><text:span text:style-name="_39_">d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2_">s</text:span><text:span text:style-name="_35_">m</text:span><text:span text:style-name="_31_2">o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.</text:span><text:span text:style-name="_31_">'</text:span><text:span text:style-name="_35_"> </text:span><text:span text:style-name="_39_">H</text:span><text:span text:style-name="_31_">e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a</text:span><text:span text:style-name="_31_2">n</text:span><text:span text:style-name="_33_">g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:</text:span><text:span text:style-name="_39_"> </text:span><text:span text:style-name="_32_">s</text:span><text:span text:style-name="_38_">a</text:span><text:span text:style-name="_39_">i</text:span><text:span text:style-name="_31_">d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7_">h</text:span><text:span text:style-name="_31_2">o</text:span><text:span text:style-name="_33_">u</text:span><text:span text:style-name="_38_">s</text:span><text:span text:style-name="_31_2">e</text:span><text:span text:style-name="_32_">s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h</text:span><text:span text:style-name="_33_">a</text:span><text:span text:style-name="_35_">d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f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7_">a</text:span><text:span text:style-name="_31_2">d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a</text:span><text:span text:style-name="_39_">r</text:span><text:span text:style-name="_31_"> </text:span><text:span text:style-name="_38_">a</text:span><text:span text:style-name="_31_0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,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3_">h</text:span><text:span text:style-name="_38_">a</text:span><text:span text:style-name="_39_">d</text:span><text:span text:style-name="_31_"> 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,</text:span><text:span text:style-name="_39_"> </text:span><text:span text:style-name="_33_">a</text:span><text:span text:style-name="_38_">n</text:span><text:span text:style-name="_31_2">y</text:span><text:span text:style-name="_31_">w</text:span><text:span text:style-name="_37_">a</text:span><text:span text:style-name="_39_">y</text:span><text:span text:style-name="_31_">.</text:span></text:p>
      <text:p text:style-name="P1"><text:span text:style-name="_39_">"</text:span><text:span text:style-name="_31_">I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:</text:span><text:span text:style-name="_35_"> </text:span><text:span text:style-name="_39_">'</text:span><text:span text:style-name="_31_">S</text:span><text:span text:style-name="_35_">m</text:span><text:span text:style-name="_31_2">o</text:span><text:span text:style-name="_32_">k</text:span><text:span text:style-name="_35_">e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u</text:span><text:span text:style-name="_38_">s</text:span><text:span text:style-name="_39_">t</text:span><text:span text:style-name="_33_">o</text:span><text:span text:style-name="_35_">m</text:span><text:span text:style-name="_39_">,</text:span><text:span text:style-name="_31_"> 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1_2">e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p</text:span><text:span text:style-name="_39_">r</text:span><text:span text:style-name="_31_">i</text:span><text:span text:style-name="_38_">v</text:span><text:span text:style-name="_39_">i</text:span><text:span text:style-name="_31_">l</text:span><text:span text:style-name="_38_">e</text:span><text:span text:style-name="_31_1">g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1">n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b</text:span><text:span text:style-name="_35_">i</text:span><text:span text:style-name="_31_0">s</text:span><text:span text:style-name="_34_">h</text:span><text:span text:style-name="_37_">o</text:span><text:span text:style-name="_39_">p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o</text:span><text:span text:style-name="_31_1">n</text:span><text:span text:style-name="_34_">s</text:span><text:span text:style-name="_37_">p</text:span><text:span text:style-name="_39_">i</text:span><text:span text:style-name="_34_">c</text:span><text:span text:style-name="_37_">u</text:span><text:span text:style-name="_31_2">o</text:span><text:span text:style-name="_33_">u</text:span><text:span text:style-name="_38_">s</text:span><text:span text:style-name="_39_"> </text:span><text:span text:style-name="_32_">s</text:span><text:span text:style-name="_35_">i</text:span><text:span text:style-name="_31_2">g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o</text:span><text:span text:style-name="_32_">s</text:span><text:span text:style-name="_38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i</text:span><text:span text:style-name="_35_">m</text:span><text:span text:style-name="_31_1">e</text:span><text:span text:style-name="_34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4_">b</text:span><text:span text:style-name="_37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7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h</text:span><text:span text:style-name="_33_">o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1_2">u</text:span><text:span text:style-name="_31_">r</text:span><text:span text:style-name="_35_">t</text:span><text:span text:style-name="_39_">i</text:span><text:span text:style-name="_32_">v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9_">l</text:span><text:span text:style-name="_34_">a</text:span><text:span text:style-name="_37_">n</text:span><text:span text:style-name="_31_2">d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y</text:span><text:span text:style-name="_35_">,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9_">r</text:span><text:span text:style-name="_31_">i</text:span><text:span text:style-name="_38_">n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?</text:span><text:span text:style-name="_35_">'</text:span></text:p>
      <text:p text:style-name="P1"><text:span text:style-name="_31_">"</text:span><text:span text:style-name="_35_">H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k</text:span><text:span text:style-name="_31_1">e</text:span><text:span text:style-name="_31_">d</text:span><text:span text:style-name="_35_"> </text:span><text:span text:style-name="_31_0">c</text:span><text:span text:style-name="_34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s</text:span><text:span text:style-name="_31_1">h</text:span><text:span text:style-name="_34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e</text:span><text:span text:style-name="_35_">m</text:span><text:span text:style-name="_31_1">b</text:span><text:span text:style-name="_34_">a</text:span><text:span text:style-name="_35_">r</text:span><text:span text:style-name="_39_">r</text:span><text:span text:style-name="_33_">a</text:span><text:span text:style-name="_38_">s</text:span><text:span text:style-name="_31_0">s</text:span><text:span text:style-name="_31_">m</text:span><text:span text:style-name="_38_">e</text:span><text:span text:style-name="_31_1">n</text:span><text:span text:style-name="_31_">t</text:span><text:span text:style-name="_35_">:</text:span><text:span text:style-name="_39_"> </text:span><text:span text:style-name="_31_">'</text:span><text:span text:style-name="_35_">I</text:span><text:span text:style-name="_39_"> </text:span><text:span text:style-name="_34_">b</text:span><text:span text:style-name="_37_">e</text:span><text:span text:style-name="_39_">g</text:span><text:span text:style-name="_31_"> </text:span><text:span text:style-name="_35_">a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a</text:span><text:span text:style-name="_39_">r</text:span><text:span text:style-name="_34_">d</text:span><text:span text:style-name="_37_">o</text:span><text:span text:style-name="_31_2">n</text:span><text:span text:style-name="_32_">s</text:span><text:span text:style-name="_35_">.</text:span><text:span text:style-name="_39_"> </text:span><text:span text:style-name="_31_">I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8_">e</text:span><text:span text:style-name="_39_">l</text:span><text:span text:style-name="_32_">s</text:span><text:span text:style-name="_35_">e</text:span><text:span text:style-name="_39_"> </text:span><text:span text:style-name="_31_">I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r</text:span><text:span text:style-name="_31_2">u</text:span><text:span text:style-name="_33_">n</text:span><text:span text:style-name="_35_">g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g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8_">p</text:span><text:span text:style-name="_31_1">a</text:span><text:span text:style-name="_31_">r</text:span><text:span text:style-name="_38_">e</text:span><text:span text:style-name="_31_1">n</text:span><text:span text:style-name="_31_">t</text:span><text:span text:style-name="_35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e</text:span><text:span text:style-name="_31_">a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o</text:span><text:span text:style-name="_31_">l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1_1">e</text:span><text:span text:style-name="_34_">e</text:span><text:span text:style-name="_37_">b</text:span><text:span text:style-name="_39_">l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e</text:span><text:span text:style-name="_39_">m</text:span><text:span text:style-name="_31_">i</text:span><text:span text:style-name="_38_">n</text:span><text:span text:style-name="_31_2">g</text:span><text:span text:style-name="_31_">l</text:span><text:span text:style-name="_36_">y</text:span><text:span text:style-name="_39_"> </text:span><text:span text:style-name="_31_">w</text:span><text:span text:style-name="_37_">a</text:span><text:span text:style-name="_31_2">n</text:span><text:span text:style-name="_31_">t</text:span><text:span text:style-name="_38_">o</text:span><text:span text:style-name="_31_1">n</text:span><text:span text:style-name="_31_"> </text:span><text:span text:style-name="_37_">b</text:span><text:span text:style-name="_39_">r</text:span><text:span text:style-name="_34_">e</text:span><text:span text:style-name="_37_">a</text:span><text:span text:style-name="_31_2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a</text:span><text:span text:style-name="_39_">l</text:span><text:span text:style-name="_31_">l</text:span><text:span text:style-name="_38_">o</text:span><text:span text:style-name="_39_">w</text:span><text:span text:style-name="_33_">e</text:span><text:span text:style-name="_35_">d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a</text:span><text:span text:style-name="_39_">l</text:span><text:span text:style-name="_31_">i</text:span><text:span text:style-name="_35_">t</text:span><text:span text:style-name="_39_">i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C</text:span><text:span text:style-name="_31_2">h</text:span><text:span text:style-name="_31_">r</text:span><text:span text:style-name="_35_">i</text:span><text:span text:style-name="_31_0">s</text:span><text:span text:style-name="_31_">t</text:span><text:span text:style-name="_35_">i</text:span><text:span text:style-name="_31_1">a</text:span><text:span text:style-name="_34_">n</text:span><text:span text:style-name="_35_"> </text:span><text:span text:style-name="_31_0">c</text:span><text:span text:style-name="_31_">i</text:span><text:span text:style-name="_38_">v</text:span><text:span text:style-name="_39_">i</text:span><text:span text:style-name="_31_">l</text:span><text:span text:style-name="_35_">i</text:span><text:span text:style-name="_31_2">z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o</text:span><text:span text:style-name="_34_">o</text:span><text:span text:style-name="_35_"> </text:span><text:span text:style-name="_39_">r</text:span><text:span text:style-name="_34_">u</text:span><text:span text:style-name="_37_">d</text:span><text:span text:style-name="_31_2">e</text:span><text:span text:style-name="_31_">l</text:span><text:span text:style-name="_36_">y</text:span><text:span text:style-name="_39_"> </text:span><text:span text:style-name="_32_">s</text:span><text:span text:style-name="_38_">u</text:span><text:span text:style-name="_31_1">n</text:span><text:span text:style-name="_34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r</text:span><text:span text:style-name="_35_">a</text:span><text:span text:style-name="_39_">i</text:span><text:span text:style-name="_31_">l</text:span><text:span text:style-name="_35_"> </text:span><text:span text:style-name="_31_1">b</text:span><text:span text:style-name="_31_">r</text:span><text:span text:style-name="_35_">i</text:span><text:span text:style-name="_31_2">d</text:span><text:span text:style-name="_34_">g</text:span><text:span text:style-name="_37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1">n</text:span><text:span text:style-name="_34_">g</text:span><text:span text:style-name="_35_">s</text:span><text:span text:style-name="_39_"> </text:span><text:span text:style-name="_33_">d</text:span><text:span text:style-name="_38_">a</text:span><text:span text:style-name="_39_">r</text:span><text:span text:style-name="_32_">k</text:span><text:span text:style-name="_35_">l</text:span><text:span text:style-name="_39_">i</text:span><text:span text:style-name="_34_">n</text:span><text:span text:style-name="_35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a</text:span><text:span text:style-name="_39_">l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8_">v</text:span><text:span text:style-name="_31_2">a</text:span><text:span text:style-name="_33_">n</text:span><text:span text:style-name="_38_">e</text:span><text:span text:style-name="_31_0">s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o</text:span><text:span text:style-name="_39_">l</text:span><text:span text:style-name="_34_">e</text:span><text:span text:style-name="_35_">m</text:span><text:span text:style-name="_31_1">n</text:span><text:span text:style-name="_31_"> </text:span><text:span text:style-name="_37_">g</text:span><text:span text:style-name="_39_">r</text:span><text:span text:style-name="_34_">e</text:span><text:span text:style-name="_35_">a</text:span><text:span text:style-name="_39_">t</text:span><text:span text:style-name="_31_"> </text:span><text:span text:style-name="_38_">d</text:span><text:span text:style-name="_31_1">e</text:span><text:span text:style-name="_33_">e</text:span><text:span text:style-name="_38_">p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1_">t</text:span><text:span text:style-name="_38_">e</text:span><text:span text:style-name="_39_">r</text:span><text:span text:style-name="_34_">n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M</text:span><text:span text:style-name="_33_">a</text:span><text:span text:style-name="_38_">y</text:span><text:span text:style-name="_39_"> </text:span><text:span text:style-name="_31_">I</text:span><text:span text:style-name="_35_"> </text:span><text:span text:style-name="_39_">t</text:span><text:span text:style-name="_31_">r</text:span><text:span text:style-name="_37_">o</text:span><text:span text:style-name="_31_2">u</text:span><text:span text:style-name="_33_">b</text:span><text:span text:style-name="_35_">l</text:span><text:span text:style-name="_31_2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a</text:span><text:span text:style-name="_35_">t</text:span><text:span text:style-name="_31_0">c</text:span><text:span text:style-name="_31_">h</text:span><text:span text:style-name="_35_">?</text:span><text:span text:style-name="_39_">'</text:span><text:span text:style-name="_31_">_</text:span><text:span text:style-name="_35_">_</text:span></text:p>
      <text:p text:style-name="P1"><text:span text:style-name="_31_">"</text:span><text:span text:style-name="_35_">I</text:span><text:span text:style-name="_39_"> </text:span><text:span text:style-name="_32_">s</text:span><text:span text:style-name="_38_">a</text:span><text:span text:style-name="_39_">i</text:span><text:span text:style-name="_31_">d</text:span><text:span text:style-name="_35_">:</text:span><text:span text:style-name="_39_"> </text:span><text:span text:style-name="_31_">'</text:span><text:span text:style-name="_35_">Y</text:span><text:span text:style-name="_31_2">o</text:span><text:span text:style-name="_33_">u</text:span><text:span text:style-name="_35_">r</text:span><text:span text:style-name="_39_"> </text:span><text:span text:style-name="_34_">s</text:span><text:span text:style-name="_37_">e</text:span><text:span text:style-name="_31_2">n</text:span><text:span text:style-name="_31_">t</text:span><text:span text:style-name="_35_">i</text:span><text:span text:style-name="_39_">m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d</text:span><text:span text:style-name="_33_">o</text:span><text:span text:style-name="_35_"> </text:span><text:span text:style-name="_31_2">y</text:span><text:span text:style-name="_33_">o</text:span><text:span text:style-name="_35_">u</text:span><text:span text:style-name="_39_"> </text:span><text:span text:style-name="_33_">h</text:span><text:span text:style-name="_38_">o</text:span><text:span text:style-name="_31_2">n</text:span><text:span text:style-name="_33_">o</text:span><text:span text:style-name="_35_">r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1_">l</text:span><text:span text:style-name="_35_">l</text:span><text:span text:style-name="_31_2">o</text:span><text:span text:style-name="_31_">w</text:span><text:span text:style-name="_35_"> 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1_1">e</text:span><text:span text:style-name="_31_">t</text:span><text:span text:style-name="_38_">a</text:span><text:span text:style-name="_31_1">p</text:span><text:span text:style-name="_34_">h</text:span><text:span text:style-name="_35_">o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.</text:span><text:span text:style-name="_39_"> </text:span><text:span text:style-name="_31_">S</text:span><text:span text:style-name="_38_">p</text:span><text:span text:style-name="_31_1">a</text:span><text:span text:style-name="_31_">r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g</text:span><text:span text:style-name="_31_">h</text:span><text:span text:style-name="_35_">;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l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b</text:span><text:span text:style-name="_31_1">o</text:span><text:span text:style-name="_31_">x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e</text:span><text:span text:style-name="_31_">l</text:span><text:span text:style-name="_37_">d</text:span><text:span text:style-name="_31_2">o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m</text:span><text:span text:style-name="_35_">y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3_">e</text:span><text:span text:style-name="_38_">n</text:span><text:span text:style-name="_31_0">c</text:span><text:span text:style-name="_34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1_">t</text:span><text:span text:style-name="_35_">r</text:span><text:span text:style-name="_31_2">u</text:span><text:span text:style-name="_32_">s</text:span><text:span text:style-name="_35_">t</text:span><text:span text:style-name="_31_1">e</text:span><text:span text:style-name="_34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t</text:span><text:span text:style-name="_38_">u</text:span><text:span text:style-name="_39_">r</text:span><text:span text:style-name="_31_">n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u</text:span><text:span text:style-name="_36_">s</text:span><text:span text:style-name="_39_">i</text:span><text:span text:style-name="_34_">n</text:span><text:span text:style-name="_38_">e</text:span><text:span text:style-name="_31_0">s</text:span><text:span text:style-name="_31_">s</text:span><text:span text:style-name="_35_">:</text:span><text:span text:style-name="_39_"> </text:span><text:span text:style-name="_34_">h</text:span><text:span text:style-name="_37_">o</text:span><text:span text:style-name="_39_">w</text:span><text:span text:style-name="_31_"> </text:span><text:span text:style-name="_38_">d</text:span><text:span text:style-name="_39_">i</text:span><text:span text:style-name="_33_">d</text:span><text:span text:style-name="_35_"> </text:span><text:span text:style-name="_31_2">y</text:span><text:span text:style-name="_33_">o</text:span><text:span text:style-name="_35_">u</text:span><text:span text:style-name="_39_"> </text:span><text:span text:style-name="_33_">g</text:span><text:span text:style-name="_38_">e</text:span><text:span text:style-name="_39_">t</text:span><text:span text:style-name="_31_"> </text:span><text:span text:style-name="_35_">i</text:span><text:span text:style-name="_39_">n</text:span><text:span text:style-name="_31_"> </text:span><text:span text:style-name="_38_">h</text:span><text:span text:style-name="_31_1">e</text:span><text:span text:style-name="_31_">r</text:span><text:span text:style-name="_35_">e</text:span><text:span text:style-name="_39_">?</text:span><text:span text:style-name="_31_">'</text:span></text:p>
      <text:p text:style-name="P1"><text:span text:style-name="_39_">"</text:span><text:span text:style-name="_31_">'</text:span><text:span text:style-name="_35_">T</text:span><text:span text:style-name="_31_2">h</text:span><text:span text:style-name="_31_">r</text:span><text:span text:style-name="_37_">o</text:span><text:span text:style-name="_31_1">u</text:span><text:span text:style-name="_34_">g</text:span><text:span text:style-name="_35_">h</text:span><text:span text:style-name="_39_"> </text:span><text:span text:style-name="_31_">a</text:span><text:span text:style-name="_35_"> </text:span><text:span text:style-name="_31_2">s</text:span><text:span text:style-name="_33_">e</text:span><text:span text:style-name="_36_">c</text:span><text:span text:style-name="_31_2">o</text:span><text:span text:style-name="_34_">n</text:span><text:span text:style-name="_37_">d</text:span>-<text:span text:style-name="_32_">s</text:span><text:span text:style-name="_35_">t</text:span><text:span text:style-name="_31_2">o</text:span><text:span text:style-name="_31_">r</text:span><text:span text:style-name="_35_">y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.</text:span><text:span text:style-name="_35_">'</text:span></text:p>
      <text:p text:style-name="P1"><text:span text:style-name="_31_">"</text:span><text:span text:style-name="_35_">I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6_">s</text:span><text:span text:style-name="_31_2">o</text:span><text:span text:style-name="_31_">.</text:span><text:span text:style-name="_35_"> </text:span><text:span text:style-name="_39_">I</text:span><text:span text:style-name="_31_"> </text:span><text:span text:style-name="_35_">r</text:span><text:span text:style-name="_31_2">e</text:span><text:span text:style-name="_33_">d</text:span><text:span text:style-name="_37_">e</text:span><text:span text:style-name="_31_2">e</text:span><text:span text:style-name="_31_">m</text:span><text:span text:style-name="_37_">e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7_">n</text:span><text:span text:style-name="_39_">w</text:span><text:span text:style-name="_34_">a</text:span><text:span text:style-name="_35_">r</text:span><text:span text:style-name="_39_">e</text:span><text:span text:style-name="_31_"> </text:span><text:span text:style-name="_35_">a</text:span><text:span text:style-name="_39_">t</text:span><text:span text:style-name="_31_"> </text:span><text:span text:style-name="_38_">p</text:span><text:span text:style-name="_31_1">a</text:span><text:span text:style-name="_31_">w</text:span><text:span text:style-name="_37_">n</text:span><text:span text:style-name="_31_2">b</text:span><text:span text:style-name="_31_">r</text:span><text:span text:style-name="_38_">o</text:span><text:span text:style-name="_31_0">k</text:span><text:span text:style-name="_33_">e</text:span><text:span text:style-name="_35_">r</text:span><text:span text:style-name="_39_">'</text:span><text:span text:style-name="_34_">s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1_">l</text:span><text:span text:style-name="_37_">e</text:span><text:span text:style-name="_31_2">s</text:span><text:span text:style-name="_31_">s</text:span><text:span text:style-name="_35_"> </text:span><text:span text:style-name="_31_2">c</text:span><text:span text:style-name="_33_">o</text:span><text:span text:style-name="_35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a</text:span><text:span text:style-name="_31_1">d</text:span><text:span text:style-name="_32_">v</text:span><text:span text:style-name="_38_">e</text:span><text:span text:style-name="_39_">r</text:span><text:span text:style-name="_31_">t</text:span><text:span text:style-name="_35_">i</text:span><text:span text:style-name="_31_0">s</text:span><text:span text:style-name="_31_">i</text:span><text:span text:style-name="_38_">n</text:span><text:span text:style-name="_39_">g</text:span><text:span text:style-name="_31_">,</text:span><text:span text:style-name="_35_"> </text:span><text:span text:style-name="_31_2">b</text:span><text:span text:style-name="_33_">a</text:span><text:span text:style-name="_38_">d</text:span><text:span text:style-name="_31_1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7_">g</text:span><text:span text:style-name="_31_2">o</text:span><text:span text:style-name="_33_">o</text:span><text:span text:style-name="_38_">d</text:span>-<text:span text:style-name="_33_">n</text:span><text:span text:style-name="_35_">i</text:span><text:span text:style-name="_31_2">g</text:span><text:span text:style-name="_31_">h</text:span><text:span text:style-name="_35_">t</text:span><text:span text:style-name="_39_">,</text:span><text:span text:style-name="_31_"> </text:span><text:span text:style-name="_38_">c</text:span><text:span text:style-name="_39_">l</text:span><text:span text:style-name="_33_">o</text:span><text:span text:style-name="_38_">s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h</text:span><text:span text:style-name="_39_">i</text:span><text:span text:style-name="_31_">m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r</text:span><text:span text:style-name="_31_1">e</text:span><text:span text:style-name="_31_">t</text:span><text:span text:style-name="_35_">i</text:span><text:span text:style-name="_39_">r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e</text:span><text:span text:style-name="_31_1">a</text:span><text:span text:style-name="_34_">d</text:span><text:span text:style-name="_38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N</text:span><text:span text:style-name="_37_">e</text:span><text:span text:style-name="_31_2">x</text:span><text:span text:style-name="_31_">t</text:span><text:span text:style-name="_35_"> </text:span><text:span text:style-name="_39_">m</text:span><text:span text:style-name="_33_">o</text:span><text:span text:style-name="_35_">r</text:span><text:span text:style-name="_31_2">n</text:span><text:span text:style-name="_31_">i</text:span><text:span text:style-name="_37_">n</text:span><text:span text:style-name="_31_2">g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e</text:span><text:span text:style-name="_31_">n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-<text:span text:style-name="_37_">a</text:span><text:span text:style-name="_39_">l</text:span><text:span text:style-name="_34_">a</text:span><text:span text:style-name="_35_">r</text:span><text:span text:style-name="_39_">m</text:span><text:span text:style-name="_31_"> </text:span><text:span text:style-name="_35_">m</text:span><text:span text:style-name="_31_1">a</text:span><text:span text:style-name="_34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e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x</text:span><text:span text:style-name="_34_">p</text:span><text:span text:style-name="_35_">l</text:span><text:span text:style-name="_31_1">a</text:span><text:span text:style-name="_31_">i</text:span><text:span text:style-name="_38_">n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7_">a</text:span><text:span text:style-name="_31_2">s</text:span><text:span text:style-name="_33_">o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 </text:span><text:span text:style-name="_37_">d</text:span><text:span text:style-name="_39_">i</text:span><text:span text:style-name="_34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'</text:span><text:span text:style-name="_37_">g</text:span><text:span text:style-name="_31_2">o</text:span><text:span text:style-name="_31_"> </text:span><text:span text:style-name="_35_">o</text:span><text:span text:style-name="_39_">f</text:span><text:span text:style-name="_31_">f</text:span><text:span text:style-name="_35_">'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n</text:span><text:span text:style-name="_38_">o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o</text:span><text:span text:style-name="_31_2">u</text:span><text:span text:style-name="_32_">s</text:span><text:span text:style-name="_35_">e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f</text:span><text:span text:style-name="_31_">l</text:span><text:span text:style-name="_37_">o</text:span><text:span text:style-name="_31_2">o</text:span><text:span text:style-name="_31_">r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a</text:span><text:span text:style-name="_35_">t</text:span><text:span text:style-name="_39_">t</text:span><text:span text:style-name="_34_">a</text:span><text:span text:style-name="_38_">c</text:span><text:span text:style-name="_31_1">h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y</text:span><text:span text:style-name="_39_"> </text:span><text:span text:style-name="_31_">i</text:span><text:span text:style-name="_38_">d</text:span><text:span text:style-name="_39_">i</text:span><text:span text:style-name="_33_">o</text:span><text:span text:style-name="_35_">t</text:span><text:span text:style-name="_39_">i</text:span><text:span text:style-name="_31_">c</text:span><text:span text:style-name="_35_">;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a</text:span><text:span text:style-name="_31_2">s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n</text:span><text:span text:style-name="_34_">o</text:span><text:span text:style-name="_35_"> </text:span><text:soft-page-break/><text:span text:style-name="_31_2">a</text:span><text:span text:style-name="_31_">r</text:span><text:span text:style-name="_35_">m</text:span><text:span text:style-name="_31_1">o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i</text:span><text:span text:style-name="_35_">n</text:span><text:span text:style-name="_39_"> </text:span><text:span text:style-name="_33_">b</text:span><text:span text:style-name="_38_">a</text:span><text:span text:style-name="_39_">t</text:span><text:span text:style-name="_31_">t</text:span><text:span text:style-name="_35_">l</text:span><text:span text:style-name="_39_">e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i</text:span><text:span text:style-name="_35_">t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2">o</text:span><text:span text:style-name="_33_">n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7_">e</text:span><text:span text:style-name="_31_2">g</text:span><text:span text:style-name="_31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n</text:span><text:span text:style-name="_33_">o</text:span><text:span text:style-name="_35_">w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1_2">s</text:span><text:span text:style-name="_33_">e</text:span><text:span text:style-name="_36_">c</text:span><text:span text:style-name="_31_2">o</text:span><text:span text:style-name="_33_">n</text:span><text:span text:style-name="_38_">d</text:span><text:span text:style-name="_39_"> </text:span><text:span text:style-name="_32_">s</text:span><text:span text:style-name="_35_">t</text:span><text:span text:style-name="_31_2">o</text:span><text:span text:style-name="_31_">r</text:span><text:span text:style-name="_35_">y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2">c</text:span><text:span text:style-name="_33_">h</text:span><text:span text:style-name="_37_">a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t</text:span><text:span text:style-name="_31_2">h</text:span><text:span text:style-name="_31_">r</text:span><text:span text:style-name="_37_">e</text:span><text:span text:style-name="_39_">e</text:span><text:span text:style-name="_31_"> </text:span><text:span text:style-name="_37_">h</text:span><text:span text:style-name="_31_2">u</text:span><text:span text:style-name="_34_">n</text:span><text:span text:style-name="_37_">d</text:span><text:span text:style-name="_39_">r</text:span><text:span text:style-name="_33_">e</text:span><text:span text:style-name="_38_">d</text:span><text:span text:style-name="_39_"> </text:span><text:span text:style-name="_34_">d</text:span><text:span text:style-name="_37_">o</text:span><text:span text:style-name="_39_">l</text:span><text:span text:style-name="_31_">l</text:span><text:span text:style-name="_38_">a</text:span><text:span text:style-name="_39_">r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3_">e</text:span><text:span text:style-name="_38_">n</text:span><text:span text:style-name="_39_">t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w</text:span><text:span text:style-name="_34_">a</text:span><text:span text:style-name="_36_">y</text:span><text:span text:style-name="_39_">.</text:span><text:span text:style-name="_31_"> </text:span><text:span text:style-name="_35_">B</text:span><text:span text:style-name="_39_">y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b</text:span><text:span text:style-name="_34_">y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,</text:span><text:span text:style-name="_35_"> </text:span><text:span text:style-name="_39_">I</text:span><text:span text:style-name="_31_"> </text:span><text:span text:style-name="_35_">f</text:span><text:span text:style-name="_31_2">o</text:span><text:span text:style-name="_33_">u</text:span><text:span text:style-name="_38_">n</text:span><text:span text:style-name="_31_1">d</text:span><text:span text:style-name="_31_"> </text:span><text:span text:style-name="_35_">a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h</text:span><text:span text:style-name="_39_">i</text:span><text:span text:style-name="_31_">r</text:span><text:span text:style-name="_37_">d</text:span><text:span text:style-name="_39_"> </text:span><text:span text:style-name="_32_">s</text:span><text:span text:style-name="_35_">t</text:span><text:span text:style-name="_31_2">o</text:span><text:span text:style-name="_31_">r</text:span><text:span text:style-name="_35_">y</text:span><text:span text:style-name="_39_">,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 </text:span><text:span text:style-name="_37_">d</text:span><text:span text:style-name="_31_2">o</text:span><text:span text:style-name="_31_">w</text:span><text:span text:style-name="_35_">n</text:span><text:span text:style-name="_39_"> </text:span><text:span text:style-name="_31_">a</text:span><text:span text:style-name="_35_"> </text:span><text:span text:style-name="_39_">l</text:span><text:span text:style-name="_33_">a</text:span><text:span text:style-name="_38_">d</text:span><text:span text:style-name="_31_2">d</text:span><text:span text:style-name="_33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5_">l</text:span><text:span text:style-name="_39_">o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6_">s</text:span><text:span text:style-name="_31_2">c</text:span><text:span text:style-name="_34_">e</text:span><text:span text:style-name="_35_">l</text:span><text:span text:style-name="_39_">l</text:span><text:span text:style-name="_33_">a</text:span><text:span text:style-name="_37_">n</text:span><text:span text:style-name="_31_2">e</text:span><text:span text:style-name="_33_">o</text:span><text:span text:style-name="_38_">u</text:span><text:span text:style-name="_39_">s</text:span><text:span text:style-name="_31_"> </text:span><text:span text:style-name="_38_">p</text:span><text:span text:style-name="_39_">r</text:span><text:span text:style-name="_33_">o</text:span><text:span text:style-name="_37_">p</text:span><text:span text:style-name="_31_2">e</text:span><text:span text:style-name="_31_">r</text:span><text:span text:style-name="_35_">t</text:span><text:span text:style-name="_39_">y</text:span><text:span text:style-name="_31_">.</text:span><text:span text:style-name="_35_"> </text:span><text:span text:style-name="_39_">M</text:span><text:span text:style-name="_31_">y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i</text:span><text:span text:style-name="_31_">m</text:span><text:span text:style-name="_37_">p</text:span><text:span text:style-name="_31_2">u</text:span><text:span text:style-name="_31_">l</text:span><text:span text:style-name="_38_">s</text:span><text:span text:style-name="_31_1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0">c</text:span><text:span text:style-name="_31_">r</text:span><text:span text:style-name="_38_">a</text:span><text:span text:style-name="_31_2">c</text:span><text:span text:style-name="_32_">k</text:span><text:span text:style-name="_35_"> </text:span><text:span text:style-name="_31_1">h</text:span><text:span text:style-name="_31_">i</text:span><text:span text:style-name="_38_">s</text:span><text:span text:style-name="_39_"> </text:span><text:span text:style-name="_34_">h</text:span><text:span text:style-name="_37_">e</text:span><text:span text:style-name="_31_1">a</text:span><text:span text:style-name="_34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b</text:span><text:span text:style-name="_35_">i</text:span><text:span text:style-name="_39_">l</text:span><text:span text:style-name="_31_">l</text:span><text:span text:style-name="_35_">i</text:span><text:span text:style-name="_31_1">a</text:span><text:span text:style-name="_31_">r</text:span><text:span text:style-name="_35_">d</text:span><text:span text:style-name="_39_"> </text:span><text:span text:style-name="_32_">c</text:span><text:span text:style-name="_38_">u</text:span><text:span text:style-name="_39_">e</text:span><text:span text:style-name="_31_">;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m</text:span><text:span text:style-name="_35_">y</text:span><text:span text:style-name="_39_"> </text:span><text:span text:style-name="_34_">s</text:span><text:span text:style-name="_37_">e</text:span><text:span text:style-name="_31_2">c</text:span><text:span text:style-name="_33_">o</text:span><text:span text:style-name="_38_">n</text:span><text:span text:style-name="_31_1">d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f</text:span><text:span text:style-name="_39_">r</text:span><text:span text:style-name="_33_">a</text:span><text:span text:style-name="_35_">i</text:span><text:span text:style-name="_39_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a</text:span><text:span text:style-name="_31_">t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m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u</text:span><text:span text:style-name="_35_">e</text:span><text:span text:style-name="_39_"> </text:span><text:span text:style-name="_31_">r</text:span><text:span text:style-name="_38_">a</text:span><text:span text:style-name="_31_0">c</text:span><text:span text:style-name="_31_">k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e</text:span><text:span text:style-name="_34_">c</text:span><text:span text:style-name="_37_">o</text:span><text:span text:style-name="_31_2">n</text:span><text:span text:style-name="_33_">d</text:span><text:span text:style-name="_35_"> </text:span><text:span text:style-name="_39_">i</text:span><text:span text:style-name="_31_">m</text:span><text:span text:style-name="_38_">p</text:span><text:span text:style-name="_31_1">u</text:span><text:span text:style-name="_31_">l</text:span><text:span text:style-name="_38_">s</text:span><text:span text:style-name="_31_1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p</text:span><text:span text:style-name="_31_">l</text:span><text:span text:style-name="_37_">a</text:span><text:span text:style-name="_39_">i</text:span><text:span text:style-name="_33_">n</text:span><text:span text:style-name="_35_">l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o</text:span><text:span text:style-name="_38_">u</text:span><text:span text:style-name="_31_1">n</text:span><text:span text:style-name="_33_">d</text:span><text:span text:style-name="_38_">e</text:span><text:span text:style-name="_39_">s</text:span><text:span text:style-name="_31_">t</text:span><text:span text:style-name="_35_">,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 </text:span><text:span text:style-name="_39_">r</text:span><text:span text:style-name="_33_">e</text:span><text:span text:style-name="_35_">f</text:span><text:span text:style-name="_39_">r</text:span><text:span text:style-name="_34_">a</text:span><text:span text:style-name="_35_">i</text:span><text:span text:style-name="_31_1">n</text:span><text:span text:style-name="_34_">e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7_">e</text:span><text:span text:style-name="_31_2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r</text:span><text:span text:style-name="_31_1">o</text:span><text:span text:style-name="_31_">m</text:span><text:span text:style-name="_35_">i</text:span><text:span text:style-name="_31_0">s</text:span><text:span text:style-name="_34_">e</text:span><text:span text:style-name="_35_">.</text:span><text:span text:style-name="_39_"> </text:span><text:span text:style-name="_31_">I</text:span><text:span text:style-name="_35_"> </text:span><text:span text:style-name="_39_">r</text:span><text:span text:style-name="_33_">e</text:span><text:span text:style-name="_38_">d</text:span><text:span text:style-name="_31_2">e</text:span><text:span text:style-name="_33_">e</text:span><text:span text:style-name="_35_">m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e</text:span><text:span text:style-name="_39_">r</text:span><text:span text:style-name="_31_">t</text:span><text:span text:style-name="_35_">y</text:span><text:span text:style-name="_39_"> </text:span><text:span text:style-name="_31_">a</text:span><text:span text:style-name="_35_">t</text:span><text:span text:style-name="_39_"> </text:span><text:span text:style-name="_31_">f</text:span><text:span text:style-name="_38_">o</text:span><text:span text:style-name="_39_">r</text:span><text:span text:style-name="_31_">m</text:span><text:span text:style-name="_37_">e</text:span><text:span text:style-name="_39_">r</text:span><text:span text:style-name="_31_"> </text:span><text:span text:style-name="_35_">r</text:span><text:span text:style-name="_31_2">a</text:span><text:span text:style-name="_31_">t</text:span><text:span text:style-name="_37_">e</text:span><text:span text:style-name="_39_">s</text:span><text:span text:style-name="_31_">,</text:span><text:span text:style-name="_35_"> </text:span><text:span text:style-name="_31_1">a</text:span><text:span text:style-name="_31_">f</text:span><text:span text:style-name="_35_">t</text:span><text:span text:style-name="_31_2">e</text:span><text:span text:style-name="_31_">r</text:span><text:span text:style-name="_35_"> </text:span><text:span text:style-name="_31_1">d</text:span><text:span text:style-name="_34_">e</text:span><text:span text:style-name="_38_">d</text:span><text:span text:style-name="_31_1">u</text:span><text:span text:style-name="_34_">c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e</text:span><text:span text:style-name="_31_1">n</text:span><text:span text:style-name="_31_"> </text:span><text:span text:style-name="_37_">p</text:span><text:span text:style-name="_31_2">e</text:span><text:span text:style-name="_31_">r</text:span><text:span text:style-name="_35_"> </text:span><text:span text:style-name="_31_0">c</text:span><text:span text:style-name="_34_">e</text:span><text:span text:style-name="_35_">n</text:span><text:span text:style-name="_39_">t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u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l</text:span><text:span text:style-name="_31_1">a</text:span><text:span text:style-name="_34_">d</text:span><text:span text:style-name="_38_">d</text:span><text:span text:style-name="_31_1">e</text:span><text:span text:style-name="_31_">r</text:span><text:span text:style-name="_35_">,</text:span><text:span text:style-name="_39_"> </text:span><text:span text:style-name="_31_">i</text:span><text:span text:style-name="_35_">t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m</text:span><text:span text:style-name="_35_">y</text:span><text:span text:style-name="_39_"> </text:span><text:span text:style-name="_31_">l</text:span><text:span text:style-name="_38_">a</text:span><text:span text:style-name="_31_1">d</text:span><text:span text:style-name="_34_">d</text:span><text:span text:style-name="_37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,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4_">d</text:span><text:span text:style-name="_37_">a</text:span><text:span text:style-name="_39_">y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e</text:span><text:span text:style-name="_31_">n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o</text:span><text:span text:style-name="_33_">n</text:span><text:span text:style-name="_36_">c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h</text:span><text:span text:style-name="_31_">i</text:span><text:span text:style-name="_35_">r</text:span><text:span text:style-name="_31_1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1_">r</text:span><text:span text:style-name="_37_">e</text:span><text:span text:style-name="_39_">e</text:span><text:span text:style-name="_31_"> </text:span><text:span text:style-name="_37_">h</text:span><text:span text:style-name="_31_2">u</text:span><text:span text:style-name="_34_">n</text:span><text:span text:style-name="_37_">d</text:span><text:span text:style-name="_39_">r</text:span><text:span text:style-name="_34_">e</text:span><text:span text:style-name="_37_">d</text:span><text:span text:style-name="_39_"> </text:span><text:span text:style-name="_34_">d</text:span><text:span text:style-name="_37_">o</text:span><text:span text:style-name="_39_">l</text:span><text:span text:style-name="_31_">l</text:span><text:span text:style-name="_37_">a</text:span><text:span text:style-name="_39_">r</text:span><text:span text:style-name="_34_">s</text:span><text:span text:style-name="_35_">.</text:span></text:p>
      <text:p text:style-name="P1"><text:span text:style-name="_31_">"</text:span><text:span text:style-name="_35_">B</text:span><text:span text:style-name="_39_">y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'</text:span><text:span text:style-name="_37_">a</text:span><text:span text:style-name="_31_2">n</text:span><text:span text:style-name="_34_">n</text:span><text:span text:style-name="_37_">u</text:span><text:span text:style-name="_31_1">n</text:span><text:span text:style-name="_34_">c</text:span><text:span text:style-name="_35_">i</text:span><text:span text:style-name="_31_2">a</text:span><text:span text:style-name="_31_">t</text:span><text:span text:style-name="_37_">o</text:span><text:span text:style-name="_39_">r</text:span><text:span text:style-name="_31_">'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g</text:span><text:span text:style-name="_35_">r</text:span><text:span text:style-name="_31_1">o</text:span><text:span text:style-name="_31_">w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f</text:span><text:span text:style-name="_37_">o</text:span><text:span text:style-name="_39_">r</text:span><text:span text:style-name="_31_">m</text:span><text:span text:style-name="_35_">i</text:span><text:span text:style-name="_31_2">d</text:span><text:span text:style-name="_33_">a</text:span><text:span text:style-name="_38_">b</text:span><text:span text:style-name="_39_">l</text:span><text:span text:style-name="_31_">e</text:span><text:span text:style-name="_35_"> </text:span><text:span text:style-name="_31_1">d</text:span><text:span text:style-name="_31_">i</text:span><text:span text:style-name="_35_">m</text:span><text:span text:style-name="_31_2">e</text:span><text:span text:style-name="_33_">n</text:span><text:span text:style-name="_38_">s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f</text:span><text:span text:style-name="_37_">o</text:span><text:span text:style-name="_39_">r</text:span><text:span text:style-name="_31_">t</text:span><text:span text:style-name="_38_">y</text:span>-<text:span text:style-name="_34_">s</text:span><text:span text:style-name="_37_">e</text:span><text:span text:style-name="_31_0">v</text:span><text:span text:style-name="_34_">e</text:span><text:span text:style-name="_35_">n</text:span><text:span text:style-name="_39_"> </text:span><text:span text:style-name="_31_">t</text:span><text:span text:style-name="_38_">a</text:span><text:span text:style-name="_31_1">g</text:span><text:span text:style-name="_31_">s</text:span><text:span text:style-name="_35_"> </text:span><text:span text:style-name="_31_1">o</text:span><text:span text:style-name="_34_">n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m</text:span><text:span text:style-name="_37_">a</text:span><text:span text:style-name="_39_">r</text:span><text:span text:style-name="_34_">k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a</text:span><text:span text:style-name="_31_">m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4_">h</text:span><text:span text:style-name="_35_">i</text:span><text:span text:style-name="_39_">m</text:span><text:span text:style-name="_34_">n</text:span><text:span text:style-name="_37_">e</text:span><text:span text:style-name="_31_0">y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c</text:span><text:span text:style-name="_32_">c</text:span><text:span text:style-name="_38_">u</text:span><text:span text:style-name="_31_2">p</text:span><text:span text:style-name="_31_">i</text:span><text:span text:style-name="_37_">e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p</text:span><text:span text:style-name="_38_">a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n</text:span><text:span text:style-name="_35_"> </text:span><text:span text:style-name="_31_1">o</text:span><text:span text:style-name="_31_">r</text:span><text:span text:style-name="_38_">d</text:span><text:span text:style-name="_39_">i</text:span><text:span text:style-name="_33_">n</text:span><text:span text:style-name="_38_">a</text:span><text:span text:style-name="_39_">r</text:span><text:span text:style-name="_31_">y</text:span><text:span text:style-name="_35_"> </text:span><text:span text:style-name="_39_">w</text:span><text:span text:style-name="_34_">a</text:span><text:span text:style-name="_35_">r</text:span><text:span text:style-name="_31_1">d</text:span><text:span text:style-name="_31_">r</text:span><text:span text:style-name="_37_">o</text:span><text:span text:style-name="_31_2">b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w</text:span><text:span text:style-name="_37_">a</text:span><text:span text:style-name="_31_2">s</text:span><text:span text:style-name="_34_">h</text:span>-<text:span text:style-name="_31_1">b</text:span><text:span text:style-name="_31_">o</text:span><text:span text:style-name="_35_">w</text:span><text:span text:style-name="_39_">l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p</text:span><text:span text:style-name="_39_">l</text:span><text:span text:style-name="_33_">a</text:span><text:span text:style-name="_36_">c</text:span><text:span text:style-name="_31_2">e</text:span><text:span text:style-name="_31_">d</text:span><text:span text:style-name="_35_"> </text:span><text:span text:style-name="_31_2">a</text:span><text:span text:style-name="_33_">b</text:span><text:span text:style-name="_37_">o</text:span><text:span text:style-name="_31_2">v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h</text:span><text:span text:style-name="_38_">e</text:span><text:span text:style-name="_31_1">a</text:span><text:span text:style-name="_34_">d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b</text:span><text:span text:style-name="_37_">e</text:span><text:span text:style-name="_39_">d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o</text:span><text:span text:style-name="_33_">u</text:span><text:span text:style-name="_38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a</text:span><text:span text:style-name="_31_2">c</text:span><text:span text:style-name="_33_">h</text:span><text:span text:style-name="_35_">m</text:span><text:span text:style-name="_31_2">a</text:span><text:span text:style-name="_33_">n</text:span><text:span text:style-name="_35_">'</text:span><text:span text:style-name="_31_2">s</text:span><text:span text:style-name="_31_"> </text:span><text:span text:style-name="_38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a</text:span><text:span text:style-name="_31_2">b</text:span><text:span text:style-name="_31_">l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7_">n</text:span><text:span text:style-name="_31_2">o</text:span><text:span text:style-name="_34_">b</text:span><text:span text:style-name="_35_">l</text:span><text:span text:style-name="_31_1">e</text:span><text:span text:style-name="_31_"> </text:span><text:span text:style-name="_38_">g</text:span><text:span text:style-name="_31_1">o</text:span><text:span text:style-name="_34_">n</text:span><text:span text:style-name="_37_">g</text:span><text:span text:style-name="_39_"> </text:span><text:span text:style-name="_33_">a</text:span><text:span text:style-name="_35_">l</text:span><text:span text:style-name="_31_2">o</text:span><text:span text:style-name="_33_">n</text:span><text:span text:style-name="_38_">g</text:span><text:span text:style-name="_31_0">s</text:span><text:span text:style-name="_31_">i</text:span><text:span text:style-name="_38_">d</text:span><text:span text:style-name="_39_">e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p</text:span><text:span text:style-name="_31_">i</text:span><text:span text:style-name="_35_">l</text:span><text:span text:style-name="_39_">l</text:span><text:span text:style-name="_33_">o</text:span><text:span text:style-name="_35_">w</text:span><text:span text:style-name="_39_">.</text:span></text:p>
      <text:p text:style-name="P1"><text:span text:style-name="_35_">"</text:span><text:span text:style-name="_39_">W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8_">c</text:span><text:span text:style-name="_31_1">o</text:span><text:span text:style-name="_31_">m</text:span><text:span text:style-name="_35_">f</text:span><text:span text:style-name="_31_2">o</text:span><text:span text:style-name="_31_">r</text:span><text:span text:style-name="_35_">t</text:span><text:span text:style-name="_31_1">a</text:span><text:span text:style-name="_34_">b</text:span><text:span text:style-name="_35_">l</text:span><text:span text:style-name="_31_1">e</text:span><text:span text:style-name="_31_"> </text:span><text:span text:style-name="_37_">n</text:span><text:span text:style-name="_31_2">o</text:span><text:span text:style-name="_31_">w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d</text:span><text:span text:style-name="_33_">e</text:span><text:span text:style-name="_35_">f</text:span><text:span text:style-name="_31_2">e</text:span><text:span text:style-name="_32_">c</text:span><text:span text:style-name="_35_">t</text:span><text:span text:style-name="_39_">.</text:span><text:span text:style-name="_31_"> </text:span><text:span text:style-name="_35_">E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1_1">o</text:span><text:span text:style-name="_34_">k</text:span><text:span text:style-name="_35_"> </text:span><text:span text:style-name="_31_2">o</text:span><text:span text:style-name="_33_">p</text:span><text:span text:style-name="_37_">e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1_">t</text:span><text:span text:style-name="_36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u</text:span><text:span text:style-name="_36_">s</text:span><text:span text:style-name="_39_">i</text:span><text:span text:style-name="_34_">n</text:span><text:span text:style-name="_37_">e</text:span><text:span text:style-name="_31_2">s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r</text:span><text:span text:style-name="_39_">i</text:span><text:span text:style-name="_31_">p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g</text:span><text:span text:style-name="_37_">o</text:span><text:span text:style-name="_31_1">n</text:span><text:span text:style-name="_34_">g</text:span><text:span text:style-name="_35_">!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h</text:span><text:span text:style-name="_33_">a</text:span><text:span text:style-name="_38_">p</text:span><text:span text:style-name="_31_1">p</text:span><text:span text:style-name="_33_">e</text:span><text:span text:style-name="_38_">n</text:span><text:span text:style-name="_31_2">e</text:span><text:span text:style-name="_33_">d</text:span><text:span text:style-name="_35_"> </text:span><text:span text:style-name="_39_">I</text:span><text:span text:style-name="_31_"> </text:span><text:span text:style-name="_35_">t</text:span><text:span text:style-name="_31_1">h</text:span><text:span text:style-name="_34_">o</text:span><text:span text:style-name="_37_">u</text:span><text:span text:style-name="_31_2">g</text:span><text:span text:style-name="_31_">h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4_">d</text:span><text:span text:style-name="_37_">a</text:span><text:span text:style-name="_39_">y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d</text:span><text:span text:style-name="_35_">i</text:span><text:span text:style-name="_31_1">d</text:span><text:span text:style-name="_31_">n</text:span><text:span text:style-name="_35_">'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e</text:span><text:span text:style-name="_34_">d</text:span>--<text:span text:style-name="_33_">n</text:span><text:span text:style-name="_35_">o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--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f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f</text:span><text:span text:style-name="_35_">u</text:span><text:span text:style-name="_39_">l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u</text:span><text:span text:style-name="_39_">r</text:span><text:span text:style-name="_31_">l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6_">c</text:span><text:span text:style-name="_39_">r</text:span><text:span text:style-name="_33_">o</text:span><text:span text:style-name="_38_">s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o</text:span><text:span text:style-name="_38_">u</text:span><text:span text:style-name="_31_0">s</text:span><text:span text:style-name="_31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9_">l</text:span><text:span text:style-name="_34_">a</text:span><text:span text:style-name="_35_">m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a</text:span><text:span text:style-name="_31_1">g</text:span><text:span text:style-name="_33_">a</text:span><text:span text:style-name="_35_">i</text:span><text:span text:style-name="_31_2">n</text:span><text:span text:style-name="_31_">s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9_">a</text:span><text:span text:style-name="_31_">l</text:span><text:span text:style-name="_35_">l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c</text:span><text:span text:style-name="_31_1">u</text:span><text:span text:style-name="_31_">r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u</text:span><text:span text:style-name="_31_1">p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q</text:span><text:span text:style-name="_39_">u</text:span><text:span text:style-name="_31_">i</text:span><text:span text:style-name="_35_">r</text:span><text:span text:style-name="_39_">m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a</text:span><text:span text:style-name="_39_"> </text:span><text:span text:style-name="_34_">s</text:span><text:span text:style-name="_37_">p</text:span><text:span text:style-name="_39_">i</text:span><text:span text:style-name="_33_">d</text:span><text:span text:style-name="_38_">e</text:span><text:span text:style-name="_39_">r</text:span><text:span text:style-name="_31_"> </text:span><text:span text:style-name="_38_">o</text:span><text:span text:style-name="_31_1">n</text:span><text:span text:style-name="_31_"> </text:span><text:span text:style-name="_35_">a</text:span><text:span text:style-name="_39_"> </text:span><text:span text:style-name="_34_">s</text:span><text:span text:style-name="_35_">t</text:span><text:span text:style-name="_31_1">o</text:span><text:span text:style-name="_32_">v</text:span><text:span text:style-name="_38_">e</text:span><text:span text:style-name="_39_"> </text:span><text:span text:style-name="_31_">l</text:span><text:span text:style-name="_35_">i</text:span><text:span text:style-name="_39_">d</text:span><text:span text:style-name="_31_">,</text:span><text:span text:style-name="_35_"> </text:span><text:span text:style-name="_39_">t</text:span><text:span text:style-name="_31_">i</text:span><text:span text:style-name="_35_">l</text:span><text:span text:style-name="_39_">l</text:span><text:span text:style-name="_31_"> </text:span><text:span text:style-name="_36_">s</text:span><text:span text:style-name="_31_2">o</text:span><text:span text:style-name="_31_">m</text:span><text:span text:style-name="_38_">e</text:span><text:span text:style-name="_31_1">b</text:span><text:span text:style-name="_34_">o</text:span><text:span text:style-name="_37_">d</text:span><text:span text:style-name="_39_">y</text:span><text:span text:style-name="_31_"> </text:span><text:span text:style-name="_36_">s</text:span><text:span text:style-name="_31_2">h</text:span><text:span text:style-name="_34_">u</text:span><text:span text:style-name="_35_">t</text:span><text:span text:style-name="_31_0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k</text:span><text:span text:style-name="_31_">i</text:span><text:span text:style-name="_35_">t</text:span><text:span text:style-name="_31_2">c</text:span><text:span text:style-name="_33_">h</text:span><text:span text:style-name="_38_">e</text:span><text:span text:style-name="_39_">n</text:span><text:span text:style-name="_31_"> </text:span><text:span text:style-name="_38_">d</text:span><text:span text:style-name="_31_1">o</text:span><text:span text:style-name="_31_">o</text:span><text:span text:style-name="_35_">r</text:span><text:span text:style-name="_39_">.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l</text:span><text:span text:style-name="_35_">i</text:span><text:span text:style-name="_39_">d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6_">c</text:span><text:span text:style-name="_39_">l</text:span><text:span text:style-name="_34_">a</text:span><text:span text:style-name="_35_">m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 </text:span><text:span text:style-name="_31_">r</text:span><text:span text:style-name="_37_">e</text:span><text:span text:style-name="_39_">m</text:span><text:span text:style-name="_34_">o</text:span><text:span text:style-name="_35_">t</text:span><text:span text:style-name="_31_1">e</text:span><text:span text:style-name="_31_">l</text:span><text:span text:style-name="_38_">y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a</text:span><text:span text:style-name="_39_">r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9_">r</text:span><text:span text:style-name="_33_">e</text:span><text:span text:style-name="_35_"> </text:span><text:span text:style-name="_31_0">c</text:span><text:span text:style-name="_31_">l</text:span><text:span text:style-name="_38_">a</text:span><text:span text:style-name="_39_">m</text:span><text:span text:style-name="_31_">o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g</text:span><text:span text:style-name="_33_">o</text:span><text:span text:style-name="_38_">n</text:span><text:span text:style-name="_31_1">g</text:span><text:span text:style-name="_31_"> </text:span><text:span text:style-name="_35_">m</text:span><text:span text:style-name="_31_2">a</text:span><text:span text:style-name="_32_">k</text:span><text:span text:style-name="_37_">e</text:span><text:span text:style-name="_31_2">s</text:span><text:span text:style-name="_31_">.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,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a</text:span><text:span text:style-name="_31_">t</text:span><text:span text:style-name="_37_">a</text:span><text:span text:style-name="_31_2">s</text:span><text:span text:style-name="_31_">t</text:span><text:span text:style-name="_35_">r</text:span><text:span text:style-name="_31_1">o</text:span><text:span text:style-name="_34_">p</text:span><text:span text:style-name="_37_">h</text:span><text:span text:style-name="_31_2">e</text:span><text:span text:style-name="_31_"> </text:span><text:span text:style-name="_38_">h</text:span><text:span text:style-name="_31_1">a</text:span><text:span text:style-name="_34_">p</text:span><text:span text:style-name="_37_">p</text:span><text:span text:style-name="_31_2">e</text:span><text:span text:style-name="_33_">n</text:span><text:span text:style-name="_37_">e</text:span><text:span text:style-name="_31_2">d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3_">n</text:span><text:span text:style-name="_38_">g</text:span><text:span text:style-name="_39_"> </text:span><text:span text:style-name="_31_">r</text:span><text:span text:style-name="_38_">e</text:span><text:span text:style-name="_31_1">g</text:span><text:span text:style-name="_33_">u</text:span><text:span text:style-name="_35_">l</text:span><text:span text:style-name="_31_2">a</text:span><text:span text:style-name="_31_">r</text:span><text:span text:style-name="_35_">l</text:span><text:span text:style-name="_39_">y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4_">o</text:span><text:span text:style-name="_35_">'</text:span><text:span text:style-name="_31_0">c</text:span><text:span text:style-name="_31_">l</text:span><text:span text:style-name="_37_">o</text:span><text:span text:style-name="_31_2">c</text:span><text:span text:style-name="_31_">k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l</text:span><text:span text:style-name="_31_2">o</text:span><text:span text:style-name="_32_">s</text:span><text:span text:style-name="_35_">t</text:span><text:span text:style-name="_39_"> </text:span><text:span text:style-name="_34_">u</text:span><text:span text:style-name="_36_">s</text:span><text:span text:style-name="_39_"> </text:span><text:span text:style-name="_31_">t</text:span><text:span text:style-name="_37_">h</text:span><text:span text:style-name="_39_">r</text:span><text:span text:style-name="_34_">e</text:span><text:span text:style-name="_35_">e</text:span><text:span text:style-name="_39_"> </text:span><text:span text:style-name="_34_">h</text:span><text:span text:style-name="_37_">o</text:span><text:span text:style-name="_31_2">u</text:span><text:span text:style-name="_31_">r</text:span><text:span text:style-name="_36_">s</text:span><text:span text:style-name="_39_"> </text:span><text:span text:style-name="_32_">s</text:span><text:span text:style-name="_35_">l</text:span><text:span text:style-name="_31_2">e</text:span><text:span text:style-name="_34_">e</text:span><text:span text:style-name="_37_">p</text:span><text:span text:style-name="_39_">;</text:span><text:span text:style-name="_31_"> </text:span><text:span text:style-name="_35_">f</text:span><text:span text:style-name="_39_">o</text:span><text:span text:style-name="_31_">r</text:span><text:span text:style-name="_35_">,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 </text:span><text:span text:style-name="_31_2">y</text:span><text:span text:style-name="_33_">o</text:span><text:span text:style-name="_35_">u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w</text:span><text:span text:style-name="_34_">a</text:span><text:span text:style-name="_36_">k</text:span><text:span text:style-name="_31_2">e</text:span><text:span text:style-name="_32_">s</text:span><text:span text:style-name="_35_"> </text:span><text:span text:style-name="_31_0">y</text:span><text:span text:style-name="_34_">o</text:span><text:span text:style-name="_35_">u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8_">e</text:span><text:span text:style-name="_39_">r</text:span><text:span text:style-name="_33_">e</text:span><text:span text:style-name="_35_">l</text:span><text:span text:style-name="_39_">y</text:span><text:span text:style-name="_31_"> </text:span><text:span text:style-name="_35_">w</text:span><text:span text:style-name="_31_2">a</text:span><text:span text:style-name="_32_">k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p</text:span><text:span text:style-name="_34_">o</text:span><text:span text:style-name="_35_">t</text:span><text:span text:style-name="_31_0">s</text:span><text:span text:style-name="_31_">;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k</text:span><text:span text:style-name="_31_2">e</text:span><text:span text:style-name="_32_">s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,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0">c</text:span><text:span text:style-name="_31_">i</text:span><text:span text:style-name="_38_">e</text:span><text:span text:style-name="_31_1">n</text:span><text:span text:style-name="_34_">c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l</text:span><text:span text:style-name="_31_">l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g</text:span><text:span text:style-name="_38_">o</text:span><text:span text:style-name="_31_1">o</text:span><text:span text:style-name="_34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e</text:span><text:span text:style-name="_35_">i</text:span><text:span text:style-name="_31_1">g</text:span><text:span text:style-name="_34_">h</text:span><text:span text:style-name="_35_">t</text:span><text:span text:style-name="_31_1">e</text:span><text:span text:style-name="_34_">e</text:span><text:span text:style-name="_37_">n</text:span><text:span text:style-name="_39_"> </text:span><text:span text:style-name="_33_">h</text:span><text:span text:style-name="_38_">o</text:span><text:span text:style-name="_31_2">u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w</text:span><text:span text:style-name="_35_">i</text:span><text:span text:style-name="_31_1">d</text:span><text:span text:style-name="_34_">e</text:span>-<text:span text:style-name="_31_2">a</text:span><text:span text:style-name="_31_">w</text:span><text:span text:style-name="_37_">a</text:span><text:span text:style-name="_31_2">k</text:span><text:span text:style-name="_33_">e</text:span><text:span text:style-name="_37_">n</text:span><text:span text:style-name="_31_2">e</text:span><text:span text:style-name="_34_">s</text:span><text:span text:style-name="_36_">s</text:span><text:span text:style-name="_39_"> </text:span><text:span text:style-name="_32_">s</text:span><text:span text:style-name="_38_">u</text:span><text:span text:style-name="_31_2">b</text:span><text:span text:style-name="_32_">s</text:span><text:span text:style-name="_37_">e</text:span><text:span text:style-name="_31_2">q</text:span><text:span text:style-name="_33_">u</text:span><text:span text:style-name="_38_">e</text:span><text:span text:style-name="_31_1">n</text:span><text:span text:style-name="_31_">t</text:span><text:span text:style-name="_35_">l</text:span><text:span text:style-name="_31_2">y</text:span>--<text:span text:style-name="_31_2">e</text:span><text:span text:style-name="_31_">i</text:span><text:span text:style-name="_37_">g</text:span><text:span text:style-name="_31_2">h</text:span><text:span text:style-name="_31_">t</text:span><text:span text:style-name="_37_">e</text:span><text:span text:style-name="_31_2">e</text:span><text:span text:style-name="_33_">n</text:span><text:span text:style-name="_35_"> </text:span><text:span text:style-name="_31_2">h</text:span><text:span text:style-name="_33_">o</text:span><text:span text:style-name="_38_">u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5_">i</text:span><text:span text:style-name="_31_2">n</text:span><text:span text:style-name="_32_">c</text:span><text:span text:style-name="_38_">o</text:span><text:span text:style-name="_31_1">n</text:span><text:span text:style-name="_32_">c</text:span><text:span text:style-name="_38_">e</text:span><text:span text:style-name="_39_">i</text:span><text:span text:style-name="_32_">v</text:span><text:span text:style-name="_38_">a</text:span><text:span text:style-name="_31_2">b</text:span><text:span text:style-name="_31_">l</text:span><text:span text:style-name="_37_">e</text:span><text:span text:style-name="_39_"> </text:span><text:span text:style-name="_31_">w</text:span><text:span text:style-name="_35_">i</text:span><text:span text:style-name="_31_1">d</text:span><text:span text:style-name="_34_">e</text:span>-<text:span text:style-name="_31_2">a</text:span><text:span text:style-name="_31_">w</text:span><text:span text:style-name="_37_">a</text:span><text:span text:style-name="_31_2">k</text:span><text:span text:style-name="_33_">e</text:span><text:span text:style-name="_38_">n</text:span><text:span text:style-name="_31_1">e</text:span><text:span text:style-name="_34_">s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y</text:span><text:span text:style-name="_33_">o</text:span><text:span text:style-name="_35_">u</text:span><text:span text:style-name="_39_"> 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i</text:span><text:span text:style-name="_31_2">e</text:span><text:span text:style-name="_33_">n</text:span><text:span text:style-name="_36_">c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.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r</text:span><text:span text:style-name="_33_">a</text:span><text:span text:style-name="_38_">n</text:span><text:span text:style-name="_31_1">g</text:span><text:span text:style-name="_31_">e</text:span><text:span text:style-name="_35_">r</text:span><text:span text:style-name="_39_"> </text:span><text:span text:style-name="_34_">d</text:span><text:span text:style-name="_35_">i</text:span><text:span text:style-name="_31_1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h</text:span><text:span text:style-name="_37_">a</text:span><text:span text:style-name="_31_2">n</text:span><text:span text:style-name="_33_">d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9_">i</text:span><text:span text:style-name="_34_">d</text:span><text:span text:style-name="_35_"> </text:span><text:span text:style-name="_39_">w</text:span><text:span text:style-name="_31_">e</text:span><text:span text:style-name="_35_"> </text:span><text:span text:style-name="_31_2">v</text:span><text:span text:style-name="_33_">a</text:span><text:span text:style-name="_36_">c</text:span><text:span text:style-name="_31_2">a</text:span><text:span text:style-name="_31_">t</text:span><text:span text:style-name="_37_">e</text:span><text:span text:style-name="_31_2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i</text:span><text:span text:style-name="_31_">n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 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i</text:span><text:span text:style-name="_31_2">g</text:span><text:span text:style-name="_33_">h</text:span><text:span text:style-name="_35_">t</text:span><text:span text:style-name="_39_">.</text:span><text:span text:style-name="_31_"> </text:span><text:span text:style-name="_35_">D</text:span><text:span text:style-name="_39_">i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9_">t</text:span><text:span text:style-name="_31_">r</text:span><text:span text:style-name="_37_">a</text:span><text:span text:style-name="_31_1">n</text:span><text:span text:style-name="_34_">g</text:span><text:span text:style-name="_35_">e</text:span><text:span text:style-name="_39_">r</text:span><text:span text:style-name="_31_"> </text:span><text:span text:style-name="_35_">w</text:span><text:span text:style-name="_39_">a</text:span><text:span text:style-name="_31_">i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5_">j</text:span><text:span text:style-name="_31_1">u</text:span><text:span text:style-name="_34_">d</text:span><text:span text:style-name="_37_">g</text:span><text:span text:style-name="_39_">m</text:span><text:span text:style-name="_34_">e</text:span><text:span text:style-name="_35_">n</text:span><text:span text:style-name="_39_">t</text:span><text:span text:style-name="_31_">?</text:span><text:span text:style-name="_35_"> </text:span><text:span text:style-name="_39_">N</text:span><text:span text:style-name="_31_">o</text:span><text:span text:style-name="_35_">,</text:span><text:span text:style-name="_39_"> </text:span><text:span text:style-name="_31_">s</text:span><text:span text:style-name="_35_">i</text:span><text:span text:style-name="_39_">r</text:span><text:span text:style-name="_31_">;</text:span><text:span text:style-name="_35_"> </text:span><text:span text:style-name="_31_1">h</text:span><text:span text:style-name="_34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3_">u</text:span><text:span text:style-name="_38_">p</text:span><text:span text:style-name="_39_"> </text:span><text:span text:style-name="_31_">a</text:span><text:span text:style-name="_35_">t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m</text:span><text:span text:style-name="_33_">o</text:span><text:span text:style-name="_35_">r</text:span><text:span text:style-name="_31_2">n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8_">p</text:span><text:span text:style-name="_39_">r</text:span><text:span text:style-name="_33_">o</text:span><text:span text:style-name="_35_">m</text:span><text:span text:style-name="_39_">p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u</text:span><text:span text:style-name="_38_">n</text:span><text:span text:style-name="_31_1">o</text:span><text:span text:style-name="_34_">s</text:span><text:span text:style-name="_35_">t</text:span><text:span text:style-name="_31_2">e</text:span><text:span text:style-name="_33_">n</text:span><text:span text:style-name="_35_">t</text:span><text:span text:style-name="_31_1">a</text:span><text:span text:style-name="_31_">t</text:span><text:span text:style-name="_35_">i</text:span><text:span text:style-name="_31_2">o</text:span><text:span text:style-name="_33_">u</text:span><text:span text:style-name="_38_">s</text:span><text:span text:style-name="_39_"> </text:span><text:span text:style-name="_31_">w</text:span><text:span text:style-name="_37_">a</text:span><text:span text:style-name="_31_2">y</text:span><text:span text:style-name="_31_">.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;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e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.</text:span><text:span text:style-name="_39_"> </text:span><text:span text:style-name="_31_">H</text:span><text:span text:style-name="_35_">e</text:span><text:span text:style-name="_39_"> </text:span><text:span text:style-name="_32_">c</text:span><text:span text:style-name="_38_">o</text:span><text:span text:style-name="_39_">l</text:span><text:span text:style-name="_31_">l</text:span><text:span text:style-name="_37_">e</text:span><text:span text:style-name="_31_2">c</text:span><text:span text:style-name="_31_">t</text:span><text:span text:style-name="_38_">e</text:span><text:span text:style-name="_31_1">d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l</text:span><text:span text:style-name="_31_">i</text:span><text:span text:style-name="_35_">f</text:span><text:span text:style-name="_31_2">e</text:span>-<text:span text:style-name="_35_">i</text:span><text:span text:style-name="_31_1">n</text:span><text:span text:style-name="_32_">s</text:span><text:span text:style-name="_38_">u</text:span><text:span text:style-name="_39_">r</text:span><text:span text:style-name="_33_">a</text:span><text:span text:style-name="_38_">n</text:span><text:span text:style-name="_31_2">c</text:span><text:span text:style-name="_33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d</text:span><text:span text:style-name="_31_"> </text:span><text:span text:style-name="_38_">h</text:span><text:span text:style-name="_31_1">a</text:span><text:span text:style-name="_33_">p</text:span><text:span text:style-name="_38_">p</text:span><text:span text:style-name="_39_">y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 </text:span><text:span text:style-name="_34_">a</text:span><text:span text:style-name="_35_">f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p</text:span><text:span text:style-name="_35_">l</text:span><text:span text:style-name="_31_2">e</text:span><text:span text:style-name="_34_">n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8_">p</text:span><text:span text:style-name="_39_">r</text:span><text:span text:style-name="_33_">o</text:span><text:span text:style-name="_35_">o</text:span><text:span text:style-name="_39_">f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e</text:span><text:span text:style-name="_35_">r</text:span><text:span text:style-name="_39_">f</text:span><text:span text:style-name="_33_">e</text:span><text:span text:style-name="_38_">c</text:span><text:span text:style-name="_39_">t</text:span><text:span text:style-name="_31_"> </text:span><text:span text:style-name="_36_">s</text:span><text:span text:style-name="_31_2">q</text:span><text:span text:style-name="_33_">u</text:span><text:span text:style-name="_38_">a</text:span><text:span text:style-name="_39_">r</text:span><text:span text:style-name="_33_">e</text:span><text:span text:style-name="_38_">n</text:span><text:span text:style-name="_31_1">e</text:span><text:span text:style-name="_34_">s</text:span><text:span text:style-name="_35_">s</text:span><text:span text:style-name="_39_"> </text:span><text:span text:style-name="_31_">o</text:span><text:span text:style-name="_35_">f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d</text:span><text:span text:style-name="_31_1">e</text:span><text:span text:style-name="_34_">a</text:span><text:span text:style-name="_35_">t</text:span><text:span text:style-name="_31_1">h</text:span><text:span text:style-name="_31_">.</text:span></text:p>
      <text:p text:style-name="P1"><text:span text:style-name="_39_">"</text:span><text:span text:style-name="_31_">W</text:span><text:span text:style-name="_35_">e</text:span><text:span text:style-name="_39_">l</text:span><text:span text:style-name="_31_">l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g</text:span><text:span text:style-name="_31_">r</text:span><text:span text:style-name="_37_">a</text:span><text:span text:style-name="_31_2">d</text:span><text:span text:style-name="_33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f</text:span><text:span text:style-name="_37_">a</text:span><text:span text:style-name="_31_2">d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o</text:span><text:span text:style-name="_31_">w</text:span><text:span text:style-name="_37_">a</text:span><text:span text:style-name="_39_">r</text:span><text:span text:style-name="_31_">d</text:span><text:span text:style-name="_35_"> </text:span><text:span text:style-name="_39_">a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l</text:span><text:span text:style-name="_33_">a</text:span><text:span text:style-name="_38_">n</text:span><text:span text:style-name="_39_">d</text:span><text:span text:style-name="_31_">,</text:span><text:span text:style-name="_35_"> </text:span><text:span text:style-name="_31_2">o</text:span><text:span text:style-name="_33_">n</text:span><text:span text:style-name="_35_"> </text:span><text:span text:style-name="_31_2">a</text:span><text:span text:style-name="_32_">c</text:span><text:span text:style-name="_38_">c</text:span><text:span text:style-name="_31_1">o</text:span><text:span text:style-name="_33_">u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d</text:span><text:span text:style-name="_34_">a</text:span><text:span text:style-name="_35_">i</text:span><text:span text:style-name="_39_">l</text:span><text:span text:style-name="_31_">y</text:span><text:span text:style-name="_35_"> </text:span><text:span text:style-name="_39_">l</text:span><text:span text:style-name="_34_">o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l</text:span><text:span text:style-name="_34_">e</text:span><text:span text:style-name="_37_">e</text:span><text:span text:style-name="_31_2">p</text:span><text:span text:style-name="_31_">;</text:span><text:span text:style-name="_35_"> </text:span><text:span text:style-name="_31_2">s</text:span><text:span text:style-name="_33_">o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8_">n</text:span><text:span text:style-name="_31_1">a</text:span><text:span text:style-name="_31_">l</text:span><text:span text:style-name="_35_">l</text:span><text:span text:style-name="_39_">y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t</text:span><text:span text:style-name="_31_"> </text:span><text:span text:style-name="_38_">u</text:span><text:span text:style-name="_31_1">p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h</text:span><text:span text:style-name="_38_">e</text:span><text:span text:style-name="_39_"> </text:span><text:span text:style-name="_31_">r</text:span><text:span text:style-name="_38_">a</text:span><text:span text:style-name="_31_1">n</text:span><text:span text:style-name="_31_"> </text:span><text:span text:style-name="_35_">a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o</text:span><text:span text:style-name="_38_">u</text:span><text:span text:style-name="_39_">t</text:span><text:span text:style-name="_34_">s</text:span><text:span text:style-name="_35_">i</text:span><text:span text:style-name="_31_1">d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9_">l</text:span><text:span text:style-name="_33_">a</text:span><text:span text:style-name="_38_">c</text:span><text:span text:style-name="_31_1">e</text:span><text:span text:style-name="_31_">d</text:span><text:span text:style-name="_35_"> </text:span><text:span text:style-name="_39_">a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1_">w</text:span><text:span text:style-name="_37_">h</text:span><text:span text:style-name="_31_2">e</text:span><text:span text:style-name="_31_">r</text:span><text:span text:style-name="_38_">e</text:span><text:span text:style-name="_31_1">b</text:span><text:span text:style-name="_31_">y</text:span><text:span text:style-name="_35_"> </text:span><text:span text:style-name="_39_">T</text:span><text:span text:style-name="_33_">h</text:span><text:span text:style-name="_38_">o</text:span><text:span text:style-name="_39_">m</text:span><text:span text:style-name="_33_">a</text:span><text:span text:style-name="_38_">s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t</text:span><text:span text:style-name="_39_">l</text:span><text:span text:style-name="_31_">e</text:span><text:span text:style-name="_35_">r</text:span><text:span text:style-name="_39_">,</text:span><text:span text:style-name="_31_"> </text:span><text:span text:style-name="_37_">a</text:span><text:span text:style-name="_39_">l</text:span><text:span text:style-name="_31_">w</text:span><text:span text:style-name="_38_">a</text:span><text:span text:style-name="_31_2">y</text:span><text:span text:style-name="_32_">s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l</text:span><text:span text:style-name="_31_">i</text:span><text:span text:style-name="_35_">t</text:span><text:span text:style-name="_39_">t</text:span><text:span text:style-name="_31_">l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--<text:span text:style-name="_33_">h</text:span><text:span text:style-name="_38_">e</text:span><text:span text:style-name="_39_"> </text:span><text:span text:style-name="_32_">s</text:span><text:span text:style-name="_35_">w</text:span><text:span text:style-name="_39_">i</text:span><text:span text:style-name="_31_">t</text:span><text:span text:style-name="_38_">c</text:span><text:span text:style-name="_31_2">h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a</text:span><text:span text:style-name="_31_">t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e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w</text:span><text:span text:style-name="_39_">i</text:span><text:span text:style-name="_31_">t</text:span><text:span text:style-name="_36_">c</text:span><text:span text:style-name="_31_1">h</text:span><text:span text:style-name="_34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4_">o</text:span><text:span text:style-name="_37_">n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 </text:span><text:span text:style-name="_31_">a</text:span><text:span text:style-name="_35_">t</text:span><text:span text:style-name="_39_"> </text:span><text:span text:style-name="_34_">d</text:span><text:span text:style-name="_37_">a</text:span><text:span text:style-name="_31_2">y</text:span><text:span text:style-name="_33_">b</text:span><text:span text:style-name="_35_">r</text:span><text:span text:style-name="_31_2">e</text:span><text:span text:style-name="_33_">a</text:span><text:span text:style-name="_35_">k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o</text:span><text:span text:style-name="_36_">k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p</text:span><text:span text:style-name="_31_1">e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k</text:span><text:span text:style-name="_35_">i</text:span><text:span text:style-name="_39_">t</text:span><text:span text:style-name="_34_">c</text:span><text:span text:style-name="_38_">h</text:span><text:span text:style-name="_31_1">e</text:span><text:span text:style-name="_31_">n</text:span><text:span text:style-name="_35_"> </text:span><text:span text:style-name="_31_1">d</text:span><text:span text:style-name="_34_">o</text:span><text:span text:style-name="_35_">o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e</text:span><text:span text:style-name="_37_">n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g</text:span><text:span text:style-name="_38_">o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l</text:span><text:span text:style-name="_38_">a</text:span><text:span text:style-name="_39_">m</text:span><text:span text:style-name="_31_"> </text:span><text:span text:style-name="_38_">u</text:span><text:span text:style-name="_31_0">s</text:span><text:span text:style-name="_31_"> </text:span><text:span text:style-name="_38_">a</text:span><text:span text:style-name="_31_0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1">u</text:span><text:span text:style-name="_34_">s</text:span><text:span text:style-name="_35_">e</text:span><text:span text:style-name="_39_">,</text:span><text:span text:style-name="_31_"> </text:span><text:span text:style-name="_36_">s</text:span><text:span text:style-name="_31_2">o</text:span><text:span text:style-name="_31_">m</text:span><text:span text:style-name="_37_">e</text:span><text:span text:style-name="_39_">t</text:span><text:span text:style-name="_31_">i</text:span><text:span text:style-name="_35_">m</text:span><text:span text:style-name="_31_2">e</text:span><text:span text:style-name="_31_">s</text:span><text:span text:style-name="_35_"> </text:span><text:span text:style-name="_31_2">b</text:span><text:span text:style-name="_31_">r</text:span><text:span text:style-name="_37_">e</text:span><text:span text:style-name="_31_1">a</text:span><text:span text:style-name="_34_">k</text:span><text:span text:style-name="_35_">i</text:span><text:span text:style-name="_31_1">n</text:span><text:span text:style-name="_34_">g</text:span><text:span text:style-name="_35_"> </text:span><text:span text:style-name="_39_">a</text:span><text:span text:style-name="_31_"> </text:span><text:span text:style-name="_35_">w</text:span><text:span text:style-name="_39_">i</text:span><text:span text:style-name="_34_">n</text:span><text:span text:style-name="_37_">d</text:span><text:span text:style-name="_39_">o</text:span><text:span text:style-name="_31_">w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u</text:span><text:span text:style-name="_36_">s</text:span><text:span text:style-name="_39_">.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w</text:span><text:span text:style-name="_33_">e</text:span><text:span text:style-name="_38_">e</text:span><text:span text:style-name="_39_">k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2_">c</text:span><text:span text:style-name="_37_">o</text:span><text:span text:style-name="_31_2">g</text:span><text:span text:style-name="_34_">n</text:span><text:span text:style-name="_35_">i</text:span><text:span text:style-name="_31_0">z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1_2">b</text:span><text:span text:style-name="_33_">u</text:span><text:span text:style-name="_36_">s</text:span><text:span text:style-name="_39_">i</text:span><text:span text:style-name="_34_">n</text:span><text:span text:style-name="_38_">e</text:span><text:span text:style-name="_31_0">s</text:span><text:span text:style-name="_31_">s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a</text:span><text:span text:style-name="_35_"> </text:span><text:span text:style-name="_31_1">d</text:span><text:span text:style-name="_34_">e</text:span><text:span text:style-name="_35_">l</text:span><text:span text:style-name="_31_1">u</text:span><text:span text:style-name="_34_">s</text:span><text:span text:style-name="_35_">i</text:span><text:span text:style-name="_31_2">o</text:span><text:span text:style-name="_33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0">s</text:span><text:span text:style-name="_34_">n</text:span><text:span text:style-name="_38_">a</text:span><text:span text:style-name="_39_">r</text:span><text:span text:style-name="_33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6_">v</text:span><text:span text:style-name="_31_2">e</text:span><text:span text:style-name="_31_">r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a</text:span><text:span text:style-name="_38_">n</text:span><text:span text:style-name="_31_1">d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8_">h</text:span><text:span text:style-name="_31_1">a</text:span><text:span text:style-name="_31_">d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l</text:span><text:span text:style-name="_31_2">o</text:span><text:span text:style-name="_33_">d</text:span><text:span text:style-name="_37_">g</text:span><text:span text:style-name="_39_">i</text:span><text:span text:style-name="_34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o</text:span><text:span text:style-name="_34_">u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h</text:span><text:span text:style-name="_37_">o</text:span><text:span text:style-name="_39_">l</text:span><text:span text:style-name="_31_">e</text:span><text:span text:style-name="_35_"> </text:span><text:span text:style-name="_39_">t</text:span><text:span text:style-name="_31_">i</text:span><text:span text:style-name="_35_">m</text:span><text:span text:style-name="_31_2">e</text:span>--<text:span text:style-name="_31_1">n</text:span><text:span text:style-name="_31_">o</text:span><text:span text:style-name="_35_">t</text:span><text:span text:style-name="_39_"> </text:span><text:span text:style-name="_33_">e</text:span><text:span text:style-name="_38_">x</text:span><text:span text:style-name="_31_1">a</text:span><text:span text:style-name="_34_">c</text:span><text:span text:style-name="_35_">t</text:span><text:span text:style-name="_39_">l</text:span><text:span text:style-name="_31_">y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e</text:span><text:span text:style-name="_39_">a</text:span><text:span text:style-name="_31_">l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h</text:span><text:span text:style-name="_35_">i</text:span><text:span text:style-name="_31_2">d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o</text:span><text:span text:style-name="_35_">l</text:span><text:span text:style-name="_39_">i</text:span><text:span text:style-name="_34_">c</text:span><text:span text:style-name="_37_">e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4_">h</text:span><text:span text:style-name="_37_">o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s</text:span><text:span text:style-name="_34_">e</text:span><text:span text:style-name="_37_">d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s</text:span><text:span text:style-name="_31_1">h</text:span><text:span text:style-name="_31_">r</text:span><text:span text:style-name="_38_">e</text:span><text:span text:style-name="_39_">w</text:span><text:span text:style-name="_33_">d</text:span><text:span text:style-name="_35_">l</text:span><text:span text:style-name="_39_">y</text:span><text:span text:style-name="_31_"> </text:span><text:span text:style-name="_35_">j</text:span><text:span text:style-name="_31_2">u</text:span><text:span text:style-name="_33_">d</text:span><text:span text:style-name="_37_">g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3_">e</text:span><text:span text:style-name="_35_">t</text:span><text:span text:style-name="_31_2">e</text:span><text:span text:style-name="_32_">c</text:span><text:span text:style-name="_35_">t</text:span><text:span text:style-name="_39_">i</text:span><text:span text:style-name="_34_">v</text:span><text:span text:style-name="_37_">e</text:span><text:span text:style-name="_39_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e</text:span><text:span text:style-name="_32_">v</text:span><text:span text:style-name="_38_">e</text:span><text:span text:style-name="_39_">r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t</text:span><text:span text:style-name="_35_">r</text:span><text:span text:style-name="_39_">i</text:span><text:span text:style-name="_34_">b</text:span><text:span text:style-name="_37_">e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s</text:span><text:span text:style-name="_39_"> </text:span><text:span text:style-name="_31_">t</text:span><text:span text:style-name="_37_">a</text:span><text:span text:style-name="_31_2">k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1">a</text:span><text:span text:style-name="_34_">n</text:span><text:span text:style-name="_36_">c</text:span><text:span text:style-name="_39_">t</text:span><text:span text:style-name="_33_">u</text:span><text:span text:style-name="_38_">a</text:span><text:span text:style-name="_39_">r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h</text:span><text:span text:style-name="_31_1">o</text:span><text:span text:style-name="_34_">u</text:span><text:span text:style-name="_36_">s</text:span><text:span text:style-name="_39_">e</text:span><text:span text:style-name="_31_"> </text:span><text:span text:style-name="_37_">n</text:span><text:span text:style-name="_31_2">o</text:span><text:span text:style-name="_31_">t</text:span><text:span text:style-name="_37_">o</text:span><text:span text:style-name="_39_">r</text:span><text:span text:style-name="_31_">i</text:span><text:span text:style-name="_38_">o</text:span><text:span text:style-name="_31_2">u</text:span><text:span text:style-name="_32_">s</text:span><text:span text:style-name="_35_">l</text:span><text:span text:style-name="_39_">y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i</text:span><text:span text:style-name="_31_">m</text:span><text:span text:style-name="_37_">p</text:span><text:span text:style-name="_31_2">o</text:span><text:span text:style-name="_32_">s</text:span><text:span text:style-name="_35_">i</text:span><text:span text:style-name="_31_2">n</text:span><text:span text:style-name="_31_">g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e</text:span><text:span text:style-name="_35_">l</text:span><text:span text:style-name="_31_1">a</text:span><text:span text:style-name="_33_">b</text:span><text:span text:style-name="_38_">o</text:span><text:span text:style-name="_39_">r</text:span><text:span text:style-name="_34_">a</text:span><text:span text:style-name="_35_">t</text:span><text:span text:style-name="_31_1">e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.</text:span></text:p>
      <text:p text:style-name="P1"><text:span text:style-name="_31_">"</text:span><text:span text:style-name="_35_">S</text:span><text:span text:style-name="_31_1">e</text:span><text:span text:style-name="_34_">n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a</text:span><text:span text:style-name="_33_">g</text:span><text:span text:style-name="_38_">a</text:span><text:span text:style-name="_39_">i</text:span><text:span text:style-name="_33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1">h</text:span><text:span text:style-name="_34_">e</text:span><text:span text:style-name="_35_"> </text:span><text:span text:style-name="_31_2">s</text:span><text:span text:style-name="_31_">t</text:span><text:span text:style-name="_35_">r</text:span><text:span text:style-name="_31_1">u</text:span><text:span text:style-name="_32_">c</text:span><text:span text:style-name="_38_">k</text:span><text:span text:style-name="_39_"> </text:span><text:span text:style-name="_31_">a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8_">d</text:span><text:span text:style-name="_31_1">a</text:span><text:span text:style-name="_34_">z</text:span><text:span text:style-name="_36_">z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i</text:span><text:span text:style-name="_31_2">d</text:span><text:span text:style-name="_33_">e</text:span><text:span text:style-name="_37_">a</text:span>--<text:span text:style-name="_38_">h</text:span><text:span text:style-name="_39_">e</text:span><text:span text:style-name="_31_"> </text:span><text:span text:style-name="_35_">f</text:span><text:span text:style-name="_39_">i</text:span><text:span text:style-name="_32_">x</text:span><text:span text:style-name="_38_">e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0">s</text:span><text:span text:style-name="_34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o</text:span><text:span text:style-name="_31_1">p</text:span><text:span text:style-name="_34_">e</text:span><text:span text:style-name="_37_">n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k</text:span><text:span text:style-name="_39_">i</text:span><text:span text:style-name="_31_">t</text:span><text:span text:style-name="_38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a</text:span><text:span text:style-name="_31_"> </text:span><text:span text:style-name="_38_">n</text:span><text:span text:style-name="_31_1">o</text:span><text:span text:style-name="_33_">b</text:span><text:span text:style-name="_35_">l</text:span><text:span text:style-name="_31_2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7_">e</text:span><text:span text:style-name="_31_2">d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r</text:span><text:span text:style-name="_33_">d</text:span><text:span text:style-name="_35_">i</text:span><text:span text:style-name="_31_2">n</text:span><text:span text:style-name="_33_">g</text:span><text:span text:style-name="_35_">l</text:span><text:span text:style-name="_31_2">y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7_">a</text:span><text:span text:style-name="_39_">l</text:span><text:span text:style-name="_31_">r</text:span><text:span text:style-name="_38_">e</text:span><text:span text:style-name="_31_2">a</text:span><text:span text:style-name="_33_">d</text:span><text:span text:style-name="_35_">y</text:span><text:span text:style-name="_39_"> </text:span><text:span text:style-name="_31_">f</text:span><text:span text:style-name="_38_">o</text:span><text:span text:style-name="_39_">r</text:span><text:span text:style-name="_33_">e</text:span><text:span text:style-name="_38_">s</text:span><text:span text:style-name="_31_1">e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.</text:span><text:span text:style-name="_35_"> </text:span><text:span text:style-name="_39_">I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3_">h</text:span><text:span text:style-name="_38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 </text:span><text:span text:style-name="_39_">a</text:span><text:span text:style-name="_31_">t</text:span><text:span text:style-name="_35_"> </text:span><text:span text:style-name="_31_2">b</text:span><text:span text:style-name="_33_">e</text:span><text:span text:style-name="_35_">d</text:span>-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8_">n</text:span><text:span text:style-name="_31_1">o</text:span><text:span text:style-name="_31_"> </text:span><text:span text:style-name="_35_">l</text:span><text:span text:style-name="_31_2">o</text:span><text:span text:style-name="_33_">n</text:span><text:span text:style-name="_38_">g</text:span><text:span text:style-name="_31_1">e</text:span><text:span text:style-name="_31_">r</text:span><text:span text:style-name="_35_"> </text:span><text:span text:style-name="_39_">t</text:span><text:span text:style-name="_31_">r</text:span><text:span text:style-name="_37_">u</text:span><text:span text:style-name="_31_2">s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o</text:span><text:span text:style-name="_39_">m</text:span><text:span text:style-name="_33_">a</text:span><text:span text:style-name="_38_">s</text:span><text:span text:style-name="_39_">'</text:span><text:span text:style-name="_31_">s</text:span><text:span text:style-name="_35_"> </text:span><text:span text:style-name="_39_">f</text:span><text:span text:style-name="_31_">r</text:span><text:span text:style-name="_35_">a</text:span><text:span text:style-name="_39_">i</text:span><text:span text:style-name="_31_">l</text:span><text:span text:style-name="_35_"> </text:span><text:span text:style-name="_39_">m</text:span><text:span text:style-name="_33_">e</text:span><text:span text:style-name="_35_">m</text:span><text:span text:style-name="_31_2">o</text:span><text:span text:style-name="_31_">r</text:span><text:span text:style-name="_35_">y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2_">s</text:span><text:span text:style-name="_35_"> </text:span><text:span text:style-name="_31_2">s</text:span><text:span text:style-name="_33_">o</text:span><text:span text:style-name="_38_">o</text:span><text:span text:style-name="_31_1">n</text:span><text:span text:style-name="_31_"> </text:span><text:span text:style-name="_38_">a</text:span><text:span text:style-name="_31_0">s</text:span><text:span text:style-name="_31_"> </text:span><text:soft-page-break/><text:span text:style-name="_35_">t</text:span><text:span text:style-name="_31_1">h</text:span><text:span text:style-name="_34_">e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s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w</text:span><text:span text:style-name="_31_2">a</text:span><text:span text:style-name="_31_">l</text:span><text:span text:style-name="_36_">k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k</text:span><text:span text:style-name="_35_">i</text:span><text:span text:style-name="_39_">t</text:span><text:span text:style-name="_32_">c</text:span><text:span text:style-name="_38_">h</text:span><text:span text:style-name="_31_1">e</text:span><text:span text:style-name="_31_">n</text:span><text:span text:style-name="_35_"> </text:span><text:span text:style-name="_31_1">d</text:span><text:span text:style-name="_34_">o</text:span><text:span text:style-name="_35_">o</text:span><text:span text:style-name="_39_">r</text:span><text:span text:style-name="_31_">,</text:span><text:span text:style-name="_35_"> </text:span><text:span text:style-name="_39_">t</text:span><text:span text:style-name="_33_">h</text:span><text:span text:style-name="_38_">u</text:span><text:span text:style-name="_39_">s</text:span><text:span text:style-name="_31_"> </text:span><text:span text:style-name="_35_">t</text:span><text:span text:style-name="_31_1">a</text:span><text:span text:style-name="_34_">k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1_">w</text:span><text:span text:style-name="_37_">a</text:span><text:span text:style-name="_39_">i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o</text:span><text:span text:style-name="_36_">k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3_">n</text:span><text:span text:style-name="_38_">g</text:span><text:span text:style-name="_39_">.</text:span><text:span text:style-name="_31_"> </text:span><text:span text:style-name="_35_">Y</text:span><text:span text:style-name="_31_2">o</text:span><text:span text:style-name="_33_">u</text:span><text:span text:style-name="_35_"> </text:span><text:span text:style-name="_31_0">s</text:span><text:span text:style-name="_34_">e</text:span><text:span text:style-name="_35_">e</text:span><text:span text:style-name="_39_"> </text:span><text:span text:style-name="_33_">h</text:span><text:span text:style-name="_38_">o</text:span><text:span text:style-name="_39_">w</text:span><text:span text:style-name="_31_"> </text:span><text:span text:style-name="_38_">a</text:span><text:span text:style-name="_31_1">g</text:span><text:span text:style-name="_33_">g</text:span><text:span text:style-name="_35_">r</text:span><text:span text:style-name="_31_2">a</text:span><text:span text:style-name="_32_">v</text:span><text:span text:style-name="_38_">a</text:span><text:span text:style-name="_39_">t</text:span><text:span text:style-name="_31_">i</text:span><text:span text:style-name="_37_">n</text:span><text:span text:style-name="_31_2">g</text:span><text:span text:style-name="_31_">l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s</text:span><text:span text:style-name="_31_">i</text:span><text:span text:style-name="_35_">t</text:span><text:span text:style-name="_31_1">u</text:span><text:span text:style-name="_33_">a</text:span><text:span text:style-name="_35_">t</text:span><text:span text:style-name="_31_2">e</text:span><text:span text:style-name="_31_">d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o</text:span><text:span text:style-name="_34_">n</text:span><text:span text:style-name="_35_">t</text:span><text:span text:style-name="_31_1">h</text:span><text:span text:style-name="_34_">s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n</text:span><text:span text:style-name="_39_">'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a</text:span><text:span text:style-name="_38_">n</text:span><text:span text:style-name="_31_0">y</text:span><text:span text:style-name="_31_">.</text:span><text:span text:style-name="_35_"> </text:span><text:span text:style-name="_39_">N</text:span><text:span text:style-name="_31_">o</text:span><text:span text:style-name="_35_">t</text:span><text:span text:style-name="_39_"> </text:span><text:span text:style-name="_31_">a</text:span><text:span text:style-name="_35_"> </text:span><text:span text:style-name="_31_2">s</text:span><text:span text:style-name="_33_">p</text:span><text:span text:style-name="_38_">a</text:span><text:span text:style-name="_39_">r</text:span><text:span text:style-name="_33_">e</text:span><text:span text:style-name="_35_"> </text:span><text:span text:style-name="_31_1">b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o</text:span><text:span text:style-name="_34_">u</text:span><text:span text:style-name="_36_">s</text:span><text:span text:style-name="_39_">e</text:span><text:span text:style-name="_31_">;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o</text:span><text:span text:style-name="_38_">c</text:span><text:span text:style-name="_31_2">c</text:span><text:span text:style-name="_33_">u</text:span><text:span text:style-name="_38_">p</text:span><text:span text:style-name="_39_">i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3_">b</text:span><text:span text:style-name="_38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s</text:span><text:span text:style-name="_39_">.</text:span><text:span text:style-name="_31_">_</text:span><text:span text:style-name="_35_">_</text:span></text:p>
      <text:p text:style-name="P1"><text:span text:style-name="_31_">"</text:span><text:span text:style-name="_35_">F</text:span><text:span text:style-name="_39_">i</text:span><text:span text:style-name="_34_">n</text:span><text:span text:style-name="_37_">a</text:span><text:span text:style-name="_39_">l</text:span><text:span text:style-name="_31_">l</text:span><text:span text:style-name="_35_">y</text:span><text:span text:style-name="_39_">,</text:span><text:span text:style-name="_31_"> </text:span><text:span text:style-name="_35_">I</text:span><text:span text:style-name="_39_"> </text:span><text:span text:style-name="_33_">g</text:span><text:span text:style-name="_38_">o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a</text:span><text:span text:style-name="_39_"> </text:span><text:span text:style-name="_34_">c</text:span><text:span text:style-name="_37_">u</text:span><text:span text:style-name="_39_">r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3_">a</text:span><text:span text:style-name="_38_">n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g</text:span><text:span text:style-name="_31_">r</text:span><text:span text:style-name="_38_">o</text:span><text:span text:style-name="_31_2">u</text:span><text:span text:style-name="_33_">n</text:span><text:span text:style-name="_35_">d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5_">t</text:span><text:span text:style-name="_31_1">a</text:span><text:span text:style-name="_33_">b</text:span><text:span text:style-name="_35_">l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e</text:span><text:span text:style-name="_38_">s</text:span><text:span text:style-name="_39_">t</text:span><text:span text:style-name="_34_">a</text:span><text:span text:style-name="_37_">b</text:span><text:span text:style-name="_39_">l</text:span><text:span text:style-name="_31_">i</text:span><text:span text:style-name="_36_">s</text:span><text:span text:style-name="_31_2">h</text:span><text:span text:style-name="_34_">e</text:span><text:span text:style-name="_37_">d</text:span><text:span text:style-name="_39_"> </text:span><text:span text:style-name="_31_">a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3_">a</text:span><text:span text:style-name="_38_">c</text:span><text:span text:style-name="_31_2">h</text:span><text:span text:style-name="_31_">m</text:span><text:span text:style-name="_37_">a</text:span><text:span text:style-name="_39_">n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4_">d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a</text:span><text:span text:style-name="_35_"> </text:span><text:span text:style-name="_31_0">s</text:span><text:span text:style-name="_34_">e</text:span><text:span text:style-name="_38_">a</text:span><text:span text:style-name="_31_0">s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4_">p</text:span><text:span text:style-name="_37_">e</text:span><text:span text:style-name="_31_2">a</text:span><text:span text:style-name="_32_">c</text:span><text:span text:style-name="_35_">e</text:span><text:span text:style-name="_39_"> </text:span><text:span text:style-name="_33_">e</text:span><text:span text:style-name="_38_">n</text:span><text:span text:style-name="_31_2">s</text:span><text:span text:style-name="_33_">u</text:span><text:span text:style-name="_38_">e</text:span><text:span text:style-name="_31_1">d</text:span><text:span text:style-name="_31_">,</text:span><text:span text:style-name="_35_"> </text:span><text:span text:style-name="_31_2">d</text:span><text:span text:style-name="_33_">u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g</text:span><text:span text:style-name="_37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i</text:span><text:span text:style-name="_31_1">n</text:span><text:span text:style-name="_34_">v</text:span><text:span text:style-name="_35_">i</text:span><text:span text:style-name="_39_">t</text:span><text:span text:style-name="_31_">i</text:span><text:span text:style-name="_37_">n</text:span><text:span text:style-name="_31_2">g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a</text:span><text:span text:style-name="_33_">n</text:span><text:span text:style-name="_38_">y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3_">n</text:span><text:span text:style-name="_35_">j</text:span><text:span text:style-name="_31_1">o</text:span><text:span text:style-name="_34_">y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.</text:span></text:p>
      <text:p text:style-name="P1"><text:span text:style-name="_39_">"</text:span><text:span text:style-name="_31_">B</text:span><text:span text:style-name="_35_">u</text:span><text:span text:style-name="_39_">t</text:span><text:span text:style-name="_31_"> </text:span><text:span text:style-name="_38_">b</text:span><text:span text:style-name="_31_0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r</text:span><text:span text:style-name="_39_">r</text:span><text:span text:style-name="_33_">e</text:span><text:span text:style-name="_38_">p</text:span><text:span text:style-name="_39_">r</text:span><text:span text:style-name="_34_">e</text:span><text:span text:style-name="_36_">s</text:span><text:span text:style-name="_31_0">s</text:span><text:span text:style-name="_31_">i</text:span><text:span text:style-name="_38_">b</text:span><text:span text:style-name="_39_">l</text:span><text:span text:style-name="_31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n</text:span><text:span text:style-name="_35_">t</text:span><text:span text:style-name="_31_1">e</text:span><text:span text:style-name="_34_">d</text:span><text:span text:style-name="_35_"> </text:span><text:span text:style-name="_39_">a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k</text:span><text:span text:style-name="_31_">i</text:span><text:span text:style-name="_37_">n</text:span><text:span text:style-name="_39_">k</text:span><text:span text:style-name="_31_">.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w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'</text:span><text:span text:style-name="_35_">s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f</text:span><text:span text:style-name="_31_">l</text:span><text:span text:style-name="_37_">u</text:span><text:span text:style-name="_31_2">n</text:span><text:span text:style-name="_31_">g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b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u</text:span><text:span text:style-name="_37_">d</text:span><text:span text:style-name="_31_2">d</text:span><text:span text:style-name="_33_">e</text:span><text:span text:style-name="_38_">n</text:span><text:span text:style-name="_39_"> </text:span><text:span text:style-name="_31_">m</text:span><text:span text:style-name="_37_">u</text:span><text:span text:style-name="_31_2">s</text:span><text:span text:style-name="_31_">i</text:span><text:span text:style-name="_35_">c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a</text:span><text:span text:style-name="_31_">w</text:span><text:span text:style-name="_35_">f</text:span><text:span text:style-name="_31_2">u</text:span><text:span text:style-name="_31_">l</text:span><text:span text:style-name="_35_"> </text:span><text:span text:style-name="_31_2">g</text:span><text:span text:style-name="_33_">o</text:span><text:span text:style-name="_38_">n</text:span><text:span text:style-name="_31_1">g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o</text:span><text:span text:style-name="_37_">b</text:span><text:span text:style-name="_31_2">b</text:span><text:span text:style-name="_31_">l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n</text:span><text:span text:style-name="_38_">n</text:span><text:span text:style-name="_31_1">u</text:span><text:span text:style-name="_33_">n</text:span><text:span text:style-name="_38_">c</text:span><text:span text:style-name="_39_">i</text:span><text:span text:style-name="_33_">a</text:span><text:span text:style-name="_35_">t</text:span><text:span text:style-name="_31_2">o</text:span><text:span text:style-name="_31_">r</text:span><text:span text:style-name="_35_">,</text:span><text:span text:style-name="_39_"> </text:span><text:span text:style-name="_31_">t</text:span><text:span text:style-name="_38_">u</text:span><text:span text:style-name="_39_">r</text:span><text:span text:style-name="_33_">n</text:span><text:span text:style-name="_37_">e</text:span><text:span text:style-name="_31_2">d</text:span><text:span text:style-name="_31_"> </text:span><text:span text:style-name="_37_">u</text:span><text:span text:style-name="_31_2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g</text:span><text:span text:style-name="_33_">a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4_">a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7_">d</text:span><text:span text:style-name="_39_"> </text:span><text:span text:style-name="_31_">'</text:span><text:span text:style-name="_35_">N</text:span><text:span text:style-name="_31_2">u</text:span><text:span text:style-name="_31_">r</text:span><text:span text:style-name="_36_">s</text:span><text:span text:style-name="_31_1">e</text:span><text:span text:style-name="_31_">r</text:span><text:span text:style-name="_38_">y</text:span><text:span text:style-name="_39_">'</text:span><text:span text:style-name="_31_"> </text:span><text:span text:style-name="_37_">e</text:span><text:span text:style-name="_31_2">x</text:span><text:span text:style-name="_34_">p</text:span><text:span text:style-name="_37_">o</text:span><text:span text:style-name="_31_2">s</text:span><text:span text:style-name="_33_">e</text:span><text:span text:style-name="_35_">d</text:span><text:span text:style-name="_39_">,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9_">f</text:span><text:span text:style-name="_33_">a</text:span><text:span text:style-name="_35_">i</text:span><text:span text:style-name="_31_2">n</text:span><text:span text:style-name="_31_">t</text:span><text:span text:style-name="_37_">e</text:span><text:span text:style-name="_31_2">d</text:span><text:span text:style-name="_31_"> </text:span><text:span text:style-name="_37_">d</text:span><text:span text:style-name="_31_2">e</text:span><text:span text:style-name="_34_">a</text:span><text:span text:style-name="_37_">d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c</text:span><text:span text:style-name="_37_">a</text:span><text:span text:style-name="_39_">m</text:span><text:span text:style-name="_31_">e</text:span><text:span text:style-name="_35_"> </text:span><text:span text:style-name="_31_1">p</text:span><text:span text:style-name="_31_">r</text:span><text:span text:style-name="_38_">e</text:span><text:span text:style-name="_31_0">c</text:span><text:span text:style-name="_31_">i</text:span><text:span text:style-name="_38_">o</text:span><text:span text:style-name="_31_2">u</text:span><text:span text:style-name="_32_">s</text:span><text:span text:style-name="_35_"> </text:span><text:span text:style-name="_31_1">n</text:span><text:span text:style-name="_34_">e</text:span><text:span text:style-name="_35_">a</text:span><text:span text:style-name="_39_">r</text:span><text:span text:style-name="_31_"> </text:span><text:span text:style-name="_38_">d</text:span><text:span text:style-name="_31_1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y</text:span><text:span text:style-name="_32_">s</text:span><text:span text:style-name="_35_">e</text:span><text:span text:style-name="_39_">l</text:span><text:span text:style-name="_31_">f</text:span><text:span text:style-name="_35_">.</text:span><text:span text:style-name="_39_"> </text:span><text:span text:style-name="_31_">I</text:span><text:span text:style-name="_35_"> </text:span><text:span text:style-name="_31_0">s</text:span><text:span text:style-name="_34_">e</text:span><text:span text:style-name="_35_">i</text:span><text:span text:style-name="_31_0">z</text:span><text:span text:style-name="_34_">e</text:span><text:span text:style-name="_35_">d</text:span><text:span text:style-name="_39_"> </text:span><text:span text:style-name="_31_">m</text:span><text:span text:style-name="_35_">y</text:span><text:span text:style-name="_39_"> </text:span><text:span text:style-name="_34_">s</text:span><text:span text:style-name="_37_">h</text:span><text:span text:style-name="_31_1">o</text:span><text:span text:style-name="_31_">t</text:span><text:span text:style-name="_38_">g</text:span><text:span text:style-name="_31_1">u</text:span><text:span text:style-name="_34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t</text:span><text:span text:style-name="_33_">o</text:span><text:span text:style-name="_38_">o</text:span><text:span text:style-name="_31_1">d</text:span><text:span text:style-name="_31_"> </text:span><text:span text:style-name="_35_">t</text:span><text:span text:style-name="_39_">i</text:span><text:span text:style-name="_31_">m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1">a</text:span><text:span text:style-name="_34_">c</text:span><text:span text:style-name="_37_">h</text:span><text:span text:style-name="_39_">m</text:span><text:span text:style-name="_34_">a</text:span><text:span text:style-name="_35_">n</text:span><text:span text:style-name="_39_"> </text:span><text:span text:style-name="_31_">w</text:span><text:span text:style-name="_37_">h</text:span><text:span text:style-name="_39_">i</text:span><text:span text:style-name="_31_">l</text:span><text:span text:style-name="_38_">s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7_">p</text:span><text:span text:style-name="_31_2">p</text:span><text:span text:style-name="_33_">a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8_">b</text:span><text:span text:style-name="_31_1">u</text:span><text:span text:style-name="_32_">z</text:span><text:span text:style-name="_38_">z</text:span><text:span text:style-name="_39_">i</text:span><text:span text:style-name="_34_">n</text:span><text:span text:style-name="_37_">g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o</text:span><text:span text:style-name="_34_">n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e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g</text:span><text:span text:style-name="_31_1">o</text:span><text:span text:style-name="_34_">n</text:span><text:span text:style-name="_37_">g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f</text:span><text:span text:style-name="_39_">l</text:span><text:span text:style-name="_33_">u</text:span><text:span text:style-name="_38_">n</text:span><text:span text:style-name="_39_">g</text:span><text:span text:style-name="_31_"> </text:span><text:span text:style-name="_35_">h</text:span><text:span text:style-name="_39_">i</text:span><text:span text:style-name="_31_">m</text:span><text:span text:style-name="_35_"> </text:span><text:span text:style-name="_31_2">o</text:span><text:span text:style-name="_33_">u</text:span><text:span text:style-name="_35_">t</text:span><text:span text:style-name="_39_">,</text:span><text:span text:style-name="_31_"> </text:span><text:span text:style-name="_35_">t</text:span><text:span text:style-name="_31_1">o</text:span><text:span text:style-name="_34_">o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h</text:span><text:span text:style-name="_37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h</text:span><text:span text:style-name="_31_">i</text:span><text:span text:style-name="_38_">s</text:span><text:span text:style-name="_39_"> </text:span><text:span text:style-name="_34_">g</text:span><text:span text:style-name="_37_">u</text:span><text:span text:style-name="_39_">n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4_">o</text:span><text:span text:style-name="_37_">n</text:span><text:span text:style-name="_39_"> </text:span><text:span text:style-name="_33_">a</text:span><text:span text:style-name="_38_">s</text:span><text:span text:style-name="_39_"> </text:span><text:span text:style-name="_33_">h</text:span><text:span text:style-name="_38_">e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1_">j</text:span><text:span text:style-name="_38_">u</text:span><text:span text:style-name="_39_">m</text:span><text:span text:style-name="_33_">p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c</text:span><text:span text:style-name="_31_">l</text:span><text:span text:style-name="_37_">o</text:span><text:span text:style-name="_39_">t</text:span><text:span text:style-name="_34_">h</text:span><text:span text:style-name="_37_">e</text:span><text:span text:style-name="_39_">s</text:span><text:span text:style-name="_31_">.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 </text:span><text:span text:style-name="_31_">j</text:span><text:span text:style-name="_38_">u</text:span><text:span text:style-name="_31_1">d</text:span><text:span text:style-name="_34_">g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r</text:span><text:span text:style-name="_39_">i</text:span><text:span text:style-name="_33_">p</text:span><text:span text:style-name="_38_">e</text:span><text:span text:style-name="_39_">,</text:span><text:span text:style-name="_31_"> </text:span><text:span text:style-name="_35_">I</text:span><text:span text:style-name="_39_"> </text:span><text:span text:style-name="_34_">c</text:span><text:span text:style-name="_35_">r</text:span><text:span text:style-name="_31_1">e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u</text:span><text:span text:style-name="_39_">r</text:span><text:span text:style-name="_32_">s</text:span><text:span text:style-name="_38_">e</text:span><text:span text:style-name="_39_">r</text:span><text:span text:style-name="_31_">y</text:span><text:span text:style-name="_35_">,</text:span><text:span text:style-name="_39_"> </text:span><text:span text:style-name="_33_">g</text:span><text:span text:style-name="_35_">l</text:span><text:span text:style-name="_31_2">a</text:span><text:span text:style-name="_33_">n</text:span><text:span text:style-name="_38_">c</text:span><text:span text:style-name="_31_1">e</text:span><text:span text:style-name="_34_">d</text:span><text:span text:style-name="_35_"> </text:span><text:span text:style-name="_39_">t</text:span><text:span text:style-name="_34_">h</text:span><text:span text:style-name="_35_">r</text:span><text:span text:style-name="_31_1">o</text:span><text:span text:style-name="_34_">u</text:span><text:span text:style-name="_37_">g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i</text:span><text:span text:style-name="_37_">n</text:span><text:span text:style-name="_31_2">d</text:span><text:span text:style-name="_31_">o</text:span><text:span text:style-name="_35_">w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a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d</text:span><text:span text:style-name="_39_">i</text:span><text:span text:style-name="_31_">m</text:span><text:span text:style-name="_35_"> </text:span><text:span text:style-name="_31_2">o</text:span><text:span text:style-name="_33_">u</text:span><text:span text:style-name="_35_">t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a</text:span><text:span text:style-name="_31_2">c</text:span><text:span text:style-name="_33_">h</text:span><text:span text:style-name="_35_">m</text:span><text:span text:style-name="_31_2">a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y</text:span><text:span text:style-name="_38_">a</text:span><text:span text:style-name="_39_">r</text:span><text:span text:style-name="_31_">d</text:span><text:span text:style-name="_35_"> </text:span><text:span text:style-name="_31_1">b</text:span><text:span text:style-name="_34_">e</text:span><text:span text:style-name="_35_">l</text:span><text:span text:style-name="_39_">o</text:span><text:span text:style-name="_31_">w</text:span><text:span text:style-name="_35_">,</text:span><text:span text:style-name="_39_"> 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3_">p</text:span><text:span text:style-name="_35_">r</text:span><text:span text:style-name="_31_2">e</text:span><text:span text:style-name="_34_">s</text:span><text:span text:style-name="_37_">e</text:span><text:span text:style-name="_31_1">n</text:span><text:span text:style-name="_31_">t</text:span>-<text:span text:style-name="_31_2">a</text:span><text:span text:style-name="_31_">r</text:span><text:span text:style-name="_35_">m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4_">a</text:span><text:span text:style-name="_35_">i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2">c</text:span><text:span text:style-name="_33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7_">h</text:span><text:span text:style-name="_31_2">o</text:span><text:span text:style-name="_33_">p</text:span><text:span text:style-name="_38_">p</text:span><text:span text:style-name="_31_2">e</text:span><text:span text:style-name="_33_">d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u</text:span><text:span text:style-name="_35_">r</text:span><text:span text:style-name="_31_0">s</text:span><text:span text:style-name="_34_">e</text:span><text:span text:style-name="_35_">r</text:span><text:span text:style-name="_39_">y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i</text:span><text:span text:style-name="_35_">r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a</text:span><text:span text:style-name="_38_">c</text:span><text:span text:style-name="_31_2">h</text:span><text:span text:style-name="_31_">m</text:span><text:span text:style-name="_37_">a</text:span><text:span text:style-name="_39_">n</text:span><text:span text:style-name="_31_"> </text:span><text:span text:style-name="_35_">f</text:span><text:span text:style-name="_39_">i</text:span><text:span text:style-name="_31_">r</text:span><text:span text:style-name="_37_">e</text:span><text:span text:style-name="_31_2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7_">d</text:span><text:span text:style-name="_39_"> </text:span><text:span text:style-name="_31_">f</text:span><text:span text:style-name="_35_">l</text:span><text:span text:style-name="_31_1">a</text:span><text:span text:style-name="_34_">s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y</text:span><text:span text:style-name="_39_"> </text:span><text:span text:style-name="_34_">g</text:span><text:span text:style-name="_37_">u</text:span><text:span text:style-name="_39_">n</text:span><text:span text:style-name="_31_">.</text:span><text:span text:style-name="_35_"> </text:span><text:span text:style-name="_39_">B</text:span><text:span text:style-name="_33_">o</text:span><text:span text:style-name="_35_">t</text:span><text:span text:style-name="_31_2">h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7_">u</text:span><text:span text:style-name="_31_0">c</text:span><text:span text:style-name="_34_">c</text:span><text:span text:style-name="_37_">e</text:span><text:span text:style-name="_31_2">s</text:span><text:span text:style-name="_32_">s</text:span><text:span text:style-name="_35_">f</text:span><text:span text:style-name="_31_2">u</text:span><text:span text:style-name="_31_">l</text:span><text:span text:style-name="_35_">;</text:span><text:span text:style-name="_39_"> </text:span><text:span text:style-name="_31_">I</text:span><text:span text:style-name="_35_"> </text:span><text:span text:style-name="_31_0">c</text:span><text:span text:style-name="_31_">r</text:span><text:span text:style-name="_35_">i</text:span><text:span text:style-name="_31_2">p</text:span><text:span text:style-name="_34_">p</text:span><text:span text:style-name="_35_">l</text:span><text:span text:style-name="_31_1">e</text:span><text:span text:style-name="_31_">d</text:span><text:span text:style-name="_35_"> </text:span><text:span text:style-name="_39_">a</text:span><text:span text:style-name="_31_"> </text:span><text:span text:style-name="_38_">n</text:span><text:span text:style-name="_31_1">u</text:span><text:span text:style-name="_31_">r</text:span><text:span text:style-name="_38_">s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e</text:span><text:span text:style-name="_39_"> </text:span><text:span text:style-name="_34_">s</text:span><text:span text:style-name="_37_">h</text:span><text:span text:style-name="_39_">o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m</text:span><text:span text:style-name="_39_">y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3_">h</text:span><text:span text:style-name="_38_">a</text:span><text:span text:style-name="_39_">i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t</text:span><text:span text:style-name="_37_">u</text:span><text:span text:style-name="_39_">r</text:span><text:span text:style-name="_34_">n</text:span><text:span text:style-name="_38_">e</text:span><text:span text:style-name="_31_1">d</text:span><text:span text:style-name="_31_"> </text:span><text:span text:style-name="_38_">u</text:span><text:span text:style-name="_31_1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g</text:span><text:span text:style-name="_33_">a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e</text:span><text:span text:style-name="_35_">l</text:span><text:span text:style-name="_31_1">e</text:span><text:span text:style-name="_33_">p</text:span><text:span text:style-name="_38_">h</text:span><text:span text:style-name="_31_2">o</text:span><text:span text:style-name="_33_">n</text:span><text:span text:style-name="_38_">e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8_">s</text:span><text:span text:style-name="_31_1">u</text:span><text:span text:style-name="_31_">r</text:span><text:span text:style-name="_37_">g</text:span><text:span text:style-name="_31_2">e</text:span><text:span text:style-name="_34_">o</text:span><text:span text:style-name="_37_">n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a</text:span><text:span text:style-name="_35_"> </text:span><text:span text:style-name="_31_2">s</text:span><text:span text:style-name="_31_">i</text:span><text:span text:style-name="_37_">g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n</text:span><text:span text:style-name="_31_1">o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r</text:span><text:span text:style-name="_33_">a</text:span><text:span text:style-name="_35_">i</text:span><text:span text:style-name="_31_2">s</text:span><text:span text:style-name="_34_">e</text:span><text:span text:style-name="_37_">d</text:span><text:span text:style-name="_39_">.</text:span><text:span text:style-name="_31_"> </text:span><text:span text:style-name="_35_">O</text:span><text:span text:style-name="_31_1">n</text:span><text:span text:style-name="_34_">e</text:span><text:span text:style-name="_35_"> </text:span><text:span text:style-name="_31_1">g</text:span><text:span text:style-name="_31_">l</text:span><text:span text:style-name="_38_">a</text:span><text:span text:style-name="_31_0">s</text:span><text:span text:style-name="_34_">s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a</text:span><text:span text:style-name="_38_">b</text:span><text:span text:style-name="_31_0">s</text:span><text:span text:style-name="_34_">e</text:span><text:span text:style-name="_35_">n</text:span><text:span text:style-name="_39_">t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w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4_">a</text:span><text:span text:style-name="_36_">c</text:span><text:span text:style-name="_31_2">h</text:span><text:span text:style-name="_31_">m</text:span><text:span text:style-name="_37_">a</text:span><text:span text:style-name="_31_1">n</text:span><text:span text:style-name="_31_">'</text:span><text:span text:style-name="_38_">s</text:span><text:span text:style-name="_39_"> </text:span><text:span text:style-name="_32_">c</text:span><text:span text:style-name="_38_">h</text:span><text:span text:style-name="_31_1">a</text:span><text:span text:style-name="_31_">r</text:span><text:span text:style-name="_38_">g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0">c</text:span><text:span text:style-name="_34_">o</text:span><text:span text:style-name="_35_">m</text:span><text:span text:style-name="_39_">e</text:span><text:span text:style-name="_31_"> </text:span><text:span text:style-name="_35_">t</text:span><text:span text:style-name="_31_1">h</text:span><text:span text:style-name="_31_">r</text:span><text:span text:style-name="_38_">o</text:span><text:span text:style-name="_31_1">u</text:span><text:span text:style-name="_34_">g</text:span><text:span text:style-name="_35_">h</text:span><text:span text:style-name="_39_">.</text:span><text:span text:style-name="_31_"> </text:span><text:span text:style-name="_35_">H</text:span><text:span text:style-name="_31_1">e</text:span><text:span text:style-name="_31_">r</text:span><text:span text:style-name="_38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f</text:span><text:span text:style-name="_35_">i</text:span><text:span text:style-name="_31_1">n</text:span><text:span text:style-name="_34_">e</text:span><text:span text:style-name="_35_"> </text:span><text:span text:style-name="_39_">m</text:span><text:span text:style-name="_34_">y</text:span><text:span text:style-name="_36_">s</text:span><text:span text:style-name="_39_">t</text:span><text:span text:style-name="_34_">e</text:span><text:span text:style-name="_35_">r</text:span><text:span text:style-name="_31_0">y</text:span>--<text:span text:style-name="_39_">a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'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 </text:span><text:span text:style-name="_35_">o</text:span><text:span text:style-name="_39_">f</text:span><text:span text:style-name="_31_">f</text:span><text:span text:style-name="_35_">'</text:span><text:span text:style-name="_39_"> </text:span><text:span text:style-name="_31_">a</text:span><text:span text:style-name="_35_">t</text:span><text:span text:style-name="_39_"> </text:span><text:span text:style-name="_31_">m</text:span><text:span text:style-name="_35_">i</text:span><text:span text:style-name="_31_1">d</text:span><text:span text:style-name="_34_">n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o</text:span><text:span text:style-name="_39_">w</text:span><text:span text:style-name="_33_">n</text:span><text:span text:style-name="_35_"> </text:span><text:span text:style-name="_31_2">a</text:span><text:span text:style-name="_32_">c</text:span><text:span text:style-name="_38_">c</text:span><text:span text:style-name="_31_1">o</text:span><text:span text:style-name="_31_">r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i</text:span><text:span text:style-name="_31_2">g</text:span><text:span text:style-name="_33_">h</text:span><text:span text:style-name="_38_">b</text:span><text:span text:style-name="_31_1">o</text:span><text:span text:style-name="_31_">r</text:span><text:span text:style-name="_38_">h</text:span><text:span text:style-name="_31_1">o</text:span><text:span text:style-name="_33_">o</text:span><text:span text:style-name="_38_">d</text:span><text:span text:style-name="_39_">!</text:span></text:p>
      <text:p text:style-name="P1"><text:span text:style-name="_35_">"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t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7_">e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u</text:span><text:span text:style-name="_34_">s</text:span><text:span text:style-name="_37_">u</text:span><text:span text:style-name="_31_2">a</text:span><text:span text:style-name="_31_">l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e</text:span><text:span text:style-name="_36_">x</text:span><text:span text:style-name="_31_2">p</text:span><text:span text:style-name="_31_">l</text:span><text:span text:style-name="_37_">a</text:span><text:span text:style-name="_39_">i</text:span><text:span text:style-name="_34_">n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'</text:span><text:span text:style-name="_35_">F</text:span><text:span text:style-name="_31_2">a</text:span><text:span text:style-name="_31_">l</text:span><text:span text:style-name="_36_">s</text:span><text:span text:style-name="_39_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.</text:span><text:span text:style-name="_35_">'</text:span><text:span text:style-name="_39_"> </text:span><text:span text:style-name="_31_">S</text:span><text:span text:style-name="_38_">a</text:span><text:span text:style-name="_39_">i</text:span><text:span text:style-name="_33_">d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e</text:span><text:span text:style-name="_37_">a</text:span><text:span text:style-name="_31_2">s</text:span><text:span text:style-name="_31_">i</text:span><text:span text:style-name="_35_">l</text:span><text:span text:style-name="_31_0">y</text:span><text:span text:style-name="_31_"> </text:span><text:span text:style-name="_35_">f</text:span><text:span text:style-name="_39_">i</text:span><text:span text:style-name="_32_">x</text:span><text:span text:style-name="_38_">e</text:span><text:span text:style-name="_39_">d</text:span><text:span text:style-name="_31_">.</text:span><text:span text:style-name="_35_"> </text:span><text:span text:style-name="_39_">S</text:span><text:span text:style-name="_31_">o</text:span><text:span text:style-name="_35_"> </text:span><text:span text:style-name="_31_2">h</text:span><text:span text:style-name="_33_">e</text:span><text:span text:style-name="_35_"> </text:span><text:span text:style-name="_31_2">o</text:span><text:span text:style-name="_32_">v</text:span><text:span text:style-name="_38_">e</text:span><text:span text:style-name="_39_">r</text:span><text:span text:style-name="_33_">h</text:span><text:span text:style-name="_37_">a</text:span><text:span text:style-name="_31_2">u</text:span><text:span text:style-name="_31_">l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u</text:span><text:span text:style-name="_35_">r</text:span><text:span text:style-name="_31_2">s</text:span><text:span text:style-name="_33_">e</text:span><text:span text:style-name="_35_">r</text:span><text:span text:style-name="_39_">y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,</text:span><text:span text:style-name="_39_"> </text:span><text:span text:style-name="_32_">c</text:span><text:span text:style-name="_38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a</text:span><text:span text:style-name="_31_"> </text:span><text:span text:style-name="_35_">r</text:span><text:span text:style-name="_31_1">e</text:span><text:span text:style-name="_31_">m</text:span><text:span text:style-name="_38_">u</text:span><text:span text:style-name="_31_2">n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f</text:span><text:span text:style-name="_31_">i</text:span><text:span text:style-name="_37_">g</text:span><text:span text:style-name="_31_2">u</text:span><text:span text:style-name="_31_">r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7_">e</text:span><text:span text:style-name="_31_1">p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.</text:span></text:p>
      <text:p text:style-name="P1"><text:span text:style-name="_35_">"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u</text:span><text:span text:style-name="_31_">f</text:span><text:span text:style-name="_35_">f</text:span><text:span text:style-name="_31_1">e</text:span><text:span text:style-name="_31_">r</text:span><text:span text:style-name="_38_">e</text:span><text:span text:style-name="_39_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 </text:span><text:span text:style-name="_31_1">n</text:span><text:span text:style-name="_34_">o</text:span><text:span text:style-name="_35_"> </text:span><text:span text:style-name="_31_0">s</text:span><text:span text:style-name="_31_">t</text:span><text:span text:style-name="_38_">y</text:span><text:span text:style-name="_39_">l</text:span><text:span text:style-name="_34_">o</text:span><text:span text:style-name="_37_">g</text:span><text:span text:style-name="_39_">r</text:span><text:span text:style-name="_34_">a</text:span><text:span text:style-name="_37_">p</text:span><text:span text:style-name="_31_1">h</text:span><text:span text:style-name="_31_">i</text:span><text:span text:style-name="_38_">c</text:span><text:span text:style-name="_39_"> </text:span><text:span text:style-name="_33_">p</text:span><text:span text:style-name="_38_">e</text:span><text:span text:style-name="_39_">n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d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2">b</text:span><text:span text:style-name="_33_">e</text:span><text:span text:style-name="_35_">.</text:span><text:span text:style-name="_39_"> </text:span><text:span text:style-name="_31_">D</text:span><text:span text:style-name="_38_">u</text:span><text:span text:style-name="_39_">r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5_">m</text:span><text:span text:style-name="_31_2">o</text:span><text:span text:style-name="_33_">n</text:span><text:span text:style-name="_35_">t</text:span><text:span text:style-name="_31_1">h</text:span><text:span text:style-name="_34_">s</text:span><text:span text:style-name="_35_"> </text:span><text:span text:style-name="_39_">I</text:span><text:span text:style-name="_31_"> </text:span><text:span text:style-name="_37_">a</text:span><text:span text:style-name="_39_">l</text:span><text:span text:style-name="_31_">w</text:span><text:span text:style-name="_38_">a</text:span><text:span text:style-name="_31_0">y</text:span><text:span text:style-name="_34_">s</text:span><text:span text:style-name="_35_"> </text:span><text:span text:style-name="_39_">f</text:span><text:span text:style-name="_31_">l</text:span><text:span text:style-name="_35_">e</text:span><text:span text:style-name="_39_">w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5_">y</text:span><text:span text:style-name="_39_"> </text:span><text:span text:style-name="_34_">g</text:span><text:span text:style-name="_37_">u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o</text:span><text:span text:style-name="_37_">o</text:span><text:span text:style-name="_39_">m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0">c</text:span><text:span text:style-name="_34_">a</text:span><text:span text:style-name="_35_">t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a</text:span><text:span text:style-name="_31_0">c</text:span><text:span text:style-name="_33_">h</text:span><text:span text:style-name="_35_">m</text:span><text:span text:style-name="_31_2">a</text:span><text:span text:style-name="_31_">n</text:span><text:span text:style-name="_35_"> </text:span><text:span text:style-name="_31_1">a</text:span><text:span text:style-name="_31_">l</text:span><text:span text:style-name="_35_">w</text:span><text:span text:style-name="_31_2">a</text:span><text:span text:style-name="_32_">y</text:span><text:span text:style-name="_38_">s</text:span><text:span text:style-name="_39_"> </text:span><text:span text:style-name="_32_">s</text:span><text:span text:style-name="_38_">a</text:span><text:span text:style-name="_39_">l</text:span><text:span text:style-name="_31_">l</text:span><text:span text:style-name="_35_">i</text:span><text:span text:style-name="_31_2">e</text:span><text:span text:style-name="_33_">d</text:span><text:span text:style-name="_35_"> </text:span><text:span text:style-name="_39_">f</text:span><text:span text:style-name="_34_">o</text:span><text:span text:style-name="_35_">r</text:span><text:span text:style-name="_39_">t</text:span><text:span text:style-name="_33_">h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h</text:span><text:span text:style-name="_39_">i</text:span><text:span text:style-name="_34_">s</text:span><text:span text:style-name="_35_"> </text:span><text:span text:style-name="_31_1">b</text:span><text:span text:style-name="_34_">a</text:span><text:span text:style-name="_35_">t</text:span><text:span text:style-name="_39_">t</text:span><text:span text:style-name="_34_">e</text:span><text:span text:style-name="_35_">r</text:span><text:span text:style-name="_31_0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u</text:span><text:span text:style-name="_33_">p</text:span><text:span text:style-name="_38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3_">a</text:span><text:span text:style-name="_38_">n</text:span><text:span text:style-name="_31_2">y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h</text:span><text:span text:style-name="_31_2">o</text:span><text:span text:style-name="_33_">o</text:span><text:span text:style-name="_35_">t</text:span><text:span text:style-name="_39_"> </text:span><text:span text:style-name="_33_">a</text:span><text:span text:style-name="_35_">t</text:span>--<text:span text:style-name="_35_">w</text:span><text:span text:style-name="_39_">i</text:span><text:span text:style-name="_34_">n</text:span><text:span text:style-name="_37_">d</text:span><text:span text:style-name="_31_2">o</text:span><text:span text:style-name="_31_">w</text:span><text:span text:style-name="_35_">s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e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l</text:span><text:span text:style-name="_31_">w</text:span><text:span text:style-name="_37_">a</text:span><text:span text:style-name="_31_2">y</text:span><text:span text:style-name="_32_">s</text:span><text:span text:style-name="_35_"> </text:span><text:span text:style-name="_31_0">s</text:span><text:span text:style-name="_34_">e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t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o</text:span><text:span text:style-name="_31_0">s</text:span><text:span text:style-name="_34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i</text:span><text:span text:style-name="_36_">c</text:span><text:span text:style-name="_31_2">u</text:span><text:span text:style-name="_31_">l</text:span><text:span text:style-name="_35_">a</text:span><text:span text:style-name="_39_">r</text:span><text:span text:style-name="_31_"> </text:span><text:span text:style-name="_35_">w</text:span><text:span text:style-name="_39_">i</text:span><text:span text:style-name="_33_">n</text:span><text:span text:style-name="_38_">d</text:span><text:span text:style-name="_31_1">o</text:span><text:span text:style-name="_31_">w</text:span><text:span text:style-name="_38_">s</text:span>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7_">q</text:span><text:span text:style-name="_31_2">u</text:span><text:span text:style-name="_31_">i</text:span><text:span text:style-name="_35_">e</text:span><text:span text:style-name="_39_">t</text:span><text:span text:style-name="_31_"> </text:span><text:span text:style-name="_35_">a</text:span><text:span text:style-name="_39_"> </text:span><text:span text:style-name="_31_">w</text:span><text:span text:style-name="_38_">e</text:span><text:span text:style-name="_31_1">e</text:span><text:span text:style-name="_31_">k</text:span><text:span text:style-name="_35_"> </text:span><text:span text:style-name="_39_">o</text:span><text:span text:style-name="_31_">r</text:span><text:span text:style-name="_35_"> </text:span><text:span text:style-name="_31_2">s</text:span><text:span text:style-name="_33_">o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a</text:span><text:span text:style-name="_39_">l</text:span><text:span text:style-name="_31_">w</text:span><text:span text:style-name="_37_">a</text:span><text:span text:style-name="_31_0">y</text:span><text:span text:style-name="_34_">s</text:span><text:span text:style-name="_35_"> </text:span><text:span text:style-name="_39_">r</text:span><text:span text:style-name="_34_">e</text:span><text:span text:style-name="_35_">m</text:span><text:span text:style-name="_31_1">e</text:span><text:span text:style-name="_31_">m</text:span><text:span text:style-name="_38_">b</text:span><text:span text:style-name="_31_1">e</text:span><text:span text:style-name="_31_">r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4_">n</text:span><text:span text:style-name="_37_">d</text:span><text:span text:style-name="_39_"> </text:span><text:span text:style-name="_34_">u</text:span><text:span text:style-name="_36_">s</text:span><text:span text:style-name="_39_"> </text:span><text:span text:style-name="_31_">a</text:span><text:span text:style-name="_35_"> </text:span><text:span text:style-name="_39_">b</text:span><text:span text:style-name="_31_">i</text:span><text:span text:style-name="_35_">l</text:span><text:span text:style-name="_39_">l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: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W</text:span><text:span text:style-name="_39_">i</text:span><text:span text:style-name="_31_">r</text:span><text:span text:style-name="_35_">e</text:span><text:span text:style-name="_39_">_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$</text:span><text:span text:style-name="_39_">2</text:span><text:span text:style-name="_31_">.</text:span><text:span text:style-name="_35_">1</text:span><text:span text:style-name="_39_">5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N</text:span><text:span text:style-name="_31_">i</text:span><text:span text:style-name="_37_">p</text:span><text:span text:style-name="_31_2">p</text:span><text:span text:style-name="_31_">l</text:span><text:span text:style-name="_35_">e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_</text:span><text:span text:style-name="_35_">.</text:span><text:span text:style-name="_39_">7</text:span><text:span text:style-name="_31_">5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T</text:span><text:span text:style-name="_35_">w</text:span><text:span text:style-name="_31_1">o</text:span><text:span text:style-name="_31_">_</text:span><text:span text:style-name="_38_">h</text:span><text:span text:style-name="_31_1">o</text:span><text:span text:style-name="_34_">u</text:span><text:span text:style-name="_35_">r</text:span><text:span text:style-name="_31_0">s</text:span><text:span text:style-name="_31_">'</text:span><text:span text:style-name="_35_">_</text:span><text:span text:style-name="_39_">l</text:span><text:span text:style-name="_34_">a</text:span><text:span text:style-name="_37_">b</text:span><text:span text:style-name="_31_2">o</text:span><text:span text:style-name="_31_">r</text:span><text:span text:style-name="_35_">_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1</text:span><text:span text:style-name="_39_">.</text:span><text:span text:style-name="_31_">5</text:span><text:span text:style-name="_35_">0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W</text:span><text:span text:style-name="_31_2">a</text:span><text:span text:style-name="_32_">x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_</text:span><text:span text:style-name="_31_">.</text:span><text:span text:style-name="_35_">4</text:span><text:span text:style-name="_39_">7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T</text:span><text:span text:style-name="_33_">a</text:span><text:span text:style-name="_38_">p</text:span><text:span text:style-name="_39_">e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_</text:span><text:span text:style-name="_35_">.</text:span><text:span text:style-name="_39_">3</text:span><text:span text:style-name="_31_">4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S</text:span><text:span text:style-name="_38_">c</text:span><text:span text:style-name="_39_">r</text:span><text:span text:style-name="_33_">e</text:span><text:span text:style-name="_35_">w</text:span><text:span text:style-name="_39_">s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_</text:span><text:span text:style-name="_39_">.</text:span><text:span text:style-name="_31_">1</text:span><text:span text:style-name="_35_">5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R</text:span><text:span text:style-name="_31_2">e</text:span><text:span text:style-name="_32_">c</text:span><text:span text:style-name="_38_">h</text:span><text:span text:style-name="_31_1">a</text:span><text:span text:style-name="_31_">r</text:span><text:span text:style-name="_37_">g</text:span><text:span text:style-name="_39_">i</text:span><text:span text:style-name="_34_">n</text:span><text:span text:style-name="_37_">g</text:span><text:span text:style-name="_39_">_</text:span><text:span text:style-name="_34_">b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y</text:span><text:span text:style-name="_35_">_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_</text:span><text:span text:style-name="_31_">.</text:span><text:span text:style-name="_35_">9</text:span><text:span text:style-name="_39_">8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T</text:span><text:span text:style-name="_33_">h</text:span><text:span text:style-name="_35_">r</text:span><text:span text:style-name="_31_2">e</text:span><text:span text:style-name="_34_">e</text:span><text:span text:style-name="_35_">_</text:span><text:span text:style-name="_31_1">h</text:span><text:span text:style-name="_33_">o</text:span><text:span text:style-name="_38_">u</text:span><text:span text:style-name="_39_">r</text:span><text:span text:style-name="_34_">s</text:span><text:span text:style-name="_35_">'</text:span><text:span text:style-name="_39_">_</text:span><text:span text:style-name="_31_">l</text:span><text:span text:style-name="_37_">a</text:span><text:span text:style-name="_31_1">b</text:span><text:span text:style-name="_34_">o</text:span><text:span text:style-name="_35_">r</text:span><text:span text:style-name="_39_">_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2</text:span><text:span text:style-name="_35_">.</text:span><text:span text:style-name="_39_">2</text:span><text:span text:style-name="_31_">5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S</text:span><text:span text:style-name="_35_">t</text:span><text:span text:style-name="_39_">r</text:span><text:span text:style-name="_31_">i</text:span><text:span text:style-name="_37_">n</text:span><text:span text:style-name="_31_2">g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_</text:span><text:span text:style-name="_39_">.</text:span><text:span text:style-name="_31_">0</text:span><text:span text:style-name="_35_">2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L</text:span><text:span text:style-name="_31_1">a</text:span><text:span text:style-name="_31_">r</text:span><text:span text:style-name="_38_">d</text:span><text:span text:style-name="_39_">_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_</text:span><text:span text:style-name="_31_">.</text:span><text:span text:style-name="_35_">6</text:span><text:span text:style-name="_39_">6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P</text:span><text:span text:style-name="_33_">o</text:span><text:span text:style-name="_38_">n</text:span><text:span text:style-name="_31_2">d</text:span><text:span text:style-name="_31_">'</text:span><text:span text:style-name="_36_">s</text:span><text:span text:style-name="_39_">_</text:span><text:span text:style-name="_31_">E</text:span><text:span text:style-name="_38_">x</text:span><text:span text:style-name="_39_">t</text:span><text:span text:style-name="_31_">r</text:span><text:span text:style-name="_37_">a</text:span><text:span text:style-name="_39_">c</text:span><text:span text:style-name="_31_">t</text:span><text:span text:style-name="_35_">_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1</text:span><text:span text:style-name="_35_">.</text:span><text:span text:style-name="_39_">2</text:span><text:span text:style-name="_31_">5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S</text:span><text:span text:style-name="_37_">p</text:span><text:span text:style-name="_39_">r</text:span><text:span text:style-name="_31_">i</text:span><text:span text:style-name="_38_">n</text:span><text:span text:style-name="_31_1">g</text:span><text:span text:style-name="_34_">s</text:span><text:span text:style-name="_35_">_</text:span><text:span text:style-name="_39_">a</text:span><text:span text:style-name="_31_">t</text:span><text:span text:style-name="_35_">_</text:span><text:span text:style-name="_39_">5</text:span><text:span text:style-name="_31_">0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2</text:span><text:span text:style-name="_39_">.</text:span><text:span text:style-name="_31_">0</text:span><text:span text:style-name="_35_">0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R</text:span><text:span text:style-name="_31_2">a</text:span><text:span text:style-name="_31_">i</text:span><text:span text:style-name="_35_">l</text:span><text:span text:style-name="_39_">r</text:span><text:span text:style-name="_33_">o</text:span><text:span text:style-name="_37_">a</text:span><text:span text:style-name="_31_2">d</text:span><text:span text:style-name="_31_">_</text:span><text:span text:style-name="_35_">f</text:span><text:span text:style-name="_31_2">a</text:span><text:span text:style-name="_31_">r</text:span><text:span text:style-name="_37_">e</text:span><text:span text:style-name="_39_">s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7</text:span><text:span text:style-name="_31_">.</text:span><text:span text:style-name="_35_">2</text:span><text:span text:style-name="_39_">5</text:span></text:p>
      <text:p text:style-name="P1"><text:span text:style-name="_35_">"</text:span><text:span text:style-name="_39_">A</text:span><text:span text:style-name="_31_">t</text:span><text:span text:style-name="_35_"> </text:span><text:span text:style-name="_39_">l</text:span><text:span text:style-name="_33_">e</text:span><text:span text:style-name="_38_">n</text:span><text:span text:style-name="_31_2">g</text:span><text:span text:style-name="_31_">t</text:span><text:span text:style-name="_37_">h</text:span><text:span text:style-name="_39_"> </text:span><text:span text:style-name="_31_">a</text:span><text:span text:style-name="_35_"> </text:span><text:span text:style-name="_31_2">p</text:span><text:span text:style-name="_33_">e</text:span><text:span text:style-name="_35_">r</text:span><text:span text:style-name="_39_">f</text:span><text:span text:style-name="_34_">e</text:span><text:span text:style-name="_36_">c</text:span><text:span text:style-name="_39_">t</text:span><text:span text:style-name="_31_">l</text:span><text:span text:style-name="_35_">y</text:span><text:span text:style-name="_39_"> </text:span><text:span text:style-name="_34_">n</text:span><text:span text:style-name="_37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0">c</text:span><text:span text:style-name="_34_">a</text:span><text:span text:style-name="_35_">m</text:span><text:span text:style-name="_39_">e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--<text:span text:style-name="_31_2">a</text:span><text:span text:style-name="_31_">f</text:span><text:span text:style-name="_35_">t</text:span><text:span text:style-name="_31_1">e</text:span><text:span text:style-name="_31_">r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4_">e</text:span><text:span text:style-name="_37_">d</text:span><text:span text:style-name="_39_"> </text:span><text:span text:style-name="_31_">t</text:span><text:span text:style-name="_38_">h</text:span><text:span text:style-name="_39_">r</text:span><text:span text:style-name="_33_">e</text:span><text:span text:style-name="_35_">e</text:span><text:span text:style-name="_39_"> </text:span><text:span text:style-name="_31_">o</text:span><text:span text:style-name="_35_">r</text:span><text:span text:style-name="_39_"> </text:span><text:span text:style-name="_31_">f</text:span><text:span text:style-name="_38_">o</text:span><text:span text:style-name="_31_1">u</text:span><text:span text:style-name="_31_">r</text:span><text:span text:style-name="_35_"> </text:span><text:soft-page-break/><text:span text:style-name="_31_2">h</text:span><text:span text:style-name="_33_">u</text:span><text:span text:style-name="_38_">n</text:span><text:span text:style-name="_31_1">d</text:span><text:span text:style-name="_31_">r</text:span><text:span text:style-name="_38_">e</text:span><text:span text:style-name="_31_1">d</text:span><text:span text:style-name="_31_"> </text:span><text:span text:style-name="_35_">f</text:span><text:span text:style-name="_31_2">a</text:span><text:span text:style-name="_31_">l</text:span><text:span text:style-name="_36_">s</text:span><text:span text:style-name="_39_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2_">s</text:span>--<text:span text:style-name="_31_">t</text:span><text:span text:style-name="_38_">o</text:span><text:span text:style-name="_39_"> </text:span><text:span text:style-name="_31_">w</text:span><text:span text:style-name="_35_">i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0">s</text:span><text:span text:style-name="_31_">t</text:span><text:span text:style-name="_38_">o</text:span><text:span text:style-name="_31_1">p</text:span><text:span text:style-name="_34_">p</text:span><text:span text:style-name="_37_">e</text:span><text:span text:style-name="_31_2">d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.</text:span><text:span text:style-name="_35_"> </text:span><text:span text:style-name="_39_">Y</text:span><text:span text:style-name="_34_">e</text:span><text:span text:style-name="_36_">s</text:span><text:span text:style-name="_39_">,</text:span><text:span text:style-name="_31_"> </text:span><text:span text:style-name="_35_">I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r</text:span><text:span text:style-name="_31_2">o</text:span><text:span text:style-name="_32_">s</text:span><text:span text:style-name="_35_">e</text:span><text:span text:style-name="_39_"> </text:span><text:span text:style-name="_33_">u</text:span><text:span text:style-name="_38_">p</text:span><text:span text:style-name="_39_"> </text:span><text:span text:style-name="_34_">c</text:span><text:span text:style-name="_37_">a</text:span><text:span text:style-name="_39_">l</text:span><text:span text:style-name="_31_">m</text:span><text:span text:style-name="_35_">l</text:span><text:span text:style-name="_39_">y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6_">s</text:span><text:span text:style-name="_39_">l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 </text:span><text:span text:style-name="_34_">a</text:span><text:span text:style-name="_36_">c</text:span><text:span text:style-name="_39_">r</text:span><text:span text:style-name="_33_">o</text:span><text:span text:style-name="_38_">s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o</text:span><text:span text:style-name="_37_">u</text:span><text:span text:style-name="_31_2">s</text:span><text:span text:style-name="_31_">e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6_">c</text:span><text:span text:style-name="_31_2">a</text:span><text:span text:style-name="_31_">l</text:span><text:span text:style-name="_35_">m</text:span><text:span text:style-name="_39_">l</text:span><text:span text:style-name="_31_">y</text:span><text:span text:style-name="_35_"> </text:span><text:span text:style-name="_39_">i</text:span><text:span text:style-name="_34_">n</text:span><text:span text:style-name="_36_">s</text:span><text:span text:style-name="_31_1">p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n</text:span><text:span text:style-name="_33_">n</text:span><text:span text:style-name="_38_">u</text:span><text:span text:style-name="_31_1">n</text:span><text:span text:style-name="_34_">c</text:span><text:span text:style-name="_35_">i</text:span><text:span text:style-name="_31_2">a</text:span><text:span text:style-name="_31_">t</text:span><text:span text:style-name="_37_">o</text:span><text:span text:style-name="_39_">r</text:span><text:span text:style-name="_31_">,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7_">n</text:span><text:span text:style-name="_31_2">o</text:span><text:span text:style-name="_31_">t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1_">i</text:span><text:span text:style-name="_38_">n</text:span><text:span text:style-name="_31_1">d</text:span><text:span text:style-name="_31_">i</text:span><text:span text:style-name="_38_">c</text:span><text:span text:style-name="_31_1">a</text:span><text:span text:style-name="_31_">t</text:span><text:span text:style-name="_38_">e</text:span><text:span text:style-name="_31_1">d</text:span><text:span text:style-name="_31_">;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0">c</text:span><text:span text:style-name="_34_">a</text:span><text:span text:style-name="_35_">l</text:span><text:span text:style-name="_39_">m</text:span><text:span text:style-name="_31_">l</text:span><text:span text:style-name="_35_">y</text:span><text:span text:style-name="_39_"> </text:span><text:span text:style-name="_34_">d</text:span><text:span text:style-name="_35_">i</text:span><text:span text:style-name="_31_0">s</text:span><text:span text:style-name="_34_">c</text:span><text:span text:style-name="_37_">o</text:span><text:span text:style-name="_31_2">n</text:span><text:span text:style-name="_33_">n</text:span><text:span text:style-name="_37_">e</text:span><text:span text:style-name="_31_2">c</text:span><text:span text:style-name="_31_">t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e</text:span><text:span text:style-name="_33_">n</text:span><text:span text:style-name="_35_">t</text:span><text:span text:style-name="_39_"> </text:span><text:span text:style-name="_34_">b</text:span><text:span text:style-name="_37_">a</text:span><text:span text:style-name="_31_2">c</text:span><text:span text:style-name="_32_">k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f</text:span><text:span text:style-name="_39_"> </text:span><text:span text:style-name="_33_">n</text:span><text:span text:style-name="_38_">o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h</text:span><text:span text:style-name="_37_">a</text:span><text:span text:style-name="_31_1">p</text:span><text:span text:style-name="_34_">p</text:span><text:span text:style-name="_37_">e</text:span><text:span text:style-name="_31_2">n</text:span><text:span text:style-name="_33_">e</text:span><text:span text:style-name="_38_">d</text:span><text:span text:style-name="_39_">.</text:span><text:span text:style-name="_31_"> </text:span><text:span text:style-name="_35_">M</text:span><text:span text:style-name="_31_1">o</text:span><text:span text:style-name="_31_">r</text:span><text:span text:style-name="_38_">e</text:span><text:span text:style-name="_31_1">o</text:span><text:span text:style-name="_34_">v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 </text:span><text:span text:style-name="_35_">o</text:span><text:span text:style-name="_39_">f</text:span><text:span text:style-name="_31_">f</text:span><text:span text:style-name="_35_"> </text:span><text:span text:style-name="_31_1">p</text:span><text:span text:style-name="_34_">e</text:span><text:span text:style-name="_35_">r</text:span><text:span text:style-name="_39_">m</text:span><text:span text:style-name="_33_">a</text:span><text:span text:style-name="_38_">n</text:span><text:span text:style-name="_31_2">e</text:span><text:span text:style-name="_33_">n</text:span><text:span text:style-name="_35_">t</text:span><text:span text:style-name="_39_">l</text:span><text:span text:style-name="_31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d</text:span><text:span text:style-name="_39_">i</text:span><text:span text:style-name="_33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7_">e</text:span><text:span text:style-name="_31_2">n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t</text:span><text:span text:style-name="_35_">.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,</text:span><text:span text:style-name="_39_"> </text:span><text:span text:style-name="_31_">i</text:span><text:span text:style-name="_35_">t</text:span><text:span text:style-name="_39_"> </text:span><text:span text:style-name="_33_">g</text:span><text:span text:style-name="_38_">o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8_">s</text:span><text:span text:style-name="_31_1">a</text:span><text:span text:style-name="_32_">y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s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1_">t</text:span><text:span text:style-name="_38_">a</text:span><text:span text:style-name="_31_0">k</text:span><text:span text:style-name="_34_">e</text:span><text:span text:style-name="_37_">n</text:span><text:span text:style-name="_39_"> </text:span><text:span text:style-name="_31_">o</text:span><text:span text:style-name="_35_">f</text:span><text:span text:style-name="_39_">f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1_">t</text:span><text:span text:style-name="_35_">i</text:span><text:span text:style-name="_39_">r</text:span><text:span text:style-name="_31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e</text:span><text:span text:style-name="_39_">r</text:span><text:span text:style-name="_32_">v</text:span><text:span text:style-name="_35_">i</text:span><text:span text:style-name="_31_2">c</text:span><text:span text:style-name="_31_">e</text:span><text:span text:style-name="_35_">.</text:span></text:p>
      <text:p text:style-name="P1"><text:span text:style-name="_31_">"</text:span><text:span text:style-name="_35_">I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u</text:span><text:span text:style-name="_31_1">n</text:span><text:span text:style-name="_33_">p</text:span><text:span text:style-name="_35_">r</text:span><text:span text:style-name="_31_2">o</text:span><text:span text:style-name="_31_">t</text:span><text:span text:style-name="_37_">e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2">a</text:span><text:span text:style-name="_32_">v</text:span><text:span text:style-name="_35_">i</text:span><text:span text:style-name="_31_2">e</text:span><text:span text:style-name="_32_">s</text:span><text:span text:style-name="_35_">t</text:span><text:span text:style-name="_39_"> </text:span><text:span text:style-name="_34_">c</text:span><text:span text:style-name="_37_">a</text:span><text:span text:style-name="_39_">l</text:span><text:span text:style-name="_33_">a</text:span><text:span text:style-name="_35_">m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a</text:span><text:span text:style-name="_33_">p</text:span><text:span text:style-name="_38_">p</text:span><text:span text:style-name="_31_2">e</text:span><text:span text:style-name="_33_">n</text:span><text:span text:style-name="_38_">e</text:span><text:span text:style-name="_31_1">d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s</text:span><text:span text:style-name="_39_"> </text:span><text:span text:style-name="_31_">w</text:span><text:span text:style-name="_38_">a</text:span><text:span text:style-name="_39_">l</text:span><text:span text:style-name="_32_">k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1">e</text:span><text:span text:style-name="_34_">d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!</text:span><text:span text:style-name="_31_"> </text:span><text:span text:style-name="_38_">y</text:span><text:span text:style-name="_31_1">e</text:span><text:span text:style-name="_31_">s</text:span><text:span text:style-name="_35_">,</text:span><text:span text:style-name="_39_"> </text:span><text:span text:style-name="_31_">s</text:span><text:span text:style-name="_35_">i</text:span><text:span text:style-name="_39_">r</text:span><text:span text:style-name="_31_">,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1_1">h</text:span><text:span text:style-name="_31_">i</text:span><text:span text:style-name="_38_">d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a</text:span><text:span text:style-name="_35_">i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:</text:span><text:span text:style-name="_35_"> </text:span><text:span text:style-name="_39_">r</text:span><text:span text:style-name="_31_">i</text:span><text:span text:style-name="_38_">p</text:span><text:span text:style-name="_31_1">p</text:span><text:span text:style-name="_34_">e</text:span><text:span text:style-name="_37_">d</text:span><text:span text:style-name="_39_"> </text:span><text:span text:style-name="_31_">i</text:span><text:span text:style-name="_35_">t</text:span><text:span text:style-name="_39_"> </text:span><text:span text:style-name="_34_">o</text:span><text:span text:style-name="_37_">u</text:span><text:span text:style-name="_39_">t</text:span><text:span text:style-name="_31_">,</text:span><text:span text:style-name="_35_"> </text:span><text:span text:style-name="_39_">t</text:span><text:span text:style-name="_33_">o</text:span><text:span text:style-name="_38_">o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a</text:span><text:span text:style-name="_39_">i</text:span><text:span text:style-name="_31_">l</text:span><text:span text:style-name="_35_">;</text:span><text:span text:style-name="_39_"> </text:span><text:span text:style-name="_32_">s</text:span><text:span text:style-name="_38_">p</text:span><text:span text:style-name="_39_">r</text:span><text:span text:style-name="_31_">i</text:span><text:span text:style-name="_37_">n</text:span><text:span text:style-name="_31_2">g</text:span><text:span text:style-name="_31_">s</text:span><text:span text:style-name="_35_">,</text:span><text:span text:style-name="_39_"> </text:span><text:span text:style-name="_33_">b</text:span><text:span text:style-name="_38_">e</text:span><text:span text:style-name="_39_">l</text:span><text:span text:style-name="_31_">l</text:span><text:span text:style-name="_35_">s</text:span><text:span text:style-name="_39_">,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s</text:span><text:span text:style-name="_31_">,</text:span><text:span text:style-name="_35_"> </text:span><text:span text:style-name="_31_1">b</text:span><text:span text:style-name="_34_">a</text:span><text:span text:style-name="_35_">t</text:span><text:span text:style-name="_39_">t</text:span><text:span text:style-name="_33_">e</text:span><text:span text:style-name="_35_">r</text:span><text:span text:style-name="_31_2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a</text:span><text:span text:style-name="_35_">l</text:span><text:span text:style-name="_39_">l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1_">a</text:span><text:span text:style-name="_35_"> </text:span><text:span text:style-name="_31_2">h</text:span><text:span text:style-name="_33_">u</text:span><text:span text:style-name="_37_">n</text:span><text:span text:style-name="_31_2">d</text:span><text:span text:style-name="_31_">r</text:span><text:span text:style-name="_38_">e</text:span><text:span text:style-name="_31_1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f</text:span><text:span text:style-name="_31_">i</text:span><text:span text:style-name="_35_">f</text:span><text:span text:style-name="_39_">t</text:span><text:span text:style-name="_31_">y</text:span><text:span text:style-name="_35_"> </text:span><text:span text:style-name="_39_">m</text:span><text:span text:style-name="_31_">i</text:span><text:span text:style-name="_35_">l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p</text:span><text:span text:style-name="_31_1">p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;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8_">c</text:span><text:span text:style-name="_39_">l</text:span><text:span text:style-name="_33_">e</text:span><text:span text:style-name="_37_">a</text:span><text:span text:style-name="_31_2">n</text:span><text:span text:style-name="_33_">e</text:span><text:span text:style-name="_38_">d</text:span><text:span text:style-name="_39_"> </text:span><text:span text:style-name="_34_">h</text:span><text:span text:style-name="_37_">e</text:span><text:span text:style-name="_39_">r</text:span><text:span text:style-name="_31_"> </text:span><text:span text:style-name="_37_">o</text:span><text:span text:style-name="_31_2">u</text:span><text:span text:style-name="_31_">t</text:span><text:span text:style-name="_35_">,</text:span><text:span text:style-name="_39_"> </text:span><text:span text:style-name="_33_">b</text:span><text:span text:style-name="_38_">a</text:span><text:span text:style-name="_39_">g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a</text:span><text:span text:style-name="_37_">g</text:span><text:span text:style-name="_31_2">g</text:span><text:span text:style-name="_34_">a</text:span><text:span text:style-name="_37_">g</text:span><text:span text:style-name="_39_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a</text:span><text:span text:style-name="_31_"> </text:span><text:span text:style-name="_36_">v</text:span><text:span text:style-name="_31_2">e</text:span><text:span text:style-name="_34_">s</text:span><text:span text:style-name="_35_">t</text:span><text:span text:style-name="_39_">i</text:span><text:span text:style-name="_33_">g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h</text:span><text:span text:style-name="_37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w</text:span><text:span text:style-name="_33_">e</text:span><text:span text:style-name="_35_">a</text:span><text:span text:style-name="_39_">r</text:span><text:span text:style-name="_31_"> </text:span><text:span text:style-name="_37_">a</text:span><text:span text:style-name="_39_">t</text:span>--<text:span text:style-name="_31_2">s</text:span><text:span text:style-name="_31_">w</text:span><text:span text:style-name="_37_">e</text:span><text:span text:style-name="_31_2">a</text:span><text:span text:style-name="_31_">r</text:span><text:span text:style-name="_35_"> </text:span><text:span text:style-name="_31_1">b</text:span><text:span text:style-name="_34_">y</text:span><text:span text:style-name="_35_">,</text:span><text:span text:style-name="_39_"> </text:span><text:span text:style-name="_31_">I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.</text:span></text:p>
      <text:p text:style-name="P1"><text:span text:style-name="_39_">"</text:span><text:span text:style-name="_31_">W</text:span><text:span text:style-name="_35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a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;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a</text:span><text:span text:style-name="_32_">c</text:span><text:span text:style-name="_38_">c</text:span><text:span text:style-name="_31_1">o</text:span><text:span text:style-name="_31_">m</text:span><text:span text:style-name="_38_">p</text:span><text:span text:style-name="_39_">l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2">o</text:span><text:span text:style-name="_33_">n</text:span><text:span text:style-name="_38_">e</text:span><text:span text:style-name="_31_0">y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1_">f</text:span><text:span text:style-name="_35_">i</text:span><text:span text:style-name="_39_">r</text:span><text:span text:style-name="_31_">m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4_">e</text:span><text:span text:style-name="_37_">d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--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p</text:span><text:span text:style-name="_31_2">a</text:span><text:span text:style-name="_31_">t</text:span><text:span text:style-name="_37_">e</text:span><text:span text:style-name="_31_2">n</text:span><text:span text:style-name="_31_">t</text:span><text:span text:style-name="_35_"> </text:span><text:span text:style-name="_31_0">s</text:span><text:span text:style-name="_34_">p</text:span><text:span text:style-name="_35_">r</text:span><text:span text:style-name="_39_">i</text:span><text:span text:style-name="_33_">n</text:span><text:span text:style-name="_38_">g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i</text:span><text:span text:style-name="_37_">n</text:span><text:span text:style-name="_31_2">d</text:span><text:span text:style-name="_34_">o</text:span><text:span text:style-name="_35_">w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s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2">n</text:span><text:span text:style-name="_33_">e</text:span><text:span text:style-name="_35_">w</text:span><text:span text:style-name="_39_"> </text:span><text:span text:style-name="_34_">p</text:span><text:span text:style-name="_37_">a</text:span><text:span text:style-name="_39_">t</text:span><text:span text:style-name="_33_">e</text:span><text:span text:style-name="_38_">n</text:span><text:span text:style-name="_39_">t</text:span><text:span text:style-name="_31_"> </text:span><text:span text:style-name="_38_">c</text:span><text:span text:style-name="_39_">l</text:span><text:span text:style-name="_33_">o</text:span><text:span text:style-name="_36_">c</text:span><text:span text:style-name="_31_2">k</text:span><text:span text:style-name="_31_"> </text:span><text:span text:style-name="_38_">a</text:span><text:span text:style-name="_39_">t</text:span><text:span text:style-name="_31_">t</text:span><text:span text:style-name="_37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o</text:span><text:span text:style-name="_35_">f</text:span><text:span text:style-name="_39_">f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p</text:span><text:span text:style-name="_34_">u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4_">n</text:span><text:span text:style-name="_37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3_">h</text:span><text:span text:style-name="_38_">u</text:span><text:span text:style-name="_39_">m</text:span><text:span text:style-name="_33_">a</text:span><text:span text:style-name="_38_">n</text:span><text:span text:style-name="_39_"> </text:span><text:span text:style-name="_34_">a</text:span><text:span text:style-name="_36_">s</text:span><text:span text:style-name="_31_2">s</text:span><text:span text:style-name="_31_">i</text:span><text:span text:style-name="_36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s</text:span><text:span text:style-name="_33_">e</text:span><text:span text:style-name="_38_">e</text:span><text:span text:style-name="_39_">m</text:span><text:span text:style-name="_33_">e</text:span><text:span text:style-name="_35_">d</text:span><text:span text:style-name="_39_"> </text:span><text:span text:style-name="_31_">a</text:span><text:span text:style-name="_35_"> </text:span><text:span text:style-name="_31_1">g</text:span><text:span text:style-name="_34_">o</text:span><text:span text:style-name="_37_">o</text:span><text:span text:style-name="_31_2">d</text:span><text:span text:style-name="_31_"> </text:span><text:span text:style-name="_38_">s</text:span><text:span text:style-name="_31_0">c</text:span><text:span text:style-name="_33_">h</text:span><text:span text:style-name="_38_">e</text:span><text:span text:style-name="_39_">m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i</text:span><text:span text:style-name="_38_">s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i</text:span><text:span text:style-name="_37_">n</text:span><text:span text:style-name="_39_">i</text:span><text:span text:style-name="_34_">s</text:span><text:span text:style-name="_38_">h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e</text:span><text:span text:style-name="_38_">n</text:span><text:span text:style-name="_39_"> </text:span><text:span text:style-name="_34_">d</text:span><text:span text:style-name="_37_">a</text:span><text:span text:style-name="_31_0">y</text:span><text:span text:style-name="_34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b</text:span><text:span text:style-name="_33_">e</text:span><text:span text:style-name="_37_">g</text:span><text:span text:style-name="_31_2">a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7_">d</text:span><text:span text:style-name="_39_"> </text:span><text:span text:style-name="_31_">a</text:span><text:span text:style-name="_35_"> </text:span><text:span text:style-name="_31_0">c</text:span><text:span text:style-name="_34_">o</text:span><text:span text:style-name="_37_">u</text:span><text:span text:style-name="_31_2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a</text:span><text:span text:style-name="_31_0">y</text:span><text:span text:style-name="_34_">s</text:span><text:span text:style-name="_35_">;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u</text:span><text:span text:style-name="_35_">m</text:span><text:span text:style-name="_39_">m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 </text:span><text:span text:style-name="_39_">m</text:span><text:span text:style-name="_33_">o</text:span><text:span text:style-name="_38_">v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b</text:span><text:span text:style-name="_31_1">e</text:span><text:span text:style-name="_34_">g</text:span><text:span text:style-name="_37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s</text:span><text:span text:style-name="_31_1">u</text:span><text:span text:style-name="_31_">m</text:span><text:span text:style-name="_35_">m</text:span><text:span text:style-name="_39_">e</text:span><text:span text:style-name="_31_">r</text:span><text:span text:style-name="_35_"> </text:span><text:span text:style-name="_31_0">v</text:span><text:span text:style-name="_34_">a</text:span><text:span text:style-name="_36_">c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7_">n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o</text:span><text:span text:style-name="_34_">u</text:span><text:span text:style-name="_36_">s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a</text:span><text:span text:style-name="_34_">s</text:span><text:span text:style-name="_35_"> </text:span><text:span text:style-name="_31_2">e</text:span><text:span text:style-name="_31_">m</text:span><text:span text:style-name="_37_">p</text:span><text:span text:style-name="_39_">t</text:span><text:span text:style-name="_31_">y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7_">b</text:span><text:span text:style-name="_31_2">e</text:span><text:span text:style-name="_31_">e</text:span><text:span text:style-name="_35_">r</text:span><text:span text:style-name="_39_"> </text:span><text:span text:style-name="_34_">c</text:span><text:span text:style-name="_35_">l</text:span><text:span text:style-name="_31_1">o</text:span><text:span text:style-name="_32_">s</text:span><text:span text:style-name="_38_">e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p</text:span><text:span text:style-name="_39_">r</text:span><text:span text:style-name="_34_">e</text:span><text:span text:style-name="_35_">m</text:span><text:span text:style-name="_39_">i</text:span><text:span text:style-name="_32_">s</text:span><text:span text:style-name="_38_">e</text:span><text:span text:style-name="_39_">s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7_">p</text:span><text:span text:style-name="_31_2">a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s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9_">a</text:span><text:span text:style-name="_31_">t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r</text:span><text:span text:style-name="_34_">e</text:span><text:span text:style-name="_35_">f</text:span><text:span text:style-name="_31_1">u</text:span><text:span text:style-name="_31_">r</text:span><text:span text:style-name="_38_">n</text:span><text:span text:style-name="_39_">i</text:span><text:span text:style-name="_32_">s</text:span><text:span text:style-name="_37_">h</text:span><text:span text:style-name="_31_2">e</text:span><text:span text:style-name="_31_">d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4_">s</text:span><text:span text:style-name="_37_">e</text:span><text:span text:style-name="_39_">n</text:span><text:span text:style-name="_31_">t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u</text:span><text:span text:style-name="_31_">r</text:span><text:span text:style-name="_35_">r</text:span><text:span text:style-name="_39_">y</text:span><text:span text:style-name="_31_"> </text:span><text:span text:style-name="_37_">u</text:span><text:span text:style-name="_31_2">p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t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4_">n</text:span><text:span text:style-name="_35_">i</text:span><text:span text:style-name="_31_0">s</text:span><text:span text:style-name="_33_">h</text:span><text:span text:style-name="_38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j</text:span><text:span text:style-name="_34_">o</text:span><text:span text:style-name="_37_">b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:</text:span><text:span text:style-name="_35_"> </text:span><text:span text:style-name="_39_">'</text:span><text:span text:style-name="_31_">N</text:span><text:span text:style-name="_35_">o</text:span><text:span text:style-name="_39_">w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5_">l</text:span><text:span text:style-name="_31_1">o</text:span><text:span text:style-name="_34_">c</text:span><text:span text:style-name="_36_">k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e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 </text:span><text:span text:style-name="_33_">n</text:span><text:span text:style-name="_35_">i</text:span><text:span text:style-name="_31_2">g</text:span><text:span text:style-name="_31_">h</text:span><text:span text:style-name="_35_">t</text:span><text:span text:style-name="_39_"> </text:span><text:span text:style-name="_31_">a</text:span><text:span text:style-name="_35_">t</text:span><text:span text:style-name="_39_"> </text:span><text:span text:style-name="_31_">1</text:span><text:span text:style-name="_35_">0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o</text:span><text:span text:style-name="_39_">f</text:span><text:span text:style-name="_31_">f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 </text:span><text:span text:style-name="_35_">a</text:span><text:span text:style-name="_39_">t</text:span><text:span text:style-name="_31_"> </text:span><text:span text:style-name="_35_">5</text:span><text:span text:style-name="_39_">:</text:span><text:span text:style-name="_31_">4</text:span><text:span text:style-name="_35_">5</text:span><text:span text:style-name="_39_">.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y</text:span><text:span text:style-name="_34_">o</text:span><text:span text:style-name="_37_">u</text:span><text:span text:style-name="_39_">'</text:span><text:span text:style-name="_34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o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 </text:span><text:span text:style-name="_33_">h</text:span><text:span text:style-name="_38_">e</text:span><text:span text:style-name="_39_">r</text:span><text:span text:style-name="_31_"> </text:span><text:span text:style-name="_37_">u</text:span><text:span text:style-name="_31_2">p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1_"> </text:span><text:span text:style-name="_35_">w</text:span><text:span text:style-name="_31_1">e</text:span><text:span text:style-name="_34_">e</text:span><text:span text:style-name="_35_">k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l</text:span><text:span text:style-name="_31_2">e</text:span><text:span text:style-name="_33_">a</text:span><text:span text:style-name="_36_">v</text:span><text:span text:style-name="_31_2">e</text:span><text:span text:style-name="_31_"> </text:span><text:span text:style-name="_38_">h</text:span><text:span text:style-name="_31_1">e</text:span><text:span text:style-name="_31_">r</text:span><text:span text:style-name="_35_"> </text:span><text:span text:style-name="_31_2">a</text:span><text:span text:style-name="_31_">l</text:span><text:span text:style-name="_37_">o</text:span><text:span text:style-name="_31_2">n</text:span><text:span text:style-name="_33_">e</text:span>--<text:span text:style-name="_31_"> </text:span><text:span text:style-name="_38_">s</text:span><text:span text:style-name="_31_1">h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2_">c</text:span><text:span text:style-name="_38_">a</text:span><text:span text:style-name="_39_">r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3_">h</text:span><text:span text:style-name="_38_">e</text:span><text:span text:style-name="_39_">r</text:span><text:span text:style-name="_34_">s</text:span><text:span text:style-name="_37_">e</text:span><text:span text:style-name="_39_">l</text:span><text:span text:style-name="_31_">f</text:span><text:span text:style-name="_35_">.</text:span><text:span text:style-name="_39_">'</text:span></text:p>
      <text:p text:style-name="P1"><text:span text:style-name="_35_">"</text:span><text:span text:style-name="_39_">A</text:span><text:span text:style-name="_31_">f</text:span><text:span text:style-name="_35_">t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t</text:span><text:span text:style-name="_35_">r</text:span><text:span text:style-name="_31_1">a</text:span><text:span text:style-name="_34_">n</text:span><text:span text:style-name="_38_">q</text:span><text:span text:style-name="_31_1">u</text:span><text:span text:style-name="_31_">i</text:span><text:span text:style-name="_35_">l</text:span><text:span text:style-name="_39_"> </text:span><text:span text:style-name="_32_">s</text:span><text:span text:style-name="_38_">e</text:span><text:span text:style-name="_31_2">a</text:span><text:span text:style-name="_32_">s</text:span><text:span text:style-name="_37_">o</text:span><text:span text:style-name="_31_2">n</text:span><text:span text:style-name="_31_"> </text:span><text:span text:style-name="_37_">d</text:span><text:span text:style-name="_31_2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3_">h</text:span><text:span text:style-name="_38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b</text:span><text:span text:style-name="_31_">i</text:span><text:span text:style-name="_35_">l</text:span><text:span text:style-name="_39_">l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1">p</text:span><text:span text:style-name="_31_">r</text:span><text:span text:style-name="_38_">o</text:span><text:span text:style-name="_31_1">d</text:span><text:span text:style-name="_31_">i</text:span><text:span text:style-name="_38_">g</text:span><text:span text:style-name="_39_">i</text:span><text:span text:style-name="_34_">o</text:span><text:span text:style-name="_37_">u</text:span><text:span text:style-name="_39_">s</text:span><text:span text:style-name="_31_">,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u</text:span><text:span text:style-name="_39_">r</text:span><text:span text:style-name="_32_">s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I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I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p</text:span><text:span text:style-name="_31_2">a</text:span><text:span text:style-name="_31_">y</text:span><text:span text:style-name="_35_"> </text:span><text:span text:style-name="_39_">i</text:span><text:span text:style-name="_31_">t</text:span><text:span text:style-name="_35_"> </text:span><text:span text:style-name="_31_2">u</text:span><text:span text:style-name="_33_">n</text:span><text:span text:style-name="_35_">t</text:span><text:span text:style-name="_39_">i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9_">r</text:span><text:span text:style-name="_32_">y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p</text:span><text:span text:style-name="_35_">r</text:span><text:span text:style-name="_31_1">o</text:span><text:span text:style-name="_34_">v</text:span><text:span text:style-name="_37_">e</text:span><text:span text:style-name="_39_">d</text:span><text:span text:style-name="_31_"> </text:span><text:span text:style-name="_35_">i</text:span><text:span text:style-name="_39_">t</text:span><text:span text:style-name="_34_">s</text:span><text:span text:style-name="_37_">e</text:span><text:span text:style-name="_39_">l</text:span><text:span text:style-name="_31_">f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f</text:span><text:span text:style-name="_31_">l</text:span><text:span text:style-name="_38_">a</text:span><text:span text:style-name="_39_">w</text:span><text:span text:style-name="_31_">l</text:span><text:span text:style-name="_37_">e</text:span><text:span text:style-name="_31_0">s</text:span><text:span text:style-name="_34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4_">s</text:span><text:span text:style-name="_35_">t</text:span><text:span text:style-name="_39_">i</text:span><text:span text:style-name="_33_">p</text:span><text:span text:style-name="_37_">u</text:span><text:span text:style-name="_39_">l</text:span><text:span text:style-name="_34_">a</text:span><text:span text:style-name="_35_">t</text:span><text:span text:style-name="_31_1">e</text:span><text:span text:style-name="_34_">d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8_">h</text:span><text:span text:style-name="_39_">r</text:span><text:span text:style-name="_33_">e</text:span><text:span text:style-name="_35_">e</text:span><text:span text:style-name="_39_"> </text:span><text:span text:style-name="_31_">m</text:span><text:span text:style-name="_38_">o</text:span><text:span text:style-name="_31_1">n</text:span><text:span text:style-name="_31_">t</text:span><text:span text:style-name="_38_">h</text:span><text:span text:style-name="_31_0">s</text:span><text:span text:style-name="_31_">.</text:span><text:span text:style-name="_35_"> </text:span><text:span text:style-name="_39_">S</text:span><text:span text:style-name="_31_">o</text:span><text:span text:style-name="_35_"> </text:span><text:span text:style-name="_39_">I</text:span><text:span text:style-name="_31_"> </text:span><text:span text:style-name="_37_">p</text:span><text:span text:style-name="_31_2">a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w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u</text:span><text:span text:style-name="_36_">z</text:span><text:span text:style-name="_31_2">z</text:span><text:span text:style-name="_31_">i</text:span><text:span text:style-name="_38_">n</text:span><text:span text:style-name="_31_1">g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e</text:span><text:span text:style-name="_31_1">n</text:span><text:span text:style-name="_31_"> </text:span><text:span text:style-name="_35_">t</text:span><text:span text:style-name="_31_2">h</text:span><text:span text:style-name="_33_">o</text:span><text:span text:style-name="_37_">u</text:span><text:span text:style-name="_31_2">s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e</text:span><text:span text:style-name="_31_">e</text:span><text:span text:style-name="_35_"> </text:span><text:span text:style-name="_31_2">s</text:span><text:span text:style-name="_31_">w</text:span><text:span text:style-name="_37_">a</text:span><text:span text:style-name="_39_">r</text:span><text:span text:style-name="_31_">m</text:span><text:span text:style-name="_35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e</text:span><text:span text:style-name="_31_2">n</text:span><text:span text:style-name="_31_"> </text:span><text:span text:style-name="_37_">o</text:span><text:span text:style-name="_39_">'</text:span><text:span text:style-name="_34_">c</text:span><text:span text:style-name="_35_">l</text:span><text:span text:style-name="_31_2">o</text:span><text:span text:style-name="_32_">c</text:span><text:span text:style-name="_35_">k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I</text:span><text:span text:style-name="_39_"> </text:span><text:span text:style-name="_31_">t</text:span><text:span text:style-name="_38_">u</text:span><text:span text:style-name="_39_">r</text:span><text:span text:style-name="_33_">n</text:span><text:span text:style-name="_37_">e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h</text:span><text:span text:style-name="_33_">a</text:span><text:span text:style-name="_37_">n</text:span><text:span text:style-name="_31_2">d</text:span><text:span text:style-name="_31_">s</text:span><text:span text:style-name="_35_"> </text:span><text:span text:style-name="_31_2">a</text:span><text:span text:style-name="_31_">r</text:span><text:span text:style-name="_37_">o</text:span><text:span text:style-name="_31_2">u</text:span><text:span text:style-name="_33_">n</text:span><text:span text:style-name="_35_">d</text:span><text:span text:style-name="_39_"> </text:span><text:span text:style-name="_31_">t</text:span><text:span text:style-name="_35_">w</text:span><text:span text:style-name="_31_1">e</text:span><text:span text:style-name="_31_">l</text:span><text:span text:style-name="_38_">v</text:span><text:span text:style-name="_39_">e</text:span><text:span text:style-name="_31_"> </text:span><text:span text:style-name="_38_">h</text:span><text:span text:style-name="_31_1">o</text:span><text:span text:style-name="_33_">u</text:span><text:span text:style-name="_35_">r</text:span><text:span text:style-name="_31_2">s</text:span><text:span text:style-name="_31_">,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r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;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h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a</text:span><text:span text:style-name="_31_">t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a</text:span><text:span text:style-name="_38_">h</text:span><text:span text:style-name="_31_1">e</text:span><text:span text:style-name="_34_">a</text:span><text:span text:style-name="_35_">d</text:span><text:span text:style-name="_39_"> </text:span><text:span text:style-name="_31_">t</text:span><text:span text:style-name="_35_">w</text:span><text:span text:style-name="_31_1">e</text:span><text:span text:style-name="_31_">l</text:span><text:span text:style-name="_38_">v</text:span><text:span text:style-name="_39_">e</text:span><text:span text:style-name="_31_"> </text:span><text:span text:style-name="_37_">h</text:span><text:span text:style-name="_31_2">o</text:span><text:span text:style-name="_33_">u</text:span><text:span text:style-name="_35_">r</text:span><text:span text:style-name="_31_2">s</text:span><text:span text:style-name="_31_"> </text:span><text:span text:style-name="_38_">o</text:span><text:span text:style-name="_31_1">n</text:span><text:span text:style-name="_32_">c</text:span><text:span text:style-name="_38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4_">h</text:span><text:span text:style-name="_37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4_">o</text:span><text:span text:style-name="_37_">n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s</text:span><text:span text:style-name="_38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n</text:span><text:span text:style-name="_34_">o</text:span><text:span text:style-name="_37_">n</text:span><text:span text:style-name="_31_2">s</text:span><text:span text:style-name="_33_">e</text:span><text:span text:style-name="_38_">n</text:span><text:span text:style-name="_31_2">s</text:span><text:span text:style-name="_33_">e</text:span><text:span text:style-name="_35_"> </text:span><text:span text:style-name="_39_">w</text:span><text:span text:style-name="_33_">e</text:span><text:span text:style-name="_38_">n</text:span><text:span text:style-name="_39_">t</text:span><text:span text:style-name="_31_"> </text:span><text:span text:style-name="_38_">o</text:span><text:span text:style-name="_31_1">n</text:span><text:span text:style-name="_31_"> </text:span><text:span text:style-name="_35_">a</text:span><text:span text:style-name="_39_"> </text:span><text:span text:style-name="_31_">w</text:span><text:span text:style-name="_38_">e</text:span><text:span text:style-name="_31_1">e</text:span><text:span text:style-name="_31_">k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w</text:span><text:span text:style-name="_35_">o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c</text:span><text:span text:style-name="_33_">a</text:span><text:span text:style-name="_35_">m</text:span><text:span text:style-name="_39_">e</text:span><text:span text:style-name="_31_"> </text:span><text:span text:style-name="_38_">u</text:span><text:span text:style-name="_31_1">p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p</text:span><text:span text:style-name="_33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w</text:span><text:span text:style-name="_39_"> </text:span><text:span text:style-name="_34_">c</text:span><text:span text:style-name="_35_">l</text:span><text:span text:style-name="_31_1">o</text:span><text:span text:style-name="_32_">c</text:span><text:span text:style-name="_38_">k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pan text:style-name="_31_">t</text:span><text:span text:style-name="_37_">h</text:span><text:span text:style-name="_39_">r</text:span><text:span text:style-name="_34_">e</text:span><text:span text:style-name="_35_">e</text:span><text:span text:style-name="_39_"> </text:span><text:span text:style-name="_31_">m</text:span><text:span text:style-name="_37_">o</text:span><text:span text:style-name="_31_2">n</text:span><text:span text:style-name="_31_">t</text:span><text:span text:style-name="_38_">h</text:span><text:span text:style-name="_31_0">s</text:span><text:span text:style-name="_31_"> </text:span><text:span text:style-name="_38_">d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2">c</text:span><text:span text:style-name="_31_">l</text:span><text:span text:style-name="_37_">o</text:span><text:span text:style-name="_31_2">c</text:span><text:span text:style-name="_32_">k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2">a</text:span><text:span text:style-name="_31_">l</text:span><text:span text:style-name="_35_">w</text:span><text:span text:style-name="_31_1">a</text:span><text:span text:style-name="_34_">y</text:span><text:span text:style-name="_36_">s</text:span><text:span text:style-name="_39_"> </text:span><text:span text:style-name="_31_">a</text:span><text:span text:style-name="_35_"> </text:span><text:span text:style-name="_39_">f</text:span><text:span text:style-name="_33_">a</text:span><text:span text:style-name="_35_">i</text:span><text:span text:style-name="_39_">l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H</text:span><text:span text:style-name="_31_">i</text:span><text:span text:style-name="_35_">s</text:span><text:span text:style-name="_39_"> </text:span><text:span text:style-name="_34_">c</text:span><text:span text:style-name="_35_">l</text:span><text:span text:style-name="_31_1">o</text:span><text:span text:style-name="_34_">c</text:span><text:span text:style-name="_36_">k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3_">p</text:span><text:span text:style-name="_38_">e</text:span><text:span text:style-name="_39_">r</text:span><text:span text:style-name="_34_">v</text:span><text:span text:style-name="_37_">e</text:span><text:span text:style-name="_39_">r</text:span><text:span text:style-name="_32_">s</text:span><text:span text:style-name="_38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6_">c</text:span><text:span text:style-name="_39_">t</text:span><text:span text:style-name="_31_">: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3_">o</text:span><text:span text:style-name="_38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d</text:span><text:span text:style-name="_31_2">a</text:span><text:span text:style-name="_34_">y</text:span><text:span text:style-name="_35_">t</text:span><text:span text:style-name="_39_">i</text:span><text:span text:style-name="_31_">m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p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a</text:span><text:span text:style-name="_35_">t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;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f</text:span><text:span text:style-name="_37_">o</text:span><text:span text:style-name="_39_">r</text:span><text:span text:style-name="_34_">c</text:span><text:span text:style-name="_37_">e</text:span><text:span text:style-name="_31_2">d</text:span><text:span text:style-name="_31_"> </text:span><text:span text:style-name="_35_">i</text:span><text:span text:style-name="_39_">t</text:span><text:span text:style-name="_31_"> </text:span><text:span text:style-name="_38_">o</text:span><text:span text:style-name="_31_1">n</text:span><text:span text:style-name="_31_"> </text:span><text:span text:style-name="_36_">y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l</text:span><text:span text:style-name="_39_">f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n</text:span><text:span text:style-name="_31_1">u</text:span><text:span text:style-name="_31_">t</text:span><text:span text:style-name="_35_">e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1">b</text:span><text:span text:style-name="_34_">a</text:span><text:span text:style-name="_36_">c</text:span><text:span text:style-name="_31_2">k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4_">u</text:span><text:span text:style-name="_35_">r</text:span><text:span text:style-name="_31_1">n</text:span><text:span text:style-name="_33_">e</text:span><text:span text:style-name="_38_">d</text:span><text:span text:style-name="_39_">.</text:span></text:p>
      <text:p text:style-name="P1"><text:span text:style-name="_35_">"</text:span><text:span text:style-name="_39_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9_">i</text:span><text:span text:style-name="_34_">s</text:span><text:span text:style-name="_35_">t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--<text:span text:style-name="_31_2">e</text:span><text:span text:style-name="_32_">v</text:span><text:span text:style-name="_37_">e</text:span><text:span text:style-name="_39_">r</text:span><text:span text:style-name="_34_">y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t</text:span><text:span text:style-name="_39_"> </text:span><text:span text:style-name="_34_">h</text:span><text:span text:style-name="_37_">a</text:span><text:span text:style-name="_31_2">p</text:span><text:span text:style-name="_33_">p</text:span><text:span text:style-name="_38_">e</text:span><text:span text:style-name="_31_1">n</text:span><text:span text:style-name="_33_">e</text:span><text:span text:style-name="_38_">d</text:span><text:span text:style-name="_39_">;</text:span><text:span text:style-name="_31_"> </text:span><text:span text:style-name="_37_">n</text:span><text:span text:style-name="_31_2">o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4_">e</text:span><text:span text:style-name="_36_">x</text:span><text:span text:style-name="_39_">t</text:span><text:span text:style-name="_34_">e</text:span><text:span text:style-name="_37_">n</text:span><text:span text:style-name="_31_1">u</text:span><text:span text:style-name="_34_">a</text:span><text:span text:style-name="_35_">t</text:span><text:span text:style-name="_31_2">e</text:span><text:span text:style-name="_33_">d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n</text:span><text:span text:style-name="_31_1">a</text:span><text:span text:style-name="_33_">u</text:span><text:span text:style-name="_38_">g</text:span><text:span text:style-name="_39_">h</text:span><text:span text:style-name="_31_">t</text:span><text:span text:style-name="_35_"> </text:span><text:span text:style-name="_31_2">s</text:span><text:span text:style-name="_33_">e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m</text:span><text:span text:style-name="_33_">a</text:span><text:span text:style-name="_35_">l</text:span><text:span text:style-name="_39_">i</text:span><text:span text:style-name="_34_">c</text:span><text:span text:style-name="_35_">e</text:span><text:span text:style-name="_39_">.</text:span><text:span text:style-name="_31_"> </text:span><text:span text:style-name="_35_">Y</text:span><text:span text:style-name="_31_1">e</text:span><text:span text:style-name="_34_">s</text:span><text:span text:style-name="_35_">,</text:span><text:span text:style-name="_39_"> </text:span><text:span text:style-name="_31_">s</text:span><text:span text:style-name="_35_">i</text:span><text:span text:style-name="_39_">r</text:span><text:span text:style-name="_31_">,</text:span>--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6_">s</text:span><text:span text:style-name="_39_">l</text:span><text:span text:style-name="_34_">e</text:span><text:span text:style-name="_35_">p</text:span><text:span text:style-name="_39_">t</text:span><text:span text:style-name="_31_"> </text:span><text:span text:style-name="_37_">n</text:span><text:span text:style-name="_39_">i</text:span><text:span text:style-name="_34_">n</text:span><text:span text:style-name="_35_">e</text:span><text:span text:style-name="_39_"> </text:span><text:span text:style-name="_32_">y</text:span><text:span text:style-name="_38_">e</text:span><text:span text:style-name="_31_2">a</text:span><text:span text:style-name="_31_">r</text:span><text:span text:style-name="_36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a</text:span><text:span text:style-name="_31_">i</text:span><text:span text:style-name="_38_">n</text:span><text:span text:style-name="_39_">t</text:span><text:span text:style-name="_33_">a</text:span><text:span text:style-name="_35_">i</text:span><text:span text:style-name="_31_2">n</text:span><text:span text:style-name="_33_">e</text:span><text:span text:style-name="_38_">d</text:span><text:span text:style-name="_39_"> </text:span><text:span text:style-name="_34_">a</text:span><text:span text:style-name="_37_">n</text:span><text:span text:style-name="_39_"> </text:span><text:span text:style-name="_34_">e</text:span><text:span text:style-name="_36_">x</text:span><text:span text:style-name="_31_1">p</text:span><text:span text:style-name="_34_">e</text:span><text:span text:style-name="_37_">n</text:span><text:span text:style-name="_31_2">s</text:span><text:span text:style-name="_31_">i</text:span><text:span text:style-name="_38_">v</text:span><text:span text:style-name="_31_1">e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p</text:span><text:span text:style-name="_31_">r</text:span><text:span text:style-name="_38_">o</text:span><text:span text:style-name="_39_">t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m</text:span><text:span text:style-name="_35_">i</text:span><text:span text:style-name="_31_2">n</text:span><text:span text:style-name="_33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8_">s</text:span><text:span text:style-name="_31_1">o</text:span><text:span text:style-name="_31_">l</text:span><text:span text:style-name="_35_">e</text:span><text:span text:style-name="_39_"> </text:span><text:span text:style-name="_32_">c</text:span><text:span text:style-name="_38_">o</text:span><text:span text:style-name="_31_2">s</text:span><text:span text:style-name="_31_">t</text:span>--<text:span text:style-name="_31_">f</text:span><text:span text:style-name="_37_">o</text:span><text:span text:style-name="_39_">r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8_">d</text:span>---<text:span text:style-name="_31_1">d</text:span><text:span text:style-name="_31_"> </text:span><text:span text:style-name="_36_">c</text:span><text:span text:style-name="_31_2">e</text:span><text:span text:style-name="_31_">n</text:span><text:span text:style-name="_35_">t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1_">I</text:span><text:span text:style-name="_35_"> </text:span><text:span text:style-name="_31_1">e</text:span><text:span text:style-name="_34_">v</text:span><text:span text:style-name="_35_">e</text:span><text:span text:style-name="_39_">r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T</text:span><text:span text:style-name="_31_">H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3_">n</text:span><text:span text:style-name="_35_">t</text:span><text:span text:style-name="_39_">r</text:span><text:span text:style-name="_31_">i</text:span><text:span text:style-name="_38_">b</text:span><text:span text:style-name="_31_2">u</text:span><text:span text:style-name="_31_">t</text:span><text:span text:style-name="_37_">e</text:span>--<text:span text:style-name="_35_">I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6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8_">a</text:span><text:span text:style-name="_39_">m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e</text:span><text:span text:style-name="_34_">n</text:span><text:span text:style-name="_38_">o</text:span><text:span text:style-name="_31_1">u</text:span><text:span text:style-name="_34_">g</text:span><text:span text:style-name="_37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p</text:span><text:span text:style-name="_39_">i</text:span><text:span text:style-name="_33_">e</text:span><text:span text:style-name="_35_">;</text:span><text:span text:style-name="_39_"> </text:span><text:span text:style-name="_34_">s</text:span><text:span text:style-name="_37_">o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f</text:span><text:span text:style-name="_35_">u</text:span><text:span text:style-name="_39_">l</text:span><text:span text:style-name="_31_">l</text:span><text:span text:style-name="_35_"> </text:span><text:span text:style-name="_31_2">c</text:span><text:span text:style-name="_33_">o</text:span><text:span text:style-name="_37_">n</text:span><text:span text:style-name="_31_2">s</text:span><text:span text:style-name="_34_">e</text:span><text:span text:style-name="_37_">n</text:span><text:span text:style-name="_39_">t</text:span><text:span text:style-name="_31_"> </text:span><text:span text:style-name="_35_">I</text:span><text:span text:style-name="_39_"> </text:span><text:span text:style-name="_31_">t</text:span><text:span text:style-name="_37_">o</text:span><text:span text:style-name="_31_2">o</text:span><text:span text:style-name="_31_">k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4_">o</text:span><text:span text:style-name="_37_">u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r</text:span><text:span text:style-name="_38_">a</text:span><text:span text:style-name="_31_1">d</text:span><text:span text:style-name="_33_">e</text:span><text:span text:style-name="_38_">d</text:span><text:span text:style-name="_39_"> 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8_">d</text:span><text:span text:style-name="_31_1">o</text:span><text:span text:style-name="_31_">g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h</text:span><text:span text:style-name="_31_">o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o</text:span><text:span text:style-name="_31_">g</text:span><text:span text:style-name="_35_">.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T</text:span><text:span text:style-name="_35_">w</text:span><text:span text:style-name="_31_2">a</text:span><text:span text:style-name="_31_">i</text:span><text:span text:style-name="_37_">n</text:span><text:span text:style-name="_39_">;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2">g</text:span><text:span text:style-name="_32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0">s</text:span><text:span text:style-name="_34_">o</text:span><text:span text:style-name="_35_">l</text:span><text:span text:style-name="_31_1">e</text:span><text:span text:style-name="_31_">l</text:span><text:span text:style-name="_38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4_">e</text:span><text:span text:style-name="_36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.</text:span><text:span text:style-name="_39_"> </text:span><text:span text:style-name="_31_">Y</text:span><text:span text:style-name="_37_">e</text:span><text:span text:style-name="_31_2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<text:span text:style-name="_31_"> </text:span><text:span text:style-name="_35_">a</text:span><text:span text:style-name="_39_"> </text:span><text:span text:style-name="_33_">b</text:span><text:span text:style-name="_38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1_0">c</text:span><text:span text:style-name="_34_">o</text:span><text:span text:style-name="_35_">m</text:span><text:span text:style-name="_31_2">b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p</text:span><text:span text:style-name="_38_">e</text:span><text:span text:style-name="_39_">r</text:span><text:span text:style-name="_34_">s</text:span><text:span text:style-name="_37_">o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o</text:span><text:span text:style-name="_31_1">b</text:span><text:span text:style-name="_31_">j</text:span><text:span text:style-name="_37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a</text:span><text:span text:style-name="_35_"> </text:span><text:span text:style-name="_39_">f</text:span><text:span text:style-name="_31_">i</text:span><text:span text:style-name="_35_">r</text:span><text:span text:style-name="_39_">e</text:span><text:span text:style-name="_31_">,</text:span><text:span text:style-name="_35_"> </text:span><text:span text:style-name="_39_">a</text:span><text:span text:style-name="_31_"> </text:span><text:span text:style-name="_35_">r</text:span><text:span text:style-name="_39_">i</text:span><text:span text:style-name="_31_">o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r</text:span><text:span text:style-name="_35_">e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3_">n</text:span><text:span text:style-name="_38_">o</text:span><text:span text:style-name="_31_1">n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e</text:span><text:span text:style-name="_31_1">n</text:span><text:span text:style-name="_34_">s</text:span><text:span text:style-name="_38_">a</text:span><text:span text:style-name="_39_">t</text:span><text:span text:style-name="_31_">i</text:span><text:span text:style-name="_37_">n</text:span><text:span text:style-name="_39_">g</text:span><text:span text:style-name="_31_"> </text:span><text:span text:style-name="_37_">a</text:span><text:span text:style-name="_31_2">d</text:span><text:span text:style-name="_32_">v</text:span><text:span text:style-name="_38_">a</text:span><text:span text:style-name="_31_2">n</text:span><text:span text:style-name="_31_">t</text:span><text:span text:style-name="_37_">a</text:span><text:span text:style-name="_31_1">g</text:span><text:span text:style-name="_34_">e</text:span><text:span text:style-name="_35_">s</text:span><text:span text:style-name="_39_">,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r</text:span><text:span text:style-name="_31_"> </text:span><text:span text:style-name="_38_">a</text:span><text:span text:style-name="_31_1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c</text:span><text:span text:style-name="_37_">u</text:span><text:span text:style-name="_31_0">s</text:span><text:span text:style-name="_31_">t</text:span><text:span text:style-name="_38_">o</text:span><text:span text:style-name="_39_">m</text:span><text:span text:style-name="_33_">a</text:span><text:span text:style-name="_35_">r</text:span><text:span text:style-name="_39_">i</text:span><text:span text:style-name="_31_">l</text:span><text:span text:style-name="_38_">y</text:span><text:span text:style-name="_39_"> </text:span><text:span text:style-name="_34_">b</text:span><text:span text:style-name="_37_">e</text:span><text:span text:style-name="_39_">l</text:span><text:span text:style-name="_33_">o</text:span><text:span text:style-name="_38_">n</text:span><text:span text:style-name="_39_">g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oft-page-break/><text:span text:style-name="_31_0">c</text:span><text:span text:style-name="_34_">o</text:span><text:span text:style-name="_35_">m</text:span><text:span text:style-name="_31_2">b</text:span><text:span text:style-name="_31_">i</text:span><text:span text:style-name="_37_">n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G</text:span><text:span text:style-name="_38_">o</text:span><text:span text:style-name="_31_1">o</text:span><text:span text:style-name="_34_">d</text:span>-<text:span text:style-name="_31_1">b</text:span><text:span text:style-name="_31_">y</text:span><text:span text:style-name="_35_">:</text:span><text:span text:style-name="_39_"> </text:span><text:span text:style-name="_31_">I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8_">h</text:span><text:span text:style-name="_31_1">e</text:span><text:span text:style-name="_31_">r</text:span><text:span text:style-name="_35_">e</text:span><text:span text:style-name="_39_">.</text:span><text:span text:style-name="_31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70"/>
    <meta:generator>OpenOffice/4.0.1$Win32 OpenOffice.org_project/401m5$Build-9714</meta:generator>
  </office:meta>
</office:document-meta>
</file>